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C9C6AAC4636608146E.png" manifest:media-type="image/png"/>
  <manifest:file-entry manifest:full-path="Pictures/10000001000002BC000001C91F377CDBF3378725.png" manifest:media-type="image/png"/>
  <manifest:file-entry manifest:full-path="Pictures/100000000000005800000058B31CDE83E726A4F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26cm" svg:stroke-color="#ffffff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top" fo:min-height="1.71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solid" draw:fill-color="#d8d8d8" draw:shadow="hidden"/>
    </style:style>
    <style:style style:name="gr8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solid" draw:fill-color="#ff0000" draw:shadow="hidden"/>
    </style:style>
    <style:style style:name="gr10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top" fo:min-height="2.118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top" fo:min-height="2.17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top" fo:min-height="1.173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395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top" fo:min-height="1.707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top" fo:min-height="2.658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20" style:family="graphic" style:parent-style-name="standard">
      <style:graphic-properties draw:stroke="none" draw:fill="none" draw:textarea-vertical-align="top" fo:min-height="2.208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406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2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24" style:family="graphic" style:parent-style-name="standard">
      <style:graphic-properties draw:stroke="none" draw:fill="none" draw:textarea-vertical-align="middle" fo:min-height="0.405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227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solid" svg:stroke-width="0.053cm" svg:stroke-color="#ffffff" svg:stroke-opacity="100%" draw:stroke-linejoin="round" svg:stroke-linecap="round" draw:fill="none" fo:padding-top="0.151cm" fo:padding-bottom="0.151cm" fo:padding-left="0.276cm" fo:padding-right="0.276cm"/>
    </style:style>
    <style:style style:name="gr27" style:family="graphic" style:parent-style-name="standard">
      <style:graphic-properties draw:stroke="none" draw:fill="none" draw:textarea-vertical-align="middle" fo:min-height="0.411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248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832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d8d8d8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solid" draw:fill-color="#ff0000"/>
    </style:style>
    <style:style style:name="T1" style:family="text">
      <style:text-properties fo:color="#ffffff" loext:opacity="100%" style:font-name="Calibri" fo:font-size="11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3" style:family="text">
      <style:text-properties fo:color="#ffffff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4" style:family="text">
      <style:text-properties fo:color="#ffffff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ffffff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6" style:family="text">
      <style:text-properties fo:color="#ffffff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000000" loext:opacity="100%" style:font-name="Calibri" fo:font-size="7pt" fo:font-weight="bold" style:font-name-asian="Calibri" style:font-size-asian="7pt" style:font-weight-asian="bold" style:font-name-complex="Calibri" style:font-size-complex="7pt" style:font-weight-complex="bold"/>
    </style:style>
    <style:style style:name="T8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layout" svg:width="4.407cm" svg:height="2.304cm" svg:x="2.233cm" svg:y="17.85cm" svg:viewBox="0 0 4408 2305" svg:d="M3 2002c-2 12-3 24-3 36 0 47 13 93 36 133 23 41 57 74 98 98 40 23 86 36 133 36 12 0 24-1 36-3h3802c12 2 25 3 38 3 46 0 92-13 132-36s74-57 97-97 36-86 36-133c0-12-1-25-3-37v-2002h-4402z">
            <text:p/>
          </draw:path>
          <draw:path draw:style-name="gr2" draw:text-style-name="P2" draw:layer="layout" svg:width="4.407cm" svg:height="2.304cm" svg:x="2.233cm" svg:y="17.85cm" svg:viewBox="0 0 4408 2305" svg:d="M3 2002c-2 12-3 24-3 36 0 47 13 93 36 133 23 41 57 74 98 98 40 23 86 36 133 36 12 0 24-1 36-3h3802c12 2 25 3 38 3 46 0 92-13 132-36s74-57 97-97 36-86 36-133c0-12-1-25-3-37v-2002h-4402z">
            <text:p/>
          </draw:path>
        </draw:g>
        <draw:g>
          <draw:path draw:style-name="gr1" draw:text-style-name="P1" draw:layer="layout" svg:width="4.406cm" svg:height="0.503cm" svg:x="3.028cm" svg:y="19.241cm" svg:viewBox="0 0 4407 504" svg:d="M2 504h4402v-200c2-14 3-27 3-41 0-46-12-91-35-131s-56-74-96-97-86-35-132-35c-13 0-27 1-40 3h-3802c-10-1-21-2-32-2-47 0-94 13-135 36-41 24-75 58-99 99-23 42-36 88-36 136 0 10 1 21 2 32z">
            <text:p/>
          </draw:path>
          <draw:path draw:style-name="gr2" draw:text-style-name="P2" draw:layer="layout" svg:width="4.406cm" svg:height="0.503cm" svg:x="3.028cm" svg:y="19.241cm" svg:viewBox="0 0 4407 504" svg:d="M2 504h4402v-200c2-14 3-27 3-41 0-46-12-91-35-131s-56-74-96-97-86-35-132-35c-13 0-27 1-40 3h-3802c-10-1-21-2-32-2-47 0-94 13-135 36-41 24-75 58-99 99-23 42-36 88-36 136 0 10 1 21 2 32z">
            <text:p/>
          </draw:path>
        </draw:g>
        <draw:frame draw:style-name="gr3" draw:layer="layout" svg:width="27.256cm" svg:height="17.794cm" svg:x="1.809cm" svg:y="1.706cm">
          <draw:image xlink:href="Pictures/10000001000002BC000001C9C6AAC4636608146E.png" xlink:type="simple" xlink:show="embed" xlink:actuate="onLoad" draw:mime-type="image/png">
            <text:p/>
          </draw:image>
        </draw:frame>
        <draw:g>
          <draw:polygon draw:style-name="gr4" draw:text-style-name="P3" draw:layer="layout" svg:width="1cm" svg:height="1.1cm" svg:x="20.68cm" svg:y="2.75cm" svg:viewBox="0 0 1001 1101" draw:points="0,1101 1001,1101 1001,0 0,0">
            <text:p/>
          </draw:polygon>
          <draw:polygon draw:style-name="gr5" draw:text-style-name="P2" draw:layer="layout" svg:width="1cm" svg:height="1.1cm" svg:x="20.68cm" svg:y="2.75cm" svg:viewBox="0 0 1001 1101" draw:points="0,1101 1001,1101 1001,0 0,0">
            <text:p/>
          </draw:polygon>
        </draw:g>
        <draw:frame draw:style-name="gr3" draw:layer="layout" svg:width="25.346cm" svg:height="16.547cm" svg:x="0.635cm" svg:y="22.227cm">
          <draw:image xlink:href="Pictures/10000001000002BC000001C91F377CDBF3378725.png" xlink:type="simple" xlink:show="embed" xlink:actuate="onLoad" draw:mime-type="image/png">
            <text:p/>
          </draw:image>
        </draw:frame>
        <draw:g>
          <draw:path draw:style-name="gr1" draw:text-style-name="P1" draw:layer="layout" svg:width="4.106cm" svg:height="0.503cm" svg:x="14.178cm" svg:y="23.858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4.178cm" svg:y="23.858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6cm" svg:height="1.362cm" svg:x="14.178cm" svg:y="24.362cm" svg:viewBox="0 0 4107 1363" svg:d="M2 1061c-2 12-2 23-2 35 0 47 12 93 35 133 24 41 57 74 98 98 40 23 86 35 133 35 12 0 24 0 36-2h3502c12 2 25 3 37 3 47 0 93-13 133-36s74-57 97-97 36-86 36-133c0-12-1-24-3-36v-1061h-4102z">
            <text:p/>
          </draw:path>
          <draw:path draw:style-name="gr2" draw:text-style-name="P2" draw:layer="layout" svg:width="4.106cm" svg:height="1.362cm" svg:x="14.178cm" svg:y="24.362cm" svg:viewBox="0 0 4107 1363" svg:d="M2 1061c-2 12-2 23-2 35 0 47 12 93 35 133 24 41 57 74 98 98 40 23 86 35 133 35 12 0 24 0 36-2h3502c12 2 25 3 37 3 47 0 93-13 133-36s74-57 97-97 36-86 36-133c0-12-1-24-3-36v-1061h-4102z">
            <text:p/>
          </draw:path>
        </draw:g>
        <draw:frame draw:style-name="gr6" draw:text-style-name="P2" draw:layer="layout" svg:width="4.1cm" svg:height="1.86cm" svg:x="14.18cm" svg:y="23.862cm">
          <draw:text-box>
            <text:p text:style-name="P4"><text:span text:style-name="T1">TGL 4</text:span></text:p>
          </draw:text-box>
        </draw:frame>
        <draw:g>
          <draw:g>
            <draw:polygon draw:style-name="gr7" draw:text-style-name="P5" draw:layer="layout" svg:width="4.1cm" svg:height="0.55cm" svg:x="14.18cm" svg:y="24.362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4.362cm" svg:viewBox="0 0 4101 551" draw:points="0,551 4101,551 4101,0 0,0">
              <text:p/>
            </draw:polygon>
          </draw:g>
          <draw:frame draw:style-name="gr8" draw:text-style-name="P2" draw:layer="layout" svg:width="4.1cm" svg:height="0.55cm" svg:x="14.18cm" svg:y="24.362cm">
            <draw:text-box>
              <text:p text:style-name="P6"><text:span text:style-name="T2">B18:</text:span></text:p>
            </draw:text-box>
          </draw:frame>
        </draw:g>
        <draw:g>
          <draw:g>
            <draw:polygon draw:style-name="gr7" draw:text-style-name="P5" draw:layer="layout" svg:width="4.1cm" svg:height="0.55cm" svg:x="14.18cm" svg:y="24.862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4.862cm" svg:viewBox="0 0 4101 551" draw:points="0,551 4101,551 4101,0 0,0">
              <text:p/>
            </draw:polygon>
          </draw:g>
          <draw:frame draw:style-name="gr8" draw:text-style-name="P2" draw:layer="layout" svg:width="4.1cm" svg:height="0.55cm" svg:x="14.18cm" svg:y="24.862cm">
            <draw:text-box>
              <text:p text:style-name="P6"><text:span text:style-name="T2">B19:</text:span></text:p>
            </draw:text-box>
          </draw:frame>
        </draw:g>
        <draw:g>
          <draw:g>
            <draw:polygon draw:style-name="gr9" draw:text-style-name="P7" draw:layer="layout" svg:width="0.6cm" svg:height="0.5cm" svg:x="17.68cm" svg:y="24.362cm" svg:viewBox="0 0 601 501" draw:points="0,501 601,501 601,0 0,0">
              <text:p/>
            </draw:polygon>
            <draw:polygon draw:style-name="gr2" draw:text-style-name="P2" draw:layer="layout" svg:width="0.6cm" svg:height="0.5cm" svg:x="17.68cm" svg:y="24.362cm" svg:viewBox="0 0 601 501" draw:points="0,501 601,501 601,0 0,0">
              <text:p/>
            </draw:polygon>
          </draw:g>
          <draw:frame draw:style-name="gr10" draw:text-style-name="P2" draw:layer="layout" svg:width="0.6cm" svg:height="0.5cm" svg:x="17.68cm" svg:y="24.362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6cm" svg:height="0.55cm" svg:x="17.68cm" svg:y="24.862cm" svg:viewBox="0 0 601 551" draw:points="0,551 601,551 601,0 0,0">
              <text:p/>
            </draw:polygon>
            <draw:polygon draw:style-name="gr2" draw:text-style-name="P2" draw:layer="layout" svg:width="0.6cm" svg:height="0.55cm" svg:x="17.68cm" svg:y="24.862cm" svg:viewBox="0 0 601 551" draw:points="0,551 601,551 601,0 0,0">
              <text:p/>
            </draw:polygon>
          </draw:g>
          <draw:frame draw:style-name="gr8" draw:text-style-name="P2" draw:layer="layout" svg:width="0.6cm" svg:height="0.55cm" svg:x="17.68cm" svg:y="24.862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106cm" svg:height="0.503cm" svg:x="14.178cm" svg:y="25.853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4.178cm" svg:y="25.853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7cm" svg:height="1.363cm" svg:x="14.178cm" svg:y="26.356cm" svg:viewBox="0 0 4108 1364" svg:d="M3 1060c-2 12-3 25-3 37 0 47 13 93 36 133 23 41 57 75 97 98 41 23 87 36 133 36 13 0 25-1 37-3h3502c12 2 25 3 38 3 46 0 92-13 132-36 41-23 74-57 97-97 24-40 36-86 36-132 0-13-1-26-3-39v-1060h-4102z">
            <text:p/>
          </draw:path>
          <draw:path draw:style-name="gr2" draw:text-style-name="P2" draw:layer="layout" svg:width="4.107cm" svg:height="1.363cm" svg:x="14.178cm" svg:y="26.356cm" svg:viewBox="0 0 4108 1364" svg:d="M3 1060c-2 12-3 25-3 37 0 47 13 93 36 133 23 41 57 75 97 98 41 23 87 36 133 36 13 0 25-1 37-3h3502c12 2 25 3 38 3 46 0 92-13 132-36 41-23 74-57 97-97 24-40 36-86 36-132 0-13-1-26-3-39v-1060h-4102z">
            <text:p/>
          </draw:path>
        </draw:g>
        <draw:frame draw:style-name="gr6" draw:text-style-name="P2" draw:layer="layout" svg:width="4.1cm" svg:height="1.86cm" svg:x="14.18cm" svg:y="25.856cm">
          <draw:text-box>
            <text:p text:style-name="P4"><text:span text:style-name="T1">TGL 3</text:span></text:p>
          </draw:text-box>
        </draw:frame>
        <draw:g>
          <draw:g>
            <draw:polygon draw:style-name="gr7" draw:text-style-name="P5" draw:layer="layout" svg:width="4.06cm" svg:height="0.55cm" svg:x="14.18cm" svg:y="26.356cm" svg:viewBox="0 0 4061 551" draw:points="0,551 4061,551 4061,0 0,0">
              <text:p/>
            </draw:polygon>
            <draw:polygon draw:style-name="gr2" draw:text-style-name="P2" draw:layer="layout" svg:width="4.06cm" svg:height="0.55cm" svg:x="14.18cm" svg:y="26.356cm" svg:viewBox="0 0 4061 551" draw:points="0,551 4061,551 4061,0 0,0">
              <text:p/>
            </draw:polygon>
          </draw:g>
          <draw:frame draw:style-name="gr8" draw:text-style-name="P2" draw:layer="layout" svg:width="4.06cm" svg:height="0.55cm" svg:x="14.18cm" svg:y="26.356cm">
            <draw:text-box>
              <text:p text:style-name="P6"><text:span text:style-name="T2">B16:</text:span></text:p>
            </draw:text-box>
          </draw:frame>
        </draw:g>
        <draw:g>
          <draw:g>
            <draw:polygon draw:style-name="gr7" draw:text-style-name="P5" draw:layer="layout" svg:width="4.06cm" svg:height="0.55cm" svg:x="14.18cm" svg:y="26.856cm" svg:viewBox="0 0 4061 551" draw:points="0,551 4061,551 4061,0 0,0">
              <text:p/>
            </draw:polygon>
            <draw:polygon draw:style-name="gr2" draw:text-style-name="P2" draw:layer="layout" svg:width="4.06cm" svg:height="0.55cm" svg:x="14.18cm" svg:y="26.856cm" svg:viewBox="0 0 4061 551" draw:points="0,551 4061,551 4061,0 0,0">
              <text:p/>
            </draw:polygon>
          </draw:g>
          <draw:frame draw:style-name="gr8" draw:text-style-name="P2" draw:layer="layout" svg:width="4.06cm" svg:height="0.55cm" svg:x="14.18cm" svg:y="26.856cm">
            <draw:text-box>
              <text:p text:style-name="P6"><text:span text:style-name="T2">B17:</text:span></text:p>
            </draw:text-box>
          </draw:frame>
        </draw:g>
        <draw:g>
          <draw:g>
            <draw:polygon draw:style-name="gr9" draw:text-style-name="P7" draw:layer="layout" svg:width="0.595cm" svg:height="0.5cm" svg:x="17.68cm" svg:y="26.356cm" svg:viewBox="0 0 596 501" draw:points="0,501 596,501 596,0 0,0">
              <text:p/>
            </draw:polygon>
            <draw:polygon draw:style-name="gr2" draw:text-style-name="P2" draw:layer="layout" svg:width="0.595cm" svg:height="0.5cm" svg:x="17.68cm" svg:y="26.356cm" svg:viewBox="0 0 596 501" draw:points="0,501 596,501 596,0 0,0">
              <text:p/>
            </draw:polygon>
          </draw:g>
          <draw:frame draw:style-name="gr10" draw:text-style-name="P2" draw:layer="layout" svg:width="0.595cm" svg:height="0.5cm" svg:x="17.68cm" svg:y="26.356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595cm" svg:height="0.55cm" svg:x="17.68cm" svg:y="26.856cm" svg:viewBox="0 0 596 551" draw:points="0,551 596,551 596,0 0,0">
              <text:p/>
            </draw:polygon>
            <draw:polygon draw:style-name="gr2" draw:text-style-name="P2" draw:layer="layout" svg:width="0.595cm" svg:height="0.55cm" svg:x="17.68cm" svg:y="26.856cm" svg:viewBox="0 0 596 551" draw:points="0,551 596,551 596,0 0,0">
              <text:p/>
            </draw:polygon>
          </draw:g>
          <draw:frame draw:style-name="gr8" draw:text-style-name="P2" draw:layer="layout" svg:width="0.595cm" svg:height="0.55cm" svg:x="17.68cm" svg:y="26.856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106cm" svg:height="0.503cm" svg:x="14.178cm" svg:y="27.838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4.178cm" svg:y="27.838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7cm" svg:height="1.304cm" svg:x="14.178cm" svg:y="28.341cm" svg:viewBox="0 0 4108 1305" svg:d="M3 1001c-2 12-3 25-3 37 0 47 13 93 36 133 23 41 57 74 97 98 41 23 87 36 133 36 13 0 25-1 37-3h3502c12 2 25 3 38 3 46 0 92-13 132-36 41-23 74-57 97-97 24-40 36-86 36-133 0-13-1-26-3-38v-1001h-4102z">
            <text:p/>
          </draw:path>
          <draw:path draw:style-name="gr2" draw:text-style-name="P2" draw:layer="layout" svg:width="4.107cm" svg:height="1.304cm" svg:x="14.178cm" svg:y="28.341cm" svg:viewBox="0 0 4108 1305" svg:d="M3 1001c-2 12-3 25-3 37 0 47 13 93 36 133 23 41 57 74 97 98 41 23 87 36 133 36 13 0 25-1 37-3h3502c12 2 25 3 38 3 46 0 92-13 132-36 41-23 74-57 97-97 24-40 36-86 36-133 0-13-1-26-3-38v-1001h-4102z">
            <text:p/>
          </draw:path>
        </draw:g>
        <draw:frame draw:style-name="gr11" draw:text-style-name="P2" draw:layer="layout" svg:width="4.1cm" svg:height="1.8cm" svg:x="14.18cm" svg:y="27.841cm">
          <draw:text-box>
            <text:p text:style-name="P4"><text:span text:style-name="T1">TGL 2</text:span></text:p>
          </draw:text-box>
        </draw:frame>
        <draw:g>
          <draw:g>
            <draw:polygon draw:style-name="gr7" draw:text-style-name="P5" draw:layer="layout" svg:width="4.1cm" svg:height="0.55cm" svg:x="14.18cm" svg:y="28.341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8.341cm" svg:viewBox="0 0 4101 551" draw:points="0,551 4101,551 4101,0 0,0">
              <text:p/>
            </draw:polygon>
          </draw:g>
          <draw:frame draw:style-name="gr8" draw:text-style-name="P2" draw:layer="layout" svg:width="4.1cm" svg:height="0.55cm" svg:x="14.18cm" svg:y="28.341cm">
            <draw:text-box>
              <text:p text:style-name="P6"><text:span text:style-name="T2">B14:</text:span></text:p>
            </draw:text-box>
          </draw:frame>
        </draw:g>
        <draw:g>
          <draw:g>
            <draw:polygon draw:style-name="gr7" draw:text-style-name="P5" draw:layer="layout" svg:width="4.1cm" svg:height="0.55cm" svg:x="14.18cm" svg:y="28.841cm" svg:viewBox="0 0 4101 551" draw:points="0,551 4101,551 4101,0 0,0">
              <text:p/>
            </draw:polygon>
            <draw:polygon draw:style-name="gr2" draw:text-style-name="P2" draw:layer="layout" svg:width="4.1cm" svg:height="0.55cm" svg:x="14.18cm" svg:y="28.841cm" svg:viewBox="0 0 4101 551" draw:points="0,551 4101,551 4101,0 0,0">
              <text:p/>
            </draw:polygon>
          </draw:g>
          <draw:frame draw:style-name="gr8" draw:text-style-name="P2" draw:layer="layout" svg:width="4.1cm" svg:height="0.55cm" svg:x="14.18cm" svg:y="28.841cm">
            <draw:text-box>
              <text:p text:style-name="P6"><text:span text:style-name="T2">B15:</text:span></text:p>
            </draw:text-box>
          </draw:frame>
        </draw:g>
        <draw:g>
          <draw:g>
            <draw:polygon draw:style-name="gr9" draw:text-style-name="P7" draw:layer="layout" svg:width="0.58cm" svg:height="0.5cm" svg:x="17.68cm" svg:y="28.341cm" svg:viewBox="0 0 581 501" draw:points="0,501 581,501 581,0 0,0">
              <text:p/>
            </draw:polygon>
            <draw:polygon draw:style-name="gr2" draw:text-style-name="P2" draw:layer="layout" svg:width="0.58cm" svg:height="0.5cm" svg:x="17.68cm" svg:y="28.341cm" svg:viewBox="0 0 581 501" draw:points="0,501 581,501 581,0 0,0">
              <text:p/>
            </draw:polygon>
          </draw:g>
          <draw:frame draw:style-name="gr10" draw:text-style-name="P2" draw:layer="layout" svg:width="0.58cm" svg:height="0.5cm" svg:x="17.68cm" svg:y="28.341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58cm" svg:height="0.55cm" svg:x="17.68cm" svg:y="28.841cm" svg:viewBox="0 0 581 551" draw:points="0,551 581,551 581,0 0,0">
              <text:p/>
            </draw:polygon>
            <draw:polygon draw:style-name="gr2" draw:text-style-name="P2" draw:layer="layout" svg:width="0.58cm" svg:height="0.55cm" svg:x="17.68cm" svg:y="28.841cm" svg:viewBox="0 0 581 551" draw:points="0,551 581,551 581,0 0,0">
              <text:p/>
            </draw:polygon>
          </draw:g>
          <draw:frame draw:style-name="gr8" draw:text-style-name="P2" draw:layer="layout" svg:width="0.58cm" svg:height="0.55cm" svg:x="17.68cm" svg:y="28.841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021cm" svg:height="0.503cm" svg:x="14.227cm" svg:y="29.795cm" svg:viewBox="0 0 4022 504" svg:d="M2 504h4017v-200c2-14 3-27 3-41 0-46-12-91-35-131s-56-74-96-97-86-35-132-35c-13 0-27 1-40 3h-3417c-10-1-21-2-32-2-47 0-94 13-135 36-41 24-75 58-99 99-23 42-36 88-36 136 0 10 1 21 2 32z">
            <text:p/>
          </draw:path>
          <draw:path draw:style-name="gr2" draw:text-style-name="P2" draw:layer="layout" svg:width="4.021cm" svg:height="0.503cm" svg:x="14.227cm" svg:y="29.795cm" svg:viewBox="0 0 4022 504" svg:d="M2 504h4017v-200c2-14 3-27 3-41 0-46-12-91-35-131s-56-74-96-97-86-35-132-35c-13 0-27 1-40 3h-3417c-10-1-21-2-32-2-47 0-94 13-135 36-41 24-75 58-99 99-23 42-36 88-36 136 0 10 1 21 2 32z">
            <text:p/>
          </draw:path>
        </draw:g>
        <draw:g>
          <draw:path draw:style-name="gr1" draw:text-style-name="P1" draw:layer="layout" svg:width="4.022cm" svg:height="1.304cm" svg:x="14.227cm" svg:y="30.298cm" svg:viewBox="0 0 4023 1305" svg:d="M3 1001c-2 12-3 25-3 37 0 47 13 93 36 133 23 41 57 74 97 98 41 23 87 36 133 36 13 0 25-1 37-3h3417c12 2 25 3 38 3 46 0 92-13 132-36 41-23 74-57 97-97 24-40 36-86 36-133 0-13-1-26-3-38v-1001h-4017z">
            <text:p/>
          </draw:path>
          <draw:path draw:style-name="gr2" draw:text-style-name="P2" draw:layer="layout" svg:width="4.022cm" svg:height="1.304cm" svg:x="14.227cm" svg:y="30.298cm" svg:viewBox="0 0 4023 1305" svg:d="M3 1001c-2 12-3 25-3 37 0 47 13 93 36 133 23 41 57 74 97 98 41 23 87 36 133 36 13 0 25-1 37-3h3417c12 2 25 3 38 3 46 0 92-13 132-36 41-23 74-57 97-97 24-40 36-86 36-133 0-13-1-26-3-38v-1001h-4017z">
            <text:p/>
          </draw:path>
        </draw:g>
        <draw:frame draw:style-name="gr11" draw:text-style-name="P2" draw:layer="layout" svg:width="4.015cm" svg:height="1.8cm" svg:x="14.229cm" svg:y="29.798cm">
          <draw:text-box>
            <text:p text:style-name="P4"><text:span text:style-name="T1">TGL 1</text:span></text:p>
          </draw:text-box>
        </draw:frame>
        <draw:g>
          <draw:g>
            <draw:polygon draw:style-name="gr7" draw:text-style-name="P5" draw:layer="layout" svg:width="4.015cm" svg:height="0.55cm" svg:x="14.229cm" svg:y="30.298cm" svg:viewBox="0 0 4016 551" draw:points="0,551 4016,551 4016,0 0,0">
              <text:p/>
            </draw:polygon>
            <draw:polygon draw:style-name="gr2" draw:text-style-name="P2" draw:layer="layout" svg:width="4.015cm" svg:height="0.55cm" svg:x="14.229cm" svg:y="30.298cm" svg:viewBox="0 0 4016 551" draw:points="0,551 4016,551 4016,0 0,0">
              <text:p/>
            </draw:polygon>
          </draw:g>
          <draw:frame draw:style-name="gr8" draw:text-style-name="P2" draw:layer="layout" svg:width="4.015cm" svg:height="0.55cm" svg:x="14.229cm" svg:y="30.298cm">
            <draw:text-box>
              <text:p text:style-name="P6"><text:span text:style-name="T2">B12:</text:span></text:p>
            </draw:text-box>
          </draw:frame>
        </draw:g>
        <draw:g>
          <draw:g>
            <draw:polygon draw:style-name="gr7" draw:text-style-name="P5" draw:layer="layout" svg:width="4.015cm" svg:height="0.55cm" svg:x="14.229cm" svg:y="30.798cm" svg:viewBox="0 0 4016 551" draw:points="0,551 4016,551 4016,0 0,0">
              <text:p/>
            </draw:polygon>
            <draw:polygon draw:style-name="gr2" draw:text-style-name="P2" draw:layer="layout" svg:width="4.015cm" svg:height="0.55cm" svg:x="14.229cm" svg:y="30.798cm" svg:viewBox="0 0 4016 551" draw:points="0,551 4016,551 4016,0 0,0">
              <text:p/>
            </draw:polygon>
          </draw:g>
          <draw:frame draw:style-name="gr8" draw:text-style-name="P2" draw:layer="layout" svg:width="4.015cm" svg:height="0.55cm" svg:x="14.229cm" svg:y="30.798cm">
            <draw:text-box>
              <text:p text:style-name="P6"><text:span text:style-name="T2">B13:</text:span></text:p>
            </draw:text-box>
          </draw:frame>
        </draw:g>
        <draw:g>
          <draw:g>
            <draw:polygon draw:style-name="gr9" draw:text-style-name="P7" draw:layer="layout" svg:width="0.613cm" svg:height="0.5cm" svg:x="17.63cm" svg:y="30.298cm" svg:viewBox="0 0 614 501" draw:points="0,501 614,501 614,0 0,0">
              <text:p/>
            </draw:polygon>
            <draw:polygon draw:style-name="gr2" draw:text-style-name="P2" draw:layer="layout" svg:width="0.613cm" svg:height="0.5cm" svg:x="17.63cm" svg:y="30.298cm" svg:viewBox="0 0 614 501" draw:points="0,501 614,501 614,0 0,0">
              <text:p/>
            </draw:polygon>
          </draw:g>
          <draw:frame draw:style-name="gr10" draw:text-style-name="P2" draw:layer="layout" svg:width="0.613cm" svg:height="0.5cm" svg:x="17.63cm" svg:y="30.29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613cm" svg:height="0.55cm" svg:x="17.63cm" svg:y="30.798cm" svg:viewBox="0 0 614 551" draw:points="0,551 614,551 614,0 0,0">
              <text:p/>
            </draw:polygon>
            <draw:polygon draw:style-name="gr2" draw:text-style-name="P2" draw:layer="layout" svg:width="0.613cm" svg:height="0.55cm" svg:x="17.63cm" svg:y="30.798cm" svg:viewBox="0 0 614 551" draw:points="0,551 614,551 614,0 0,0">
              <text:p/>
            </draw:polygon>
          </draw:g>
          <draw:frame draw:style-name="gr8" draw:text-style-name="P2" draw:layer="layout" svg:width="0.613cm" svg:height="0.55cm" svg:x="17.63cm" svg:y="30.798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4.024cm" svg:height="0.503cm" svg:x="14.178cm" svg:y="32.69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layout" svg:width="4.024cm" svg:height="0.503cm" svg:x="14.178cm" svg:y="32.69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layout" svg:width="4.025cm" svg:height="1.303cm" svg:x="14.178cm" svg:y="33.2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layout" svg:width="4.025cm" svg:height="1.303cm" svg:x="14.178cm" svg:y="33.2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11" draw:text-style-name="P2" draw:layer="layout" svg:width="4.018cm" svg:height="1.8cm" svg:x="14.18cm" svg:y="32.7cm">
          <draw:text-box>
            <text:p text:style-name="P4"><text:span text:style-name="T1">RTY 3</text:span></text:p>
          </draw:text-box>
        </draw:frame>
        <draw:g>
          <draw:g>
            <draw:polygon draw:style-name="gr7" draw:text-style-name="P5" draw:layer="layout" svg:width="4.015cm" svg:height="0.55cm" svg:x="14.18cm" svg:y="33.2cm" svg:viewBox="0 0 4016 551" draw:points="0,551 4016,551 4016,0 0,0">
              <text:p/>
            </draw:polygon>
            <draw:polygon draw:style-name="gr2" draw:text-style-name="P2" draw:layer="layout" svg:width="4.015cm" svg:height="0.55cm" svg:x="14.18cm" svg:y="33.2cm" svg:viewBox="0 0 4016 551" draw:points="0,551 4016,551 4016,0 0,0">
              <text:p/>
            </draw:polygon>
          </draw:g>
          <draw:frame draw:style-name="gr8" draw:text-style-name="P2" draw:layer="layout" svg:width="4.015cm" svg:height="0.55cm" svg:x="14.18cm" svg:y="33.2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7" draw:text-style-name="P5" draw:layer="layout" svg:width="4.015cm" svg:height="0.55cm" svg:x="14.18cm" svg:y="33.7cm" svg:viewBox="0 0 4016 551" draw:points="0,551 4016,551 4016,0 0,0">
              <text:p/>
            </draw:polygon>
            <draw:polygon draw:style-name="gr2" draw:text-style-name="P2" draw:layer="layout" svg:width="4.015cm" svg:height="0.55cm" svg:x="14.18cm" svg:y="33.7cm" svg:viewBox="0 0 4016 551" draw:points="0,551 4016,551 4016,0 0,0">
              <text:p/>
            </draw:polygon>
          </draw:g>
          <draw:frame draw:style-name="gr8" draw:text-style-name="P2" draw:layer="layout" svg:width="4.015cm" svg:height="0.55cm" svg:x="14.18cm" svg:y="33.7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9" draw:text-style-name="P7" draw:layer="layout" svg:width="0.415cm" svg:height="0.5cm" svg:x="17.768cm" svg:y="33.2cm" svg:viewBox="0 0 416 501" draw:points="0,501 416,501 416,0 0,0">
              <text:p/>
            </draw:polygon>
            <draw:polygon draw:style-name="gr2" draw:text-style-name="P2" draw:layer="layout" svg:width="0.415cm" svg:height="0.5cm" svg:x="17.768cm" svg:y="33.2cm" svg:viewBox="0 0 416 501" draw:points="0,501 416,501 416,0 0,0">
              <text:p/>
            </draw:polygon>
          </draw:g>
          <draw:frame draw:style-name="gr10" draw:text-style-name="P2" draw:layer="layout" svg:width="0.415cm" svg:height="0.651cm" svg:x="17.768cm" svg:y="33.125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7" draw:layer="layout" svg:width="0.415cm" svg:height="0.55cm" svg:x="17.768cm" svg:y="33.7cm" svg:viewBox="0 0 416 551" draw:points="0,551 416,551 416,0 0,0">
              <text:p/>
            </draw:polygon>
            <draw:polygon draw:style-name="gr2" draw:text-style-name="P2" draw:layer="layout" svg:width="0.415cm" svg:height="0.55cm" svg:x="17.768cm" svg:y="33.7cm" svg:viewBox="0 0 416 551" draw:points="0,551 416,551 416,0 0,0">
              <text:p/>
            </draw:polygon>
          </draw:g>
          <draw:frame draw:style-name="gr8" draw:text-style-name="P2" draw:layer="layout" svg:width="0.415cm" svg:height="0.651cm" svg:x="17.768cm" svg:y="33.65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024cm" svg:height="0.503cm" svg:x="14.178cm" svg:y="34.649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layout" svg:width="4.024cm" svg:height="0.503cm" svg:x="14.178cm" svg:y="34.649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layout" svg:width="4.025cm" svg:height="1.304cm" svg:x="14.178cm" svg:y="35.152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layout" svg:width="4.025cm" svg:height="1.304cm" svg:x="14.178cm" svg:y="35.152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11" draw:text-style-name="P2" draw:layer="layout" svg:width="4.018cm" svg:height="1.8cm" svg:x="14.18cm" svg:y="34.652cm">
          <draw:text-box>
            <text:p text:style-name="P4"><text:span text:style-name="T1">RTY 4</text:span></text:p>
          </draw:text-box>
        </draw:frame>
        <draw:g>
          <draw:g>
            <draw:polygon draw:style-name="gr7" draw:text-style-name="P5" draw:layer="layout" svg:width="3.875cm" svg:height="0.55cm" svg:x="14.18cm" svg:y="35.152cm" svg:viewBox="0 0 3876 551" draw:points="0,551 3876,551 3876,0 0,0">
              <text:p/>
            </draw:polygon>
            <draw:polygon draw:style-name="gr2" draw:text-style-name="P2" draw:layer="layout" svg:width="3.875cm" svg:height="0.55cm" svg:x="14.18cm" svg:y="35.152cm" svg:viewBox="0 0 3876 551" draw:points="0,551 3876,551 3876,0 0,0">
              <text:p/>
            </draw:polygon>
          </draw:g>
          <draw:frame draw:style-name="gr8" draw:text-style-name="P2" draw:layer="layout" svg:width="3.875cm" svg:height="0.55cm" svg:x="14.18cm" svg:y="35.152cm">
            <draw:text-box>
              <text:p text:style-name="P6"><text:span text:style-name="T2">SLD2+:</text:span></text:p>
            </draw:text-box>
          </draw:frame>
        </draw:g>
        <draw:g>
          <draw:g>
            <draw:polygon draw:style-name="gr7" draw:text-style-name="P5" draw:layer="layout" svg:width="3.875cm" svg:height="0.55cm" svg:x="14.18cm" svg:y="35.652cm" svg:viewBox="0 0 3876 551" draw:points="0,551 3876,551 3876,0 0,0">
              <text:p/>
            </draw:polygon>
            <draw:polygon draw:style-name="gr2" draw:text-style-name="P2" draw:layer="layout" svg:width="3.875cm" svg:height="0.55cm" svg:x="14.18cm" svg:y="35.652cm" svg:viewBox="0 0 3876 551" draw:points="0,551 3876,551 3876,0 0,0">
              <text:p/>
            </draw:polygon>
          </draw:g>
          <draw:frame draw:style-name="gr8" draw:text-style-name="P2" draw:layer="layout" svg:width="3.875cm" svg:height="0.55cm" svg:x="14.18cm" svg:y="35.652cm">
            <draw:text-box>
              <text:p text:style-name="P6"><text:span text:style-name="T2">SDL2-:</text:span></text:p>
            </draw:text-box>
          </draw:frame>
        </draw:g>
        <draw:g>
          <draw:g>
            <draw:polygon draw:style-name="gr9" draw:text-style-name="P7" draw:layer="layout" svg:width="0.442cm" svg:height="0.5cm" svg:x="17.755cm" svg:y="35.152cm" svg:viewBox="0 0 443 501" draw:points="0,501 443,501 443,0 0,0">
              <text:p/>
            </draw:polygon>
            <draw:polygon draw:style-name="gr2" draw:text-style-name="P2" draw:layer="layout" svg:width="0.442cm" svg:height="0.5cm" svg:x="17.755cm" svg:y="35.152cm" svg:viewBox="0 0 443 501" draw:points="0,501 443,501 443,0 0,0">
              <text:p/>
            </draw:polygon>
          </draw:g>
          <draw:frame draw:style-name="gr10" draw:text-style-name="P2" draw:layer="layout" svg:width="0.442cm" svg:height="0.651cm" svg:x="17.755cm" svg:y="35.077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7" draw:layer="layout" svg:width="0.442cm" svg:height="0.55cm" svg:x="17.755cm" svg:y="35.652cm" svg:viewBox="0 0 443 551" draw:points="0,551 443,551 443,0 0,0">
              <text:p/>
            </draw:polygon>
            <draw:polygon draw:style-name="gr2" draw:text-style-name="P2" draw:layer="layout" svg:width="0.442cm" svg:height="0.55cm" svg:x="17.755cm" svg:y="35.652cm" svg:viewBox="0 0 443 551" draw:points="0,551 443,551 443,0 0,0">
              <text:p/>
            </draw:polygon>
          </draw:g>
          <draw:frame draw:style-name="gr8" draw:text-style-name="P2" draw:layer="layout" svg:width="0.442cm" svg:height="0.651cm" svg:x="17.755cm" svg:y="35.602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146cm" svg:height="0.503cm" svg:x="9.589cm" svg:y="37.357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layout" svg:width="4.146cm" svg:height="0.503cm" svg:x="9.589cm" svg:y="37.357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layout" svg:width="4.147cm" svg:height="0.851cm" svg:x="9.588cm" svg:y="37.86cm" svg:viewBox="0 0 4148 852" svg:d="M3 549c-2 12-3 24-3 36 0 47 13 93 36 133 23 41 57 74 98 98 40 23 86 36 133 36 12 0 24-1 36-3h3542c12 2 25 3 38 3 46 0 92-13 132-36s74-57 97-97 36-86 36-133c0-12-1-25-3-37v-549h-4142z">
            <text:p/>
          </draw:path>
          <draw:path draw:style-name="gr2" draw:text-style-name="P2" draw:layer="layout" svg:width="4.147cm" svg:height="0.851cm" svg:x="9.588cm" svg:y="37.86cm" svg:viewBox="0 0 4148 852" svg:d="M3 549c-2 12-3 24-3 36 0 47 13 93 36 133 23 41 57 74 98 98 40 23 86 36 133 36 12 0 24-1 36-3h3542c12 2 25 3 38 3 46 0 92-13 132-36s74-57 97-97 36-86 36-133c0-12-1-25-3-37v-549h-4142z">
            <text:p/>
          </draw:path>
        </draw:g>
        <draw:g>
          <draw:g>
            <draw:polygon draw:style-name="gr7" draw:text-style-name="P5" draw:layer="layout" svg:width="4.1cm" svg:height="0.55cm" svg:x="9.617cm" svg:y="37.505cm" svg:viewBox="0 0 4101 551" draw:points="0,551 4101,551 4101,0 0,0">
              <text:p/>
            </draw:polygon>
            <draw:polygon draw:style-name="gr2" draw:text-style-name="P2" draw:layer="layout" svg:width="4.1cm" svg:height="0.55cm" svg:x="9.617cm" svg:y="37.505cm" svg:viewBox="0 0 4101 551" draw:points="0,551 4101,551 4101,0 0,0">
              <text:p/>
            </draw:polygon>
          </draw:g>
          <draw:frame draw:style-name="gr8" draw:text-style-name="P2" draw:layer="layout" svg:width="4.1cm" svg:height="0.55cm" svg:x="9.617cm" svg:y="37.505cm">
            <draw:text-box>
              <text:p text:style-name="P6"><text:span text:style-name="T2">B10:</text:span></text:p>
            </draw:text-box>
          </draw:frame>
        </draw:g>
        <draw:g>
          <draw:g>
            <draw:polygon draw:style-name="gr7" draw:text-style-name="P5" draw:layer="layout" svg:width="4.1cm" svg:height="0.55cm" svg:x="9.617cm" svg:y="38.005cm" svg:viewBox="0 0 4101 551" draw:points="0,551 4101,551 4101,0 0,0">
              <text:p/>
            </draw:polygon>
            <draw:polygon draw:style-name="gr2" draw:text-style-name="P2" draw:layer="layout" svg:width="4.1cm" svg:height="0.55cm" svg:x="9.617cm" svg:y="38.005cm" svg:viewBox="0 0 4101 551" draw:points="0,551 4101,551 4101,0 0,0">
              <text:p/>
            </draw:polygon>
          </draw:g>
          <draw:frame draw:style-name="gr8" draw:text-style-name="P2" draw:layer="layout" svg:width="4.1cm" svg:height="0.55cm" svg:x="9.617cm" svg:y="38.005cm">
            <draw:text-box>
              <text:p text:style-name="P6"><text:span text:style-name="T2">B11:</text:span></text:p>
            </draw:text-box>
          </draw:frame>
        </draw:g>
        <draw:g>
          <draw:g>
            <draw:polygon draw:style-name="gr9" draw:text-style-name="P7" draw:layer="layout" svg:width="0.725cm" svg:height="0.5cm" svg:x="12.98cm" svg:y="37.505cm" svg:viewBox="0 0 726 501" draw:points="0,501 726,501 726,0 0,0">
              <text:p/>
            </draw:polygon>
            <draw:polygon draw:style-name="gr2" draw:text-style-name="P2" draw:layer="layout" svg:width="0.725cm" svg:height="0.5cm" svg:x="12.98cm" svg:y="37.505cm" svg:viewBox="0 0 726 501" draw:points="0,501 726,501 726,0 0,0">
              <text:p/>
            </draw:polygon>
          </draw:g>
          <draw:frame draw:style-name="gr10" draw:text-style-name="P2" draw:layer="layout" svg:width="0.725cm" svg:height="0.5cm" svg:x="12.98cm" svg:y="37.505cm">
            <draw:text-box>
              <text:p text:style-name="P4"><text:span text:style-name="T3">SW5</text:span></text:p>
            </draw:text-box>
          </draw:frame>
        </draw:g>
        <draw:g>
          <draw:g>
            <draw:polygon draw:style-name="gr9" draw:text-style-name="P7" draw:layer="layout" svg:width="0.725cm" svg:height="0.55cm" svg:x="12.98cm" svg:y="38.005cm" svg:viewBox="0 0 726 551" draw:points="0,551 726,551 726,0 0,0">
              <text:p/>
            </draw:polygon>
            <draw:polygon draw:style-name="gr2" draw:text-style-name="P2" draw:layer="layout" svg:width="0.725cm" svg:height="0.55cm" svg:x="12.98cm" svg:y="38.005cm" svg:viewBox="0 0 726 551" draw:points="0,551 726,551 726,0 0,0">
              <text:p/>
            </draw:polygon>
          </draw:g>
          <draw:frame draw:style-name="gr8" draw:text-style-name="P2" draw:layer="layout" svg:width="0.725cm" svg:height="0.55cm" svg:x="12.98cm" svg:y="38.005cm">
            <draw:text-box>
              <text:p text:style-name="P4"><text:span text:style-name="T3">SW6</text:span></text:p>
            </draw:text-box>
          </draw:frame>
        </draw:g>
        <draw:g>
          <draw:path draw:style-name="gr1" draw:text-style-name="P1" draw:layer="layout" svg:width="4.024cm" svg:height="0.503cm" svg:x="5.335cm" svg:y="37.364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layout" svg:width="4.024cm" svg:height="0.503cm" svg:x="5.335cm" svg:y="37.364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layout" svg:width="4.025cm" svg:height="0.838cm" svg:x="5.335cm" svg:y="37.868cm" svg:viewBox="0 0 4026 839" svg:d="M3 536c-2 12-3 24-3 36 0 47 13 93 36 133 23 41 57 74 98 98 40 23 86 36 133 36 12 0 24-1 36-3h3420c12 2 25 3 38 3 46 0 92-13 132-36s74-57 97-97 36-86 36-133c0-12-1-25-3-37v-536h-4020z">
            <text:p/>
          </draw:path>
          <draw:path draw:style-name="gr2" draw:text-style-name="P2" draw:layer="layout" svg:width="4.025cm" svg:height="0.838cm" svg:x="5.335cm" svg:y="37.868cm" svg:viewBox="0 0 4026 839" svg:d="M3 536c-2 12-3 24-3 36 0 47 13 93 36 133 23 41 57 74 98 98 40 23 86 36 133 36 12 0 24-1 36-3h3420c12 2 25 3 38 3 46 0 92-13 132-36s74-57 97-97 36-86 36-133c0-12-1-25-3-37v-536h-4020z">
            <text:p/>
          </draw:path>
        </draw:g>
        <draw:g>
          <draw:g>
            <draw:polygon draw:style-name="gr7" draw:text-style-name="P5" draw:layer="layout" svg:width="3.98cm" svg:height="0.55cm" svg:x="5.358cm" svg:y="37.509cm" svg:viewBox="0 0 3981 551" draw:points="0,551 3981,551 3981,0 0,0">
              <text:p/>
            </draw:polygon>
            <draw:polygon draw:style-name="gr2" draw:text-style-name="P2" draw:layer="layout" svg:width="3.98cm" svg:height="0.55cm" svg:x="5.358cm" svg:y="37.509cm" svg:viewBox="0 0 3981 551" draw:points="0,551 3981,551 3981,0 0,0">
              <text:p/>
            </draw:polygon>
          </draw:g>
          <draw:frame draw:style-name="gr8" draw:text-style-name="P2" draw:layer="layout" svg:width="3.98cm" svg:height="0.55cm" svg:x="5.358cm" svg:y="37.509cm">
            <draw:text-box>
              <text:p text:style-name="P6"><text:span text:style-name="T2">B8:</text:span></text:p>
            </draw:text-box>
          </draw:frame>
        </draw:g>
        <draw:g>
          <draw:g>
            <draw:polygon draw:style-name="gr7" draw:text-style-name="P5" draw:layer="layout" svg:width="3.98cm" svg:height="0.55cm" svg:x="5.358cm" svg:y="38.009cm" svg:viewBox="0 0 3981 551" draw:points="0,551 3981,551 3981,0 0,0">
              <text:p/>
            </draw:polygon>
            <draw:polygon draw:style-name="gr2" draw:text-style-name="P2" draw:layer="layout" svg:width="3.98cm" svg:height="0.55cm" svg:x="5.358cm" svg:y="38.009cm" svg:viewBox="0 0 3981 551" draw:points="0,551 3981,551 3981,0 0,0">
              <text:p/>
            </draw:polygon>
          </draw:g>
          <draw:frame draw:style-name="gr8" draw:text-style-name="P2" draw:layer="layout" svg:width="3.98cm" svg:height="0.55cm" svg:x="5.358cm" svg:y="38.009cm">
            <draw:text-box>
              <text:p text:style-name="P6"><text:span text:style-name="T2">B9:</text:span></text:p>
            </draw:text-box>
          </draw:frame>
        </draw:g>
        <draw:g>
          <draw:g>
            <draw:polygon draw:style-name="gr9" draw:text-style-name="P7" draw:layer="layout" svg:width="0.733cm" svg:height="0.5cm" svg:x="8.599cm" svg:y="37.509cm" svg:viewBox="0 0 734 501" draw:points="0,501 734,501 734,0 0,0">
              <text:p/>
            </draw:polygon>
            <draw:polygon draw:style-name="gr2" draw:text-style-name="P2" draw:layer="layout" svg:width="0.733cm" svg:height="0.5cm" svg:x="8.599cm" svg:y="37.509cm" svg:viewBox="0 0 734 501" draw:points="0,501 734,501 734,0 0,0">
              <text:p/>
            </draw:polygon>
          </draw:g>
          <draw:frame draw:style-name="gr10" draw:text-style-name="P2" draw:layer="layout" svg:width="0.733cm" svg:height="0.5cm" svg:x="8.599cm" svg:y="37.509cm">
            <draw:text-box>
              <text:p text:style-name="P4"><text:span text:style-name="T3">SW3</text:span></text:p>
            </draw:text-box>
          </draw:frame>
        </draw:g>
        <draw:g>
          <draw:g>
            <draw:polygon draw:style-name="gr9" draw:text-style-name="P7" draw:layer="layout" svg:width="0.733cm" svg:height="0.55cm" svg:x="8.599cm" svg:y="38.009cm" svg:viewBox="0 0 734 551" draw:points="0,551 734,551 734,0 0,0">
              <text:p/>
            </draw:polygon>
            <draw:polygon draw:style-name="gr2" draw:text-style-name="P2" draw:layer="layout" svg:width="0.733cm" svg:height="0.55cm" svg:x="8.599cm" svg:y="38.009cm" svg:viewBox="0 0 734 551" draw:points="0,551 734,551 734,0 0,0">
              <text:p/>
            </draw:polygon>
          </draw:g>
          <draw:frame draw:style-name="gr8" draw:text-style-name="P2" draw:layer="layout" svg:width="0.733cm" svg:height="0.55cm" svg:x="8.599cm" svg:y="38.009cm">
            <draw:text-box>
              <text:p text:style-name="P4"><text:span text:style-name="T3">SW4</text:span></text:p>
            </draw:text-box>
          </draw:frame>
        </draw:g>
        <draw:g>
          <draw:path draw:style-name="gr1" draw:text-style-name="P1" draw:layer="layout" svg:width="4.006cm" svg:height="0.503cm" svg:x="1.094cm" svg:y="37.377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layout" svg:width="4.006cm" svg:height="0.503cm" svg:x="1.094cm" svg:y="37.377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layout" svg:width="4.007cm" svg:height="0.947cm" svg:x="1.094cm" svg:y="37.773cm" svg:viewBox="0 0 4008 948" svg:d="M3 645c-2 12-3 24-3 36 0 47 13 93 36 133 23 41 57 74 98 98 40 23 86 36 133 36 12 0 24-1 36-3h3402c12 2 25 3 38 3 46 0 92-13 132-36s74-57 97-97 36-86 36-133c0-12-1-25-3-37v-645h-4002z">
            <text:p/>
          </draw:path>
          <draw:path draw:style-name="gr2" draw:text-style-name="P2" draw:layer="layout" svg:width="4.007cm" svg:height="0.947cm" svg:x="1.094cm" svg:y="37.773cm" svg:viewBox="0 0 4008 948" svg:d="M3 645c-2 12-3 24-3 36 0 47 13 93 36 133 23 41 57 74 98 98 40 23 86 36 133 36 12 0 24-1 36-3h3402c12 2 25 3 38 3 46 0 92-13 132-36s74-57 97-97 36-86 36-133c0-12-1-25-3-37v-645h-4002z">
            <text:p/>
          </draw:path>
        </draw:g>
        <draw:g>
          <draw:g>
            <draw:polygon draw:style-name="gr7" draw:text-style-name="P5" draw:layer="layout" svg:width="3.96cm" svg:height="0.55cm" svg:x="1.116cm" svg:y="37.52cm" svg:viewBox="0 0 3961 551" draw:points="0,551 3961,551 3961,0 0,0">
              <text:p/>
            </draw:polygon>
            <draw:polygon draw:style-name="gr2" draw:text-style-name="P2" draw:layer="layout" svg:width="3.96cm" svg:height="0.55cm" svg:x="1.116cm" svg:y="37.52cm" svg:viewBox="0 0 3961 551" draw:points="0,551 3961,551 3961,0 0,0">
              <text:p/>
            </draw:polygon>
          </draw:g>
          <draw:frame draw:style-name="gr8" draw:text-style-name="P2" draw:layer="layout" svg:width="3.96cm" svg:height="0.55cm" svg:x="1.116cm" svg:y="37.52cm">
            <draw:text-box>
              <text:p text:style-name="P6"><text:span text:style-name="T2">B6:</text:span></text:p>
            </draw:text-box>
          </draw:frame>
        </draw:g>
        <draw:g>
          <draw:g>
            <draw:polygon draw:style-name="gr7" draw:text-style-name="P5" draw:layer="layout" svg:width="3.96cm" svg:height="0.55cm" svg:x="1.116cm" svg:y="38.02cm" svg:viewBox="0 0 3961 551" draw:points="0,551 3961,551 3961,0 0,0">
              <text:p/>
            </draw:polygon>
            <draw:polygon draw:style-name="gr2" draw:text-style-name="P2" draw:layer="layout" svg:width="3.96cm" svg:height="0.55cm" svg:x="1.116cm" svg:y="38.02cm" svg:viewBox="0 0 3961 551" draw:points="0,551 3961,551 3961,0 0,0">
              <text:p/>
            </draw:polygon>
          </draw:g>
          <draw:frame draw:style-name="gr8" draw:text-style-name="P2" draw:layer="layout" svg:width="3.96cm" svg:height="0.55cm" svg:x="1.116cm" svg:y="38.02cm">
            <draw:text-box>
              <text:p text:style-name="P6"><text:span text:style-name="T2">B7:</text:span></text:p>
            </draw:text-box>
          </draw:frame>
        </draw:g>
        <draw:g>
          <draw:g>
            <draw:polygon draw:style-name="gr9" draw:text-style-name="P7" draw:layer="layout" svg:width="0.694cm" svg:height="0.5cm" svg:x="4.382cm" svg:y="37.52cm" svg:viewBox="0 0 695 501" draw:points="0,501 695,501 695,0 0,0">
              <text:p/>
            </draw:polygon>
            <draw:polygon draw:style-name="gr2" draw:text-style-name="P2" draw:layer="layout" svg:width="0.694cm" svg:height="0.5cm" svg:x="4.382cm" svg:y="37.52cm" svg:viewBox="0 0 695 501" draw:points="0,501 695,501 695,0 0,0">
              <text:p/>
            </draw:polygon>
          </draw:g>
          <draw:frame draw:style-name="gr10" draw:text-style-name="P2" draw:layer="layout" svg:width="0.694cm" svg:height="0.5cm" svg:x="4.382cm" svg:y="37.52cm">
            <draw:text-box>
              <text:p text:style-name="P4"><text:span text:style-name="T3">SW1</text:span></text:p>
            </draw:text-box>
          </draw:frame>
        </draw:g>
        <draw:g>
          <draw:g>
            <draw:polygon draw:style-name="gr9" draw:text-style-name="P7" draw:layer="layout" svg:width="0.694cm" svg:height="0.55cm" svg:x="4.382cm" svg:y="38.02cm" svg:viewBox="0 0 695 551" draw:points="0,551 695,551 695,0 0,0">
              <text:p/>
            </draw:polygon>
            <draw:polygon draw:style-name="gr2" draw:text-style-name="P2" draw:layer="layout" svg:width="0.694cm" svg:height="0.55cm" svg:x="4.382cm" svg:y="38.02cm" svg:viewBox="0 0 695 551" draw:points="0,551 695,551 695,0 0,0">
              <text:p/>
            </draw:polygon>
          </draw:g>
          <draw:frame draw:style-name="gr8" draw:text-style-name="P2" draw:layer="layout" svg:width="0.694cm" svg:height="0.55cm" svg:x="4.382cm" svg:y="38.02cm">
            <draw:text-box>
              <text:p text:style-name="P4"><text:span text:style-name="T3">SW2</text:span></text:p>
            </draw:text-box>
          </draw:frame>
        </draw:g>
        <draw:g>
          <draw:path draw:style-name="gr1" draw:text-style-name="P1" draw:layer="layout" svg:width="3.756cm" svg:height="0.503cm" svg:x="0.928cm" svg:y="31.847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  <draw:path draw:style-name="gr2" draw:text-style-name="P2" draw:layer="layout" svg:width="3.756cm" svg:height="0.503cm" svg:x="0.928cm" svg:y="31.847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</draw:g>
        <draw:g>
          <draw:path draw:style-name="gr1" draw:text-style-name="P1" draw:layer="layout" svg:width="3.757cm" svg:height="1.803cm" svg:x="0.928cm" svg:y="32.35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2" draw:layer="layout" svg:width="3.757cm" svg:height="1.803cm" svg:x="0.928cm" svg:y="32.35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2" draw:text-style-name="P2" draw:layer="layout" svg:width="3.75cm" svg:height="2.3cm" svg:x="0.93cm" svg:y="31.85cm">
          <draw:text-box>
            <text:p text:style-name="P4"><text:span text:style-name="T1">MODES</text:span></text:p>
          </draw:text-box>
        </draw:frame>
        <draw:g>
          <draw:g>
            <draw:polygon draw:style-name="gr7" draw:text-style-name="P5" draw:layer="layout" svg:width="3.75cm" svg:height="0.55cm" svg:x="0.93cm" svg:y="32.35cm" svg:viewBox="0 0 3751 551" draw:points="0,551 3751,551 3751,0 0,0">
              <text:p/>
            </draw:polygon>
            <draw:polygon draw:style-name="gr2" draw:text-style-name="P2" draw:layer="layout" svg:width="3.75cm" svg:height="0.55cm" svg:x="0.93cm" svg:y="32.35cm" svg:viewBox="0 0 3751 551" draw:points="0,551 3751,551 3751,0 0,0">
              <text:p/>
            </draw:polygon>
          </draw:g>
          <draw:frame draw:style-name="gr8" draw:text-style-name="P2" draw:layer="layout" svg:width="3.75cm" svg:height="0.55cm" svg:x="0.93cm" svg:y="32.35cm">
            <draw:text-box>
              <text:p text:style-name="P6"><text:span text:style-name="T2">M1:</text:span></text:p>
            </draw:text-box>
          </draw:frame>
        </draw:g>
        <draw:g>
          <draw:g>
            <draw:polygon draw:style-name="gr7" draw:text-style-name="P5" draw:layer="layout" svg:width="3.75cm" svg:height="0.55cm" svg:x="0.93cm" svg:y="32.85cm" svg:viewBox="0 0 3751 551" draw:points="0,551 3751,551 3751,0 0,0">
              <text:p/>
            </draw:polygon>
            <draw:polygon draw:style-name="gr2" draw:text-style-name="P2" draw:layer="layout" svg:width="3.75cm" svg:height="0.55cm" svg:x="0.93cm" svg:y="32.85cm" svg:viewBox="0 0 3751 551" draw:points="0,551 3751,551 3751,0 0,0">
              <text:p/>
            </draw:polygon>
          </draw:g>
          <draw:frame draw:style-name="gr8" draw:text-style-name="P2" draw:layer="layout" svg:width="3.75cm" svg:height="0.55cm" svg:x="0.93cm" svg:y="32.85cm">
            <draw:text-box>
              <text:p text:style-name="P6"><text:span text:style-name="T2">M2:</text:span></text:p>
            </draw:text-box>
          </draw:frame>
        </draw:g>
        <draw:g>
          <draw:g>
            <draw:polygon draw:style-name="gr9" draw:text-style-name="P7" draw:layer="layout" svg:width="0.614cm" svg:height="0.5cm" svg:x="4.066cm" svg:y="32.35cm" svg:viewBox="0 0 615 501" draw:points="0,501 615,501 615,0 0,0">
              <text:p/>
            </draw:polygon>
            <draw:polygon draw:style-name="gr2" draw:text-style-name="P2" draw:layer="layout" svg:width="0.614cm" svg:height="0.5cm" svg:x="4.066cm" svg:y="32.35cm" svg:viewBox="0 0 615 501" draw:points="0,501 615,501 615,0 0,0">
              <text:p/>
            </draw:polygon>
          </draw:g>
          <draw:frame draw:style-name="gr10" draw:text-style-name="P2" draw:layer="layout" svg:width="0.614cm" svg:height="0.5cm" svg:x="4.066cm" svg:y="32.35cm">
            <draw:text-box>
              <text:p text:style-name="P4"><text:span text:style-name="T3">M1</text:span></text:p>
            </draw:text-box>
          </draw:frame>
        </draw:g>
        <draw:g>
          <draw:g>
            <draw:polygon draw:style-name="gr9" draw:text-style-name="P7" draw:layer="layout" svg:width="0.614cm" svg:height="0.55cm" svg:x="4.066cm" svg:y="32.85cm" svg:viewBox="0 0 615 551" draw:points="0,551 615,551 615,0 0,0">
              <text:p/>
            </draw:polygon>
            <draw:polygon draw:style-name="gr2" draw:text-style-name="P2" draw:layer="layout" svg:width="0.614cm" svg:height="0.55cm" svg:x="4.066cm" svg:y="32.85cm" svg:viewBox="0 0 615 551" draw:points="0,551 615,551 615,0 0,0">
              <text:p/>
            </draw:polygon>
          </draw:g>
          <draw:frame draw:style-name="gr8" draw:text-style-name="P2" draw:layer="layout" svg:width="0.614cm" svg:height="0.55cm" svg:x="4.066cm" svg:y="32.85cm">
            <draw:text-box>
              <text:p text:style-name="P4"><text:span text:style-name="T3">M2</text:span></text:p>
            </draw:text-box>
          </draw:frame>
        </draw:g>
        <draw:g>
          <draw:path draw:style-name="gr1" draw:text-style-name="P1" draw:layer="layout" svg:width="3.856cm" svg:height="0.423cm" svg:x="7.235cm" svg:y="20.997cm" svg:viewBox="0 0 3857 424" svg:d="M2 424h3852v-120c2-14 3-27 3-40 0-47-12-92-35-132s-56-74-96-97-86-35-132-35c-13 0-27 1-40 3h-3252c-10-1-21-2-32-2-47 0-94 13-135 36-41 24-75 58-99 99-23 42-36 88-36 136 0 10 1 21 2 32z">
            <text:p/>
          </draw:path>
          <draw:path draw:style-name="gr2" draw:text-style-name="P2" draw:layer="layout" svg:width="3.856cm" svg:height="0.423cm" svg:x="7.235cm" svg:y="20.997cm" svg:viewBox="0 0 3857 424" svg:d="M2 424h3852v-120c2-14 3-27 3-40 0-47-12-92-35-132s-56-74-96-97-86-35-132-35c-13 0-27 1-40 3h-3252c-10-1-21-2-32-2-47 0-94 13-135 36-41 24-75 58-99 99-23 42-36 88-36 136 0 10 1 21 2 32z">
            <text:p/>
          </draw:path>
        </draw:g>
        <draw:g>
          <draw:path draw:style-name="gr1" draw:text-style-name="P1" draw:layer="layout" svg:width="3.857cm" svg:height="0.482cm" svg:x="7.235cm" svg:y="21.42cm" svg:viewBox="0 0 3858 483" svg:d="M3 179c-2 12-3 25-3 37 0 47 13 93 36 133 23 41 57 74 98 98 40 23 86 36 133 36 12 0 24-1 36-3h3252c12 2 25 3 38 3 46 0 92-13 132-36s74-57 97-97 36-86 36-133c0-12-1-25-3-38v-179h-3852z">
            <text:p/>
          </draw:path>
          <draw:path draw:style-name="gr2" draw:text-style-name="P2" draw:layer="layout" svg:width="3.857cm" svg:height="0.482cm" svg:x="7.235cm" svg:y="21.42cm" svg:viewBox="0 0 3858 483" svg:d="M3 179c-2 12-3 25-3 37 0 47 13 93 36 133 23 41 57 74 98 98 40 23 86 36 133 36 12 0 24-1 36-3h3252c12 2 25 3 38 3 46 0 92-13 132-36s74-57 97-97 36-86 36-133c0-12-1-25-3-38v-179h-3852z">
            <text:p/>
          </draw:path>
        </draw:g>
        <draw:g>
          <draw:g>
            <draw:polygon draw:style-name="gr7" draw:text-style-name="P5" draw:layer="layout" svg:width="3.847cm" svg:height="0.55cm" svg:x="7.24cm" svg:y="21.178cm" svg:viewBox="0 0 3848 551" draw:points="0,551 3848,551 3848,0 0,0">
              <text:p/>
            </draw:polygon>
            <draw:polygon draw:style-name="gr2" draw:text-style-name="P2" draw:layer="layout" svg:width="3.847cm" svg:height="0.55cm" svg:x="7.24cm" svg:y="21.178cm" svg:viewBox="0 0 3848 551" draw:points="0,551 3848,551 3848,0 0,0">
              <text:p/>
            </draw:polygon>
          </draw:g>
          <draw:frame draw:style-name="gr8" draw:text-style-name="P2" draw:layer="layout" svg:width="3.847cm" svg:height="0.55cm" svg:x="7.24cm" svg:y="21.178cm">
            <draw:text-box>
              <text:p text:style-name="P6"><text:span text:style-name="T2">B4:</text:span></text:p>
            </draw:text-box>
          </draw:frame>
        </draw:g>
        <draw:g>
          <draw:g>
            <draw:polygon draw:style-name="gr9" draw:text-style-name="P7" draw:layer="layout" svg:width="0.422cm" svg:height="0.55cm" svg:x="10.665cm" svg:y="21.178cm" svg:viewBox="0 0 423 551" draw:points="0,551 423,551 423,0 0,0">
              <text:p/>
            </draw:polygon>
            <draw:polygon draw:style-name="gr2" draw:text-style-name="P2" draw:layer="layout" svg:width="0.422cm" svg:height="0.55cm" svg:x="10.665cm" svg:y="21.178cm" svg:viewBox="0 0 423 551" draw:points="0,551 423,551 423,0 0,0">
              <text:p/>
            </draw:polygon>
          </draw:g>
          <draw:frame draw:style-name="gr8" draw:text-style-name="P2" draw:layer="layout" svg:width="0.422cm" svg:height="0.564cm" svg:x="10.665cm" svg:y="21.171cm">
            <draw:text-box>
              <text:p text:style-name="P4"><text:span text:style-name="T5">I</text:span></text:p>
            </draw:text-box>
          </draw:frame>
        </draw:g>
        <draw:g>
          <draw:path draw:style-name="gr1" draw:text-style-name="P1" draw:layer="layout" svg:width="4.146cm" svg:height="0.503cm" svg:x="2.289cm" svg:y="21.6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layout" svg:width="4.146cm" svg:height="0.503cm" svg:x="2.289cm" svg:y="21.6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layout" svg:width="4.147cm" svg:height="1.304cm" svg:x="2.288cm" svg:y="22.2cm" svg:viewBox="0 0 4148 1305" svg:d="M3 1002c-2 12-3 24-3 36 0 47 13 93 36 133 23 41 57 74 98 98 40 23 86 36 133 36 12 0 24-1 36-3h3542c12 2 25 3 38 3 46 0 92-13 132-36s74-57 97-97 36-86 36-133c0-12-1-25-3-37v-1002h-4142z">
            <text:p/>
          </draw:path>
          <draw:path draw:style-name="gr2" draw:text-style-name="P2" draw:layer="layout" svg:width="4.147cm" svg:height="1.304cm" svg:x="2.288cm" svg:y="22.2cm" svg:viewBox="0 0 4148 1305" svg:d="M3 1002c-2 12-3 24-3 36 0 47 13 93 36 133 23 41 57 74 98 98 40 23 86 36 133 36 12 0 24-1 36-3h3542c12 2 25 3 38 3 46 0 92-13 132-36s74-57 97-97 36-86 36-133c0-12-1-25-3-37v-1002h-4142z">
            <text:p/>
          </draw:path>
        </draw:g>
        <draw:frame draw:style-name="gr11" draw:text-style-name="P2" draw:layer="layout" svg:width="4.14cm" svg:height="1.8cm" svg:x="2.29cm" svg:y="21.7cm">
          <draw:text-box>
            <text:p text:style-name="P4"><text:span text:style-name="T1">K1</text:span></text:p>
          </draw:text-box>
        </draw:frame>
        <draw:g>
          <draw:g>
            <draw:polygon draw:style-name="gr7" draw:text-style-name="P5" draw:layer="layout" svg:width="4.14cm" svg:height="0.55cm" svg:x="2.29cm" svg:y="22.2cm" svg:viewBox="0 0 4141 551" draw:points="0,551 4141,551 4141,0 0,0">
              <text:p/>
            </draw:polygon>
            <draw:polygon draw:style-name="gr2" draw:text-style-name="P2" draw:layer="layout" svg:width="4.14cm" svg:height="0.55cm" svg:x="2.29cm" svg:y="22.2cm" svg:viewBox="0 0 4141 551" draw:points="0,551 4141,551 4141,0 0,0">
              <text:p/>
            </draw:polygon>
          </draw:g>
          <draw:frame draw:style-name="gr8" draw:text-style-name="P2" draw:layer="layout" svg:width="4.14cm" svg:height="0.55cm" svg:x="2.29cm" svg:y="22.2cm">
            <draw:text-box>
              <text:p text:style-name="P6"><text:span text:style-name="T2">B28:</text:span></text:p>
            </draw:text-box>
          </draw:frame>
        </draw:g>
        <draw:g>
          <draw:g>
            <draw:polygon draw:style-name="gr7" draw:text-style-name="P5" draw:layer="layout" svg:width="4.14cm" svg:height="0.55cm" svg:x="2.29cm" svg:y="22.7cm" svg:viewBox="0 0 4141 551" draw:points="0,551 4141,551 4141,0 0,0">
              <text:p/>
            </draw:polygon>
            <draw:polygon draw:style-name="gr2" draw:text-style-name="P2" draw:layer="layout" svg:width="4.14cm" svg:height="0.55cm" svg:x="2.29cm" svg:y="22.7cm" svg:viewBox="0 0 4141 551" draw:points="0,551 4141,551 4141,0 0,0">
              <text:p/>
            </draw:polygon>
          </draw:g>
          <draw:frame draw:style-name="gr8" draw:text-style-name="P2" draw:layer="layout" svg:width="4.14cm" svg:height="0.55cm" svg:x="2.29cm" svg:y="22.7cm">
            <draw:text-box>
              <text:p text:style-name="P6"><text:span text:style-name="T2">B29:</text:span></text:p>
            </draw:text-box>
          </draw:frame>
        </draw:g>
        <draw:g>
          <draw:g>
            <draw:polygon draw:style-name="gr9" draw:text-style-name="P7" draw:layer="layout" svg:width="0.578cm" svg:height="0.5cm" svg:x="5.84cm" svg:y="22.2cm" svg:viewBox="0 0 579 501" draw:points="0,501 579,501 579,0 0,0">
              <text:p/>
            </draw:polygon>
            <draw:polygon draw:style-name="gr2" draw:text-style-name="P2" draw:layer="layout" svg:width="0.578cm" svg:height="0.5cm" svg:x="5.84cm" svg:y="22.2cm" svg:viewBox="0 0 579 501" draw:points="0,501 579,501 579,0 0,0">
              <text:p/>
            </draw:polygon>
          </draw:g>
          <draw:frame draw:style-name="gr10" draw:text-style-name="P2" draw:layer="layout" svg:width="0.578cm" svg:height="0.5cm" svg:x="5.84cm" svg:y="22.2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578cm" svg:height="0.55cm" svg:x="5.84cm" svg:y="22.7cm" svg:viewBox="0 0 579 551" draw:points="0,551 579,551 579,0 0,0">
              <text:p/>
            </draw:polygon>
            <draw:polygon draw:style-name="gr2" draw:text-style-name="P2" draw:layer="layout" svg:width="0.578cm" svg:height="0.55cm" svg:x="5.84cm" svg:y="22.7cm" svg:viewBox="0 0 579 551" draw:points="0,551 579,551 579,0 0,0">
              <text:p/>
            </draw:polygon>
          </draw:g>
          <draw:frame draw:style-name="gr8" draw:text-style-name="P2" draw:layer="layout" svg:width="0.578cm" svg:height="0.823cm" svg:x="5.84cm" svg:y="22.564cm">
            <draw:text-box>
              <text:p text:style-name="P4"><text:span text:style-name="T3">DW</text:span></text:p>
            </draw:text-box>
          </draw:frame>
        </draw:g>
        <draw:g>
          <draw:path draw:style-name="gr1" draw:text-style-name="P1" draw:layer="layout" svg:width="3.706cm" svg:height="0.503cm" svg:x="0.928cm" svg:y="25.897cm" svg:viewBox="0 0 3707 504" svg:d="M2 504h3702v-200c2-14 3-27 3-41 0-46-12-91-35-131s-56-74-97-97c-40-23-85-35-131-35-13 0-27 1-40 3h-3102c-10-1-21-2-32-2-47 0-94 13-135 36-41 24-75 58-99 99-23 42-36 88-36 136 0 10 1 21 2 32z">
            <text:p/>
          </draw:path>
          <draw:path draw:style-name="gr2" draw:text-style-name="P2" draw:layer="layout" svg:width="3.706cm" svg:height="0.503cm" svg:x="0.928cm" svg:y="25.897cm" svg:viewBox="0 0 3707 504" svg:d="M2 504h3702v-200c2-14 3-27 3-41 0-46-12-91-35-131s-56-74-97-97c-40-23-85-35-131-35-13 0-27 1-40 3h-3102c-10-1-21-2-32-2-47 0-94 13-135 36-41 24-75 58-99 99-23 42-36 88-36 136 0 10 1 21 2 32z">
            <text:p/>
          </draw:path>
        </draw:g>
        <draw:g>
          <draw:path draw:style-name="gr1" draw:text-style-name="P1" draw:layer="layout" svg:width="3.707cm" svg:height="1.303cm" svg:x="0.928cm" svg:y="26.4cm" svg:viewBox="0 0 3708 1304" svg:d="M3 1001c-2 12-3 24-3 36 0 47 13 93 36 133 23 41 57 74 98 98 40 23 86 36 133 36 12 0 24-1 36-3h3102c12 2 25 3 38 3 46 0 92-13 132-36s74-57 97-97 36-86 36-133c0-12-1-25-3-37v-1001h-3702z">
            <text:p/>
          </draw:path>
          <draw:path draw:style-name="gr2" draw:text-style-name="P2" draw:layer="layout" svg:width="3.707cm" svg:height="1.303cm" svg:x="0.928cm" svg:y="26.4cm" svg:viewBox="0 0 3708 1304" svg:d="M3 1001c-2 12-3 24-3 36 0 47 13 93 36 133 23 41 57 74 98 98 40 23 86 36 133 36 12 0 24-1 36-3h3102c12 2 25 3 38 3 46 0 92-13 132-36s74-57 97-97 36-86 36-133c0-12-1-25-3-37v-1001h-3702z">
            <text:p/>
          </draw:path>
        </draw:g>
        <draw:frame draw:style-name="gr11" draw:text-style-name="P2" draw:layer="layout" svg:width="3.7cm" svg:height="1.8cm" svg:x="0.93cm" svg:y="25.9cm">
          <draw:text-box>
            <text:p text:style-name="P4"><text:span text:style-name="T1">SCROLL</text:span></text:p>
          </draw:text-box>
        </draw:frame>
        <draw:g>
          <draw:g>
            <draw:polygon draw:style-name="gr7" draw:text-style-name="P5" draw:layer="layout" svg:width="3.7cm" svg:height="0.55cm" svg:x="0.93cm" svg:y="26.4cm" svg:viewBox="0 0 3701 551" draw:points="0,551 3701,551 3701,0 0,0">
              <text:p/>
            </draw:polygon>
            <draw:polygon draw:style-name="gr2" draw:text-style-name="P2" draw:layer="layout" svg:width="3.7cm" svg:height="0.55cm" svg:x="0.93cm" svg:y="26.4cm" svg:viewBox="0 0 3701 551" draw:points="0,551 3701,551 3701,0 0,0">
              <text:p/>
            </draw:polygon>
          </draw:g>
          <draw:frame draw:style-name="gr8" draw:text-style-name="P2" draw:layer="layout" svg:width="3.7cm" svg:height="0.55cm" svg:x="0.93cm" svg:y="26.4cm">
            <draw:text-box>
              <text:p text:style-name="P6"><text:span text:style-name="T2">B30:</text:span></text:p>
            </draw:text-box>
          </draw:frame>
        </draw:g>
        <draw:g>
          <draw:g>
            <draw:polygon draw:style-name="gr7" draw:text-style-name="P5" draw:layer="layout" svg:width="3.7cm" svg:height="0.55cm" svg:x="0.93cm" svg:y="26.9cm" svg:viewBox="0 0 3701 551" draw:points="0,551 3701,551 3701,0 0,0">
              <text:p/>
            </draw:polygon>
            <draw:polygon draw:style-name="gr2" draw:text-style-name="P2" draw:layer="layout" svg:width="3.7cm" svg:height="0.55cm" svg:x="0.93cm" svg:y="26.9cm" svg:viewBox="0 0 3701 551" draw:points="0,551 3701,551 3701,0 0,0">
              <text:p/>
            </draw:polygon>
          </draw:g>
          <draw:frame draw:style-name="gr8" draw:text-style-name="P2" draw:layer="layout" svg:width="3.7cm" svg:height="0.55cm" svg:x="0.93cm" svg:y="26.9cm">
            <draw:text-box>
              <text:p text:style-name="P6"><text:span text:style-name="T2">B31:</text:span></text:p>
            </draw:text-box>
          </draw:frame>
        </draw:g>
        <draw:g>
          <draw:g>
            <draw:polygon draw:style-name="gr9" draw:text-style-name="P7" draw:layer="layout" svg:width="0.481cm" svg:height="0.5cm" svg:x="4.149cm" svg:y="26.4cm" svg:viewBox="0 0 482 501" draw:points="0,501 482,501 482,0 0,0">
              <text:p/>
            </draw:polygon>
            <draw:polygon draw:style-name="gr2" draw:text-style-name="P2" draw:layer="layout" svg:width="0.481cm" svg:height="0.5cm" svg:x="4.149cm" svg:y="26.4cm" svg:viewBox="0 0 482 501" draw:points="0,501 482,501 482,0 0,0">
              <text:p/>
            </draw:polygon>
          </draw:g>
          <draw:frame draw:style-name="gr10" draw:text-style-name="P2" draw:layer="layout" svg:width="0.481cm" svg:height="0.651cm" svg:x="4.149cm" svg:y="26.325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7" draw:layer="layout" svg:width="0.481cm" svg:height="0.55cm" svg:x="4.149cm" svg:y="26.9cm" svg:viewBox="0 0 482 551" draw:points="0,551 482,551 482,0 0,0">
              <text:p/>
            </draw:polygon>
            <draw:polygon draw:style-name="gr2" draw:text-style-name="P2" draw:layer="layout" svg:width="0.481cm" svg:height="0.55cm" svg:x="4.149cm" svg:y="26.9cm" svg:viewBox="0 0 482 551" draw:points="0,551 482,551 482,0 0,0">
              <text:p/>
            </draw:polygon>
          </draw:g>
          <draw:frame draw:style-name="gr8" draw:text-style-name="P2" draw:layer="layout" svg:width="0.481cm" svg:height="0.651cm" svg:x="4.149cm" svg:y="26.85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146cm" svg:height="0.503cm" svg:x="24.353cm" svg:y="31.5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layout" svg:width="4.146cm" svg:height="0.503cm" svg:x="24.353cm" svg:y="31.597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layout" svg:width="4.147cm" svg:height="1.764cm" svg:x="24.353cm" svg:y="32cm" svg:viewBox="0 0 4148 1765" svg:d="M3 1462c-2 12-3 24-3 36 0 47 13 93 36 133 23 41 57 74 98 98 40 23 86 36 133 36 12 0 24-1 36-3h3542c12 2 25 3 38 3 46 0 92-13 132-36s74-57 97-97 36-86 36-133c0-12-1-25-3-37v-1462h-4142z">
            <text:p/>
          </draw:path>
          <draw:path draw:style-name="gr2" draw:text-style-name="P2" draw:layer="layout" svg:width="4.147cm" svg:height="1.764cm" svg:x="24.353cm" svg:y="32cm" svg:viewBox="0 0 4148 1765" svg:d="M3 1462c-2 12-3 24-3 36 0 47 13 93 36 133 23 41 57 74 98 98 40 23 86 36 133 36 12 0 24-1 36-3h3542c12 2 25 3 38 3 46 0 92-13 132-36s74-57 97-97 36-86 36-133c0-12-1-25-3-37v-1462h-4142z">
            <text:p/>
          </draw:path>
        </draw:g>
        <draw:frame draw:style-name="gr13" draw:text-style-name="P2" draw:layer="layout" svg:width="4.14cm" svg:height="2.26cm" svg:x="24.355cm" svg:y="31.5cm">
          <draw:text-box>
            <text:p text:style-name="P4"><text:span text:style-name="T1">RTY - G</text:span></text:p>
          </draw:text-box>
        </draw:frame>
        <draw:g>
          <draw:g>
            <draw:polygon draw:style-name="gr7" draw:text-style-name="P5" draw:layer="layout" svg:width="4.14cm" svg:height="0.55cm" svg:x="24.355cm" svg:y="32cm" svg:viewBox="0 0 4141 551" draw:points="0,551 4141,551 4141,0 0,0">
              <text:p/>
            </draw:polygon>
            <draw:polygon draw:style-name="gr2" draw:text-style-name="P2" draw:layer="layout" svg:width="4.14cm" svg:height="0.55cm" svg:x="24.355cm" svg:y="32cm" svg:viewBox="0 0 4141 551" draw:points="0,551 4141,551 4141,0 0,0">
              <text:p/>
            </draw:polygon>
          </draw:g>
          <draw:frame draw:style-name="gr8" draw:text-style-name="P2" draw:layer="layout" svg:width="4.14cm" svg:height="0.55cm" svg:x="24.355cm" svg:y="32cm">
            <draw:text-box>
              <text:p text:style-name="P6"><text:span text:style-name="T2">ROTZ+:</text:span></text:p>
            </draw:text-box>
          </draw:frame>
        </draw:g>
        <draw:g>
          <draw:g>
            <draw:polygon draw:style-name="gr7" draw:text-style-name="P5" draw:layer="layout" svg:width="4.14cm" svg:height="0.55cm" svg:x="24.355cm" svg:y="32.5cm" svg:viewBox="0 0 4141 551" draw:points="0,551 4141,551 4141,0 0,0">
              <text:p/>
            </draw:polygon>
            <draw:polygon draw:style-name="gr2" draw:text-style-name="P2" draw:layer="layout" svg:width="4.14cm" svg:height="0.55cm" svg:x="24.355cm" svg:y="32.5cm" svg:viewBox="0 0 4141 551" draw:points="0,551 4141,551 4141,0 0,0">
              <text:p/>
            </draw:polygon>
          </draw:g>
          <draw:frame draw:style-name="gr8" draw:text-style-name="P2" draw:layer="layout" svg:width="4.14cm" svg:height="0.55cm" svg:x="24.355cm" svg:y="32.5cm">
            <draw:text-box>
              <text:p text:style-name="P6"><text:span text:style-name="T2">ROTZ-:</text:span></text:p>
            </draw:text-box>
          </draw:frame>
        </draw:g>
        <draw:g>
          <draw:g>
            <draw:polygon draw:style-name="gr9" draw:text-style-name="P7" draw:layer="layout" svg:width="0.6cm" svg:height="0.5cm" svg:x="27.905cm" svg:y="32cm" svg:viewBox="0 0 601 501" draw:points="0,501 601,501 601,0 0,0">
              <text:p/>
            </draw:polygon>
            <draw:polygon draw:style-name="gr2" draw:text-style-name="P2" draw:layer="layout" svg:width="0.6cm" svg:height="0.5cm" svg:x="27.905cm" svg:y="32cm" svg:viewBox="0 0 601 501" draw:points="0,501 601,501 601,0 0,0">
              <text:p/>
            </draw:polygon>
          </draw:g>
          <draw:frame draw:style-name="gr10" draw:text-style-name="P2" draw:layer="layout" svg:width="0.6cm" svg:height="0.651cm" svg:x="27.905cm" svg:y="31.925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9" draw:text-style-name="P7" draw:layer="layout" svg:width="0.6cm" svg:height="0.55cm" svg:x="27.905cm" svg:y="32.5cm" svg:viewBox="0 0 601 551" draw:points="0,551 601,551 601,0 0,0">
              <text:p/>
            </draw:polygon>
            <draw:polygon draw:style-name="gr2" draw:text-style-name="P2" draw:layer="layout" svg:width="0.6cm" svg:height="0.55cm" svg:x="27.905cm" svg:y="32.5cm" svg:viewBox="0 0 601 551" draw:points="0,551 601,551 601,0 0,0">
              <text:p/>
            </draw:polygon>
          </draw:g>
          <draw:frame draw:style-name="gr8" draw:text-style-name="P2" draw:layer="layout" svg:width="0.6cm" svg:height="0.651cm" svg:x="27.905cm" svg:y="32.45cm">
            <draw:text-box>
              <text:p text:style-name="P4"><text:span text:style-name="T4">-</text:span></text:p>
            </draw:text-box>
          </draw:frame>
        </draw:g>
        <draw:g>
          <draw:path draw:style-name="gr1" draw:text-style-name="P1" draw:layer="layout" svg:width="4.106cm" svg:height="0.503cm" svg:x="19.168cm" svg:y="25.497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2" draw:text-style-name="P2" draw:layer="layout" svg:width="4.106cm" svg:height="0.503cm" svg:x="19.168cm" svg:y="25.497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1" draw:text-style-name="P1" draw:layer="layout" svg:width="4.107cm" svg:height="1.304cm" svg:x="19.168cm" svg:y="26cm" svg:viewBox="0 0 4108 1305" svg:d="M3 1002c-2 12-3 24-3 36 0 47 13 93 36 133 23 41 57 74 98 98 40 23 86 36 133 36 12 0 24-1 36-3h3502c12 2 25 3 38 3 46 0 92-13 132-36s74-57 97-97 36-86 36-133c0-12-1-25-3-37v-1002h-4102z">
            <text:p/>
          </draw:path>
          <draw:path draw:style-name="gr2" draw:text-style-name="P2" draw:layer="layout" svg:width="4.107cm" svg:height="1.304cm" svg:x="19.168cm" svg:y="26cm" svg:viewBox="0 0 4108 1305" svg:d="M3 1002c-2 12-3 24-3 36 0 47 13 93 36 133 23 41 57 74 98 98 40 23 86 36 133 36 12 0 24-1 36-3h3502c12 2 25 3 38 3 46 0 92-13 132-36s74-57 97-97 36-86 36-133c0-12-1-25-3-37v-1002h-4102z">
            <text:p/>
          </draw:path>
        </draw:g>
        <draw:frame draw:style-name="gr11" draw:text-style-name="P2" draw:layer="layout" svg:width="4.1cm" svg:height="1.8cm" svg:x="19.17cm" svg:y="25.5cm">
          <draw:text-box>
            <text:p text:style-name="P4"><text:span text:style-name="T1">THUMB</text:span></text:p>
          </draw:text-box>
        </draw:frame>
        <draw:g>
          <draw:g>
            <draw:polygon draw:style-name="gr7" draw:text-style-name="P5" draw:layer="layout" svg:width="4.1cm" svg:height="0.55cm" svg:x="19.17cm" svg:y="26cm" svg:viewBox="0 0 4101 551" draw:points="0,551 4101,551 4101,0 0,0">
              <text:p/>
            </draw:polygon>
            <draw:polygon draw:style-name="gr2" draw:text-style-name="P2" draw:layer="layout" svg:width="4.1cm" svg:height="0.55cm" svg:x="19.17cm" svg:y="26cm" svg:viewBox="0 0 4101 551" draw:points="0,551 4101,551 4101,0 0,0">
              <text:p/>
            </draw:polygon>
          </draw:g>
          <draw:frame draw:style-name="gr8" draw:text-style-name="P2" draw:layer="layout" svg:width="4.1cm" svg:height="0.55cm" svg:x="19.17cm" svg:y="26cm">
            <draw:text-box>
              <text:p text:style-name="P6"><text:span text:style-name="T2">B33:</text:span></text:p>
            </draw:text-box>
          </draw:frame>
        </draw:g>
        <draw:g>
          <draw:g>
            <draw:polygon draw:style-name="gr9" draw:text-style-name="P7" draw:layer="layout" svg:width="0.6cm" svg:height="0.5cm" svg:x="22.67cm" svg:y="26cm" svg:viewBox="0 0 601 501" draw:points="0,501 601,501 601,0 0,0">
              <text:p/>
            </draw:polygon>
            <draw:polygon draw:style-name="gr2" draw:text-style-name="P2" draw:layer="layout" svg:width="0.6cm" svg:height="0.5cm" svg:x="22.67cm" svg:y="26cm" svg:viewBox="0 0 601 501" draw:points="0,501 601,501 601,0 0,0">
              <text:p/>
            </draw:polygon>
          </draw:g>
          <draw:frame draw:style-name="gr10" draw:text-style-name="P2" draw:layer="layout" svg:width="0.6cm" svg:height="0.5cm" svg:x="22.67cm" svg:y="26cm">
            <draw:text-box>
              <text:p text:style-name="P4"><text:span text:style-name="T3">SLD</text:span></text:p>
            </draw:text-box>
          </draw:frame>
        </draw:g>
        <draw:g>
          <draw:g>
            <draw:polygon draw:style-name="gr7" draw:text-style-name="P5" draw:layer="layout" svg:width="4.1cm" svg:height="0.55cm" svg:x="19.17cm" svg:y="26.5cm" svg:viewBox="0 0 4101 551" draw:points="0,551 4101,551 4101,0 0,0">
              <text:p/>
            </draw:polygon>
            <draw:polygon draw:style-name="gr2" draw:text-style-name="P2" draw:layer="layout" svg:width="4.1cm" svg:height="0.55cm" svg:x="19.17cm" svg:y="26.5cm" svg:viewBox="0 0 4101 551" draw:points="0,551 4101,551 4101,0 0,0">
              <text:p/>
            </draw:polygon>
          </draw:g>
          <draw:frame draw:style-name="gr8" draw:text-style-name="P2" draw:layer="layout" svg:width="4.1cm" svg:height="0.55cm" svg:x="19.17cm" svg:y="26.5cm">
            <draw:text-box>
              <text:p text:style-name="P6"><text:span text:style-name="T2">B1:</text:span></text:p>
            </draw:text-box>
          </draw:frame>
        </draw:g>
        <draw:g>
          <draw:g>
            <draw:polygon draw:style-name="gr9" draw:text-style-name="P7" draw:layer="layout" svg:width="0.6cm" svg:height="0.55cm" svg:x="22.67cm" svg:y="26.5cm" svg:viewBox="0 0 601 551" draw:points="0,551 601,551 601,0 0,0">
              <text:p/>
            </draw:polygon>
            <draw:polygon draw:style-name="gr2" draw:text-style-name="P2" draw:layer="layout" svg:width="0.6cm" svg:height="0.55cm" svg:x="22.67cm" svg:y="26.5cm" svg:viewBox="0 0 601 551" draw:points="0,551 601,551 601,0 0,0">
              <text:p/>
            </draw:polygon>
          </draw:g>
          <draw:frame draw:style-name="gr8" draw:text-style-name="P2" draw:layer="layout" svg:width="0.6cm" svg:height="0.564cm" svg:x="22.67cm" svg:y="26.493cm">
            <draw:text-box>
              <text:p text:style-name="P4"><text:span text:style-name="T5">E</text:span></text:p>
            </draw:text-box>
          </draw:frame>
        </draw:g>
        <draw:g>
          <draw:path draw:style-name="gr1" draw:text-style-name="P1" draw:layer="layout" svg:width="4.231cm" svg:height="0.503cm" svg:x="24.566cm" svg:y="24.927cm" svg:viewBox="0 0 4232 504" svg:d="M2 504h4227v-200c2-14 3-27 3-41 0-46-12-91-35-131s-56-74-96-97-86-35-132-35c-13 0-27 1-40 3h-3627c-10-1-21-2-32-2-47 0-94 13-135 36-41 24-75 58-99 99-23 42-36 88-36 136 0 10 1 21 2 32z">
            <text:p/>
          </draw:path>
          <draw:path draw:style-name="gr2" draw:text-style-name="P2" draw:layer="layout" svg:width="4.231cm" svg:height="0.503cm" svg:x="24.566cm" svg:y="24.927cm" svg:viewBox="0 0 4232 504" svg:d="M2 504h4227v-200c2-14 3-27 3-41 0-46-12-91-35-131s-56-74-96-97-86-35-132-35c-13 0-27 1-40 3h-3627c-10-1-21-2-32-2-47 0-94 13-135 36-41 24-75 58-99 99-23 42-36 88-36 136 0 10 1 21 2 32z">
            <text:p/>
          </draw:path>
        </draw:g>
        <draw:g>
          <draw:path draw:style-name="gr1" draw:text-style-name="P1" draw:layer="layout" svg:width="4.232cm" svg:height="1.823cm" svg:x="24.565cm" svg:y="25.43cm" svg:viewBox="0 0 4233 1824" svg:d="M3 1521c-2 12-3 24-3 36 0 47 13 93 36 133 23 41 57 75 98 98 40 23 86 36 133 36 12 0 24-1 36-3h3627c12 2 25 3 38 3 46 0 92-13 132-36s74-57 97-97 36-86 36-132c0-13-1-26-3-38v-1521h-4227z">
            <text:p/>
          </draw:path>
          <draw:path draw:style-name="gr2" draw:text-style-name="P2" draw:layer="layout" svg:width="4.232cm" svg:height="1.823cm" svg:x="24.565cm" svg:y="25.43cm" svg:viewBox="0 0 4233 1824" svg:d="M3 1521c-2 12-3 24-3 36 0 47 13 93 36 133 23 41 57 75 98 98 40 23 86 36 133 36 12 0 24-1 36-3h3627c12 2 25 3 38 3 46 0 92-13 132-36s74-57 97-97 36-86 36-132c0-13-1-26-3-38v-1521h-4227z">
            <text:p/>
          </draw:path>
        </draw:g>
        <draw:frame draw:style-name="gr14" draw:text-style-name="P2" draw:layer="layout" svg:width="4.225cm" svg:height="2.32cm" svg:x="24.567cm" svg:y="24.93cm">
          <draw:text-box>
            <text:p text:style-name="P4"><text:span text:style-name="T1">RTY - F</text:span></text:p>
          </draw:text-box>
        </draw:frame>
        <draw:g>
          <draw:g>
            <draw:polygon draw:style-name="gr7" draw:text-style-name="P5" draw:layer="layout" svg:width="4.225cm" svg:height="0.55cm" svg:x="24.568cm" svg:y="25.43cm" svg:viewBox="0 0 4226 551" draw:points="0,551 4226,551 4226,0 0,0">
              <text:p/>
            </draw:polygon>
            <draw:polygon draw:style-name="gr2" draw:text-style-name="P2" draw:layer="layout" svg:width="4.225cm" svg:height="0.55cm" svg:x="24.568cm" svg:y="25.43cm" svg:viewBox="0 0 4226 551" draw:points="0,551 4226,551 4226,0 0,0">
              <text:p/>
            </draw:polygon>
          </draw:g>
          <draw:frame draw:style-name="gr8" draw:text-style-name="P2" draw:layer="layout" svg:width="4.225cm" svg:height="0.55cm" svg:x="24.568cm" svg:y="25.43cm">
            <draw:text-box>
              <text:p text:style-name="P6"><text:span text:style-name="T2">Z+:</text:span></text:p>
            </draw:text-box>
          </draw:frame>
        </draw:g>
        <draw:g>
          <draw:g>
            <draw:polygon draw:style-name="gr7" draw:text-style-name="P5" draw:layer="layout" svg:width="4.225cm" svg:height="0.55cm" svg:x="24.568cm" svg:y="25.93cm" svg:viewBox="0 0 4226 551" draw:points="0,551 4226,551 4226,0 0,0">
              <text:p/>
            </draw:polygon>
            <draw:polygon draw:style-name="gr2" draw:text-style-name="P2" draw:layer="layout" svg:width="4.225cm" svg:height="0.55cm" svg:x="24.568cm" svg:y="25.93cm" svg:viewBox="0 0 4226 551" draw:points="0,551 4226,551 4226,0 0,0">
              <text:p/>
            </draw:polygon>
          </draw:g>
          <draw:frame draw:style-name="gr8" draw:text-style-name="P2" draw:layer="layout" svg:width="4.225cm" svg:height="0.55cm" svg:x="24.568cm" svg:y="25.93cm">
            <draw:text-box>
              <text:p text:style-name="P6"><text:span text:style-name="T2">Z-:</text:span></text:p>
            </draw:text-box>
          </draw:frame>
        </draw:g>
        <draw:g>
          <draw:g>
            <draw:polygon draw:style-name="gr9" draw:text-style-name="P7" draw:layer="layout" svg:width="0.6cm" svg:height="0.5cm" svg:x="28.194cm" svg:y="25.43cm" svg:viewBox="0 0 601 501" draw:points="0,501 601,501 601,0 0,0">
              <text:p/>
            </draw:polygon>
            <draw:polygon draw:style-name="gr2" draw:text-style-name="P2" draw:layer="layout" svg:width="0.6cm" svg:height="0.5cm" svg:x="28.194cm" svg:y="25.43cm" svg:viewBox="0 0 601 501" draw:points="0,501 601,501 601,0 0,0">
              <text:p/>
            </draw:polygon>
          </draw:g>
          <draw:frame draw:style-name="gr10" draw:text-style-name="P2" draw:layer="layout" svg:width="0.6cm" svg:height="0.738cm" svg:x="28.194cm" svg:y="25.311cm">
            <draw:text-box>
              <text:p text:style-name="P4"><text:span text:style-name="T6">+</text:span></text:p>
            </draw:text-box>
          </draw:frame>
        </draw:g>
        <draw:g>
          <draw:g>
            <draw:polygon draw:style-name="gr9" draw:text-style-name="P7" draw:layer="layout" svg:width="0.6cm" svg:height="0.55cm" svg:x="28.194cm" svg:y="25.93cm" svg:viewBox="0 0 601 551" draw:points="0,551 601,551 601,0 0,0">
              <text:p/>
            </draw:polygon>
            <draw:polygon draw:style-name="gr2" draw:text-style-name="P2" draw:layer="layout" svg:width="0.6cm" svg:height="0.55cm" svg:x="28.194cm" svg:y="25.93cm" svg:viewBox="0 0 601 551" draw:points="0,551 601,551 601,0 0,0">
              <text:p/>
            </draw:polygon>
          </draw:g>
          <draw:frame draw:style-name="gr8" draw:text-style-name="P2" draw:layer="layout" svg:width="0.6cm" svg:height="0.738cm" svg:x="28.194cm" svg:y="25.836cm">
            <draw:text-box>
              <text:p text:style-name="P4"><text:span text:style-name="T6">-</text:span></text:p>
            </draw:text-box>
          </draw:frame>
        </draw:g>
        <draw:g>
          <draw:path draw:style-name="gr1" draw:text-style-name="P1" draw:layer="layout" svg:width="3.756cm" svg:height="0.503cm" svg:x="1.053cm" svg:y="8.839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  <draw:path draw:style-name="gr2" draw:text-style-name="P2" draw:layer="layout" svg:width="3.756cm" svg:height="0.503cm" svg:x="1.053cm" svg:y="8.839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</draw:g>
        <draw:g>
          <draw:path draw:style-name="gr1" draw:text-style-name="P1" draw:layer="layout" svg:width="3.757cm" svg:height="0.817cm" svg:x="1.053cm" svg:y="9.343cm" svg:viewBox="0 0 3758 818" svg:d="M3 515c-2 12-3 24-3 36 0 47 13 93 36 133 23 41 57 74 98 98 40 23 86 36 133 36 12 0 24-1 36-3h3152c12 2 25 3 38 3 46 0 92-13 132-36s74-57 97-97 36-86 36-133c0-12-1-25-3-37v-515h-3752z">
            <text:p/>
          </draw:path>
          <draw:path draw:style-name="gr2" draw:text-style-name="P2" draw:layer="layout" svg:width="3.757cm" svg:height="0.817cm" svg:x="1.053cm" svg:y="9.343cm" svg:viewBox="0 0 3758 818" svg:d="M3 515c-2 12-3 24-3 36 0 47 13 93 36 133 23 41 57 74 98 98 40 23 86 36 133 36 12 0 24-1 36-3h3152c12 2 25 3 38 3 46 0 92-13 132-36s74-57 97-97 36-86 36-133c0-12-1-25-3-37v-515h-3752z">
            <text:p/>
          </draw:path>
        </draw:g>
        <draw:frame draw:style-name="gr15" draw:text-style-name="P2" draw:layer="layout" svg:width="3.75cm" svg:height="1.315cm" svg:x="1.055cm" svg:y="8.843cm">
          <draw:text-box>
            <text:p text:style-name="P4"><text:span text:style-name="T1">Trigger</text:span></text:p>
          </draw:text-box>
        </draw:frame>
        <draw:g>
          <draw:g>
            <draw:polygon draw:style-name="gr7" draw:text-style-name="P5" draw:layer="layout" svg:width="3.75cm" svg:height="0.55cm" svg:x="1.055cm" svg:y="9.343cm" svg:viewBox="0 0 3751 551" draw:points="0,551 3751,551 3751,0 0,0">
              <text:p/>
            </draw:polygon>
            <draw:polygon draw:style-name="gr2" draw:text-style-name="P2" draw:layer="layout" svg:width="3.75cm" svg:height="0.55cm" svg:x="1.055cm" svg:y="9.343cm" svg:viewBox="0 0 3751 551" draw:points="0,551 3751,551 3751,0 0,0">
              <text:p/>
            </draw:polygon>
          </draw:g>
          <draw:frame draw:style-name="gr8" draw:text-style-name="P2" draw:layer="layout" svg:width="3.75cm" svg:height="0.55cm" svg:x="1.055cm" svg:y="9.343cm">
            <draw:text-box>
              <text:p text:style-name="P6"><text:span text:style-name="T2">1:</text:span></text:p>
            </draw:text-box>
          </draw:frame>
        </draw:g>
        <draw:g>
          <draw:g>
            <draw:polygon draw:style-name="gr9" draw:text-style-name="P7" draw:layer="layout" svg:width="0.655cm" svg:height="0.537cm" svg:x="4.15cm" svg:y="9.343cm" svg:viewBox="0 0 656 538" draw:points="0,538 656,538 656,0 0,0">
              <text:p/>
            </draw:polygon>
            <draw:polygon draw:style-name="gr2" draw:text-style-name="P2" draw:layer="layout" svg:width="0.655cm" svg:height="0.537cm" svg:x="4.15cm" svg:y="9.343cm" svg:viewBox="0 0 656 538" draw:points="0,538 656,538 656,0 0,0">
              <text:p/>
            </draw:polygon>
          </draw:g>
          <draw:frame draw:style-name="gr16" draw:text-style-name="P2" draw:layer="layout" svg:width="0.655cm" svg:height="0.537cm" svg:x="4.15cm" svg:y="9.343cm">
            <draw:text-box>
              <text:p text:style-name="P4"><text:span text:style-name="T3">TRG</text:span></text:p>
            </draw:text-box>
          </draw:frame>
        </draw:g>
        <draw:g>
          <draw:path draw:style-name="gr1" draw:text-style-name="P1" draw:layer="layout" svg:width="4.166cm" svg:height="0.503cm" svg:x="2.178cm" svg:y="15.398cm" svg:viewBox="0 0 4167 504" svg:d="M2 504h4162v-200c2-14 3-27 3-41 0-46-12-91-35-131s-56-74-96-97-86-35-132-35c-13 0-27 1-40 3h-3562c-10-1-21-2-32-2-47 0-94 13-135 36-41 24-75 58-99 99-23 42-36 88-36 136 0 10 1 21 2 32z">
            <text:p/>
          </draw:path>
          <draw:path draw:style-name="gr2" draw:text-style-name="P2" draw:layer="layout" svg:width="4.166cm" svg:height="0.503cm" svg:x="2.178cm" svg:y="15.398cm" svg:viewBox="0 0 4167 504" svg:d="M2 504h4162v-200c2-14 3-27 3-41 0-46-12-91-35-131s-56-74-96-97-86-35-132-35c-13 0-27 1-40 3h-3562c-10-1-21-2-32-2-47 0-94 13-135 36-41 24-75 58-99 99-23 42-36 88-36 136 0 10 1 21 2 32z">
            <text:p/>
          </draw:path>
        </draw:g>
        <draw:g>
          <draw:path draw:style-name="gr1" draw:text-style-name="P1" draw:layer="layout" svg:width="4.167cm" svg:height="1.352cm" svg:x="2.178cm" svg:y="15.901cm" svg:viewBox="0 0 4168 1353" svg:d="M3 1050c-2 12-3 24-3 36 0 47 13 93 36 133 23 41 57 74 98 98 40 23 86 36 133 36 12 0 24-1 36-3h3562c12 2 25 3 38 3 46 0 92-13 132-36s74-57 97-97 36-86 36-133c0-12-1-25-3-37v-1050h-4162z">
            <text:p/>
          </draw:path>
          <draw:path draw:style-name="gr2" draw:text-style-name="P2" draw:layer="layout" svg:width="4.167cm" svg:height="1.352cm" svg:x="2.178cm" svg:y="15.901cm" svg:viewBox="0 0 4168 1353" svg:d="M3 1050c-2 12-3 24-3 36 0 47 13 93 36 133 23 41 57 74 98 98 40 23 86 36 133 36 12 0 24-1 36-3h3562c12 2 25 3 38 3 46 0 92-13 132-36s74-57 97-97 36-86 36-133c0-12-1-25-3-37v-1050h-4162z">
            <text:p/>
          </draw:path>
        </draw:g>
        <draw:frame draw:style-name="gr17" draw:text-style-name="P2" draw:layer="layout" svg:width="4.16cm" svg:height="1.849cm" svg:x="2.18cm" svg:y="15.401cm">
          <draw:text-box>
            <text:p text:style-name="P4"><text:span text:style-name="T1">PINKY</text:span></text:p>
          </draw:text-box>
        </draw:frame>
        <draw:g>
          <draw:g>
            <draw:polygon draw:style-name="gr7" draw:text-style-name="P5" draw:layer="layout" svg:width="4.16cm" svg:height="0.55cm" svg:x="2.18cm" svg:y="15.901cm" svg:viewBox="0 0 4161 551" draw:points="0,551 4161,551 4161,0 0,0">
              <text:p/>
            </draw:polygon>
            <draw:polygon draw:style-name="gr2" draw:text-style-name="P2" draw:layer="layout" svg:width="4.16cm" svg:height="0.55cm" svg:x="2.18cm" svg:y="15.901cm" svg:viewBox="0 0 4161 551" draw:points="0,551 4161,551 4161,0 0,0">
              <text:p/>
            </draw:polygon>
          </draw:g>
          <draw:frame draw:style-name="gr8" draw:text-style-name="P2" draw:layer="layout" svg:width="4.16cm" svg:height="0.55cm" svg:x="2.18cm" svg:y="15.901cm">
            <draw:text-box>
              <text:p text:style-name="P6"><text:span text:style-name="T2">6:</text:span></text:p>
            </draw:text-box>
          </draw:frame>
        </draw:g>
        <draw:g>
          <draw:g>
            <draw:polygon draw:style-name="gr7" draw:text-style-name="P5" draw:layer="layout" svg:width="4.16cm" svg:height="0.55cm" svg:x="2.18cm" svg:y="16.401cm" svg:viewBox="0 0 4161 551" draw:points="0,551 4161,551 4161,0 0,0">
              <text:p/>
            </draw:polygon>
            <draw:polygon draw:style-name="gr2" draw:text-style-name="P2" draw:layer="layout" svg:width="4.16cm" svg:height="0.55cm" svg:x="2.18cm" svg:y="16.401cm" svg:viewBox="0 0 4161 551" draw:points="0,551 4161,551 4161,0 0,0">
              <text:p/>
            </draw:polygon>
          </draw:g>
          <draw:frame draw:style-name="gr8" draw:text-style-name="P2" draw:layer="layout" svg:width="4.16cm" svg:height="0.55cm" svg:x="2.18cm" svg:y="16.401cm">
            <draw:text-box>
              <text:p text:style-name="P6"><text:span text:style-name="T2">5:</text:span></text:p>
            </draw:text-box>
          </draw:frame>
        </draw:g>
        <draw:g>
          <draw:g>
            <draw:polygon draw:style-name="gr9" draw:text-style-name="P7" draw:layer="layout" svg:width="0.655cm" svg:height="0.5cm" svg:x="5.68cm" svg:y="15.901cm" svg:viewBox="0 0 656 501" draw:points="0,501 656,501 656,0 0,0">
              <text:p/>
            </draw:polygon>
            <draw:polygon draw:style-name="gr2" draw:text-style-name="P2" draw:layer="layout" svg:width="0.655cm" svg:height="0.5cm" svg:x="5.68cm" svg:y="15.901cm" svg:viewBox="0 0 656 501" draw:points="0,501 656,501 656,0 0,0">
              <text:p/>
            </draw:polygon>
          </draw:g>
          <draw:frame draw:style-name="gr10" draw:text-style-name="P2" draw:layer="layout" svg:width="0.655cm" svg:height="0.5cm" svg:x="5.68cm" svg:y="15.901cm">
            <draw:text-box>
              <text:p text:style-name="P4"><text:span text:style-name="T3">TRG</text:span></text:p>
            </draw:text-box>
          </draw:frame>
        </draw:g>
        <draw:g>
          <draw:g>
            <draw:polygon draw:style-name="gr9" draw:text-style-name="P7" draw:layer="layout" svg:width="0.655cm" svg:height="0.55cm" svg:x="5.68cm" svg:y="16.401cm" svg:viewBox="0 0 656 551" draw:points="0,551 656,551 656,0 0,0">
              <text:p/>
            </draw:polygon>
            <draw:polygon draw:style-name="gr2" draw:text-style-name="P2" draw:layer="layout" svg:width="0.655cm" svg:height="0.55cm" svg:x="5.68cm" svg:y="16.401cm" svg:viewBox="0 0 656 551" draw:points="0,551 656,551 656,0 0,0">
              <text:p/>
            </draw:polygon>
          </draw:g>
          <draw:frame draw:style-name="gr8" draw:text-style-name="P2" draw:layer="layout" svg:width="0.655cm" svg:height="0.55cm" svg:x="5.68cm" svg:y="16.401cm">
            <draw:text-box>
              <text:p text:style-name="P4"><text:span text:style-name="T3">D</text:span></text:p>
            </draw:text-box>
          </draw:frame>
        </draw:g>
        <draw:frame draw:style-name="gr18" draw:text-style-name="P2" draw:layer="layout" svg:width="4.4cm" svg:height="2.8cm" svg:x="5.495cm" svg:y="1cm">
          <draw:text-box>
            <text:p text:style-name="P4"><text:span text:style-name="T1">C - STICK</text:span></text:p>
          </draw:text-box>
        </draw:frame>
        <draw:g>
          <draw:path draw:style-name="gr1" draw:text-style-name="P1" draw:layer="layout" svg:width="4.511cm" svg:height="0.503cm" svg:x="14.423cm" svg:y="2.119cm" svg:viewBox="0 0 4512 504" svg:d="M2 504h4507v-200c2-14 3-27 3-41 0-46-12-91-35-131s-56-74-96-97-86-35-132-35c-13 0-27 1-40 3h-3907c-10-1-21-2-32-2-47 0-94 13-135 36-41 24-75 58-99 99-23 42-36 88-36 136 0 10 1 21 2 32z">
            <text:p/>
          </draw:path>
          <draw:path draw:style-name="gr2" draw:text-style-name="P2" draw:layer="layout" svg:width="4.511cm" svg:height="0.503cm" svg:x="14.423cm" svg:y="2.119cm" svg:viewBox="0 0 4512 504" svg:d="M2 504h4507v-200c2-14 3-27 3-41 0-46-12-91-35-131s-56-74-96-97-86-35-132-35c-13 0-27 1-40 3h-3907c-10-1-21-2-32-2-47 0-94 13-135 36-41 24-75 58-99 99-23 42-36 88-36 136 0 10 1 21 2 32z">
            <text:p/>
          </draw:path>
        </draw:g>
        <draw:g>
          <draw:path draw:style-name="gr1" draw:text-style-name="P1" draw:layer="layout" svg:width="4.512cm" svg:height="0.523cm" svg:x="14.423cm" svg:y="2.622cm" svg:viewBox="0 0 4513 524" svg:d="M3 220c-2 13-3 25-3 37 0 47 13 93 36 133 23 41 57 74 98 98 40 23 86 36 133 36 12 0 24-1 36-3h3907c12 2 25 3 38 3 46 0 92-13 132-36s74-57 97-97 36-86 36-133c0-12-1-25-3-38v-220h-4507z">
            <text:p/>
          </draw:path>
          <draw:path draw:style-name="gr2" draw:text-style-name="P2" draw:layer="layout" svg:width="4.512cm" svg:height="0.523cm" svg:x="14.423cm" svg:y="2.622cm" svg:viewBox="0 0 4513 524" svg:d="M3 220c-2 13-3 25-3 37 0 47 13 93 36 133 23 41 57 74 98 98 40 23 86 36 133 36 12 0 24-1 36-3h3907c12 2 25 3 38 3 46 0 92-13 132-36s74-57 97-97 36-86 36-133c0-12-1-25-3-38v-220h-4507z">
            <text:p/>
          </draw:path>
        </draw:g>
        <draw:g>
          <draw:g>
            <draw:polygon draw:style-name="gr7" draw:text-style-name="P5" draw:layer="layout" svg:width="4.505cm" svg:height="0.55cm" svg:x="14.425cm" svg:y="2.338cm" svg:viewBox="0 0 4506 551" draw:points="0,551 4506,551 4506,0 0,0">
              <text:p/>
            </draw:polygon>
            <draw:polygon draw:style-name="gr2" draw:text-style-name="P2" draw:layer="layout" svg:width="4.505cm" svg:height="0.55cm" svg:x="14.425cm" svg:y="2.338cm" svg:viewBox="0 0 4506 551" draw:points="0,551 4506,551 4506,0 0,0">
              <text:p/>
            </draw:polygon>
          </draw:g>
          <draw:frame draw:style-name="gr8" draw:text-style-name="P2" draw:layer="layout" svg:width="4.505cm" svg:height="0.55cm" svg:x="14.425cm" svg:y="2.338cm">
            <draw:text-box>
              <text:p text:style-name="P6"><text:span text:style-name="T2">2:</text:span></text:p>
            </draw:text-box>
          </draw:frame>
        </draw:g>
        <draw:g>
          <draw:g>
            <draw:polygon draw:style-name="gr9" draw:text-style-name="P7" draw:layer="layout" svg:width="0.527cm" svg:height="0.55cm" svg:x="18.404cm" svg:y="2.338cm" svg:viewBox="0 0 528 551" draw:points="0,551 528,551 528,0 0,0">
              <text:p/>
            </draw:polygon>
            <draw:polygon draw:style-name="gr2" draw:text-style-name="P2" draw:layer="layout" svg:width="0.527cm" svg:height="0.55cm" svg:x="18.404cm" svg:y="2.338cm" svg:viewBox="0 0 528 551" draw:points="0,551 528,551 528,0 0,0">
              <text:p/>
            </draw:polygon>
          </draw:g>
          <draw:frame draw:style-name="gr8" draw:text-style-name="P2" draw:layer="layout" svg:width="0.527cm" svg:height="0.55cm" svg:x="18.404cm" svg:y="2.33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7" draw:text-style-name="P5" draw:layer="layout" svg:width="3.75cm" svg:height="0.55cm" svg:x="0.93cm" svg:y="33.35cm" svg:viewBox="0 0 3751 551" draw:points="0,551 3751,551 3751,0 0,0">
              <text:p/>
            </draw:polygon>
            <draw:polygon draw:style-name="gr2" draw:text-style-name="P2" draw:layer="layout" svg:width="3.75cm" svg:height="0.55cm" svg:x="0.93cm" svg:y="33.35cm" svg:viewBox="0 0 3751 551" draw:points="0,551 3751,551 3751,0 0,0">
              <text:p/>
            </draw:polygon>
          </draw:g>
          <draw:frame draw:style-name="gr8" draw:text-style-name="P2" draw:layer="layout" svg:width="3.75cm" svg:height="0.55cm" svg:x="0.93cm" svg:y="33.35cm">
            <draw:text-box>
              <text:p text:style-name="P6"><text:span text:style-name="T2">M3:</text:span></text:p>
            </draw:text-box>
          </draw:frame>
        </draw:g>
        <draw:g>
          <draw:g>
            <draw:polygon draw:style-name="gr9" draw:text-style-name="P7" draw:layer="layout" svg:width="0.614cm" svg:height="0.55cm" svg:x="4.066cm" svg:y="33.35cm" svg:viewBox="0 0 615 551" draw:points="0,551 615,551 615,0 0,0">
              <text:p/>
            </draw:polygon>
            <draw:polygon draw:style-name="gr2" draw:text-style-name="P2" draw:layer="layout" svg:width="0.614cm" svg:height="0.55cm" svg:x="4.066cm" svg:y="33.35cm" svg:viewBox="0 0 615 551" draw:points="0,551 615,551 615,0 0,0">
              <text:p/>
            </draw:polygon>
          </draw:g>
          <draw:frame draw:style-name="gr8" draw:text-style-name="P2" draw:layer="layout" svg:width="0.614cm" svg:height="0.55cm" svg:x="4.066cm" svg:y="33.35cm">
            <draw:text-box>
              <text:p text:style-name="P4"><text:span text:style-name="T3">S1</text:span></text:p>
            </draw:text-box>
          </draw:frame>
        </draw:g>
        <draw:polyline draw:style-name="gr19" draw:text-style-name="P2" draw:layer="layout" svg:width="1.445cm" svg:height="3.893cm" svg:x="4.36cm" svg:y="23.5cm" svg:viewBox="0 0 1446 3894" draw:points="0,0 0,375 1446,375 1446,3894">
          <text:p/>
        </draw:polyline>
        <draw:polyline draw:style-name="gr19" draw:text-style-name="P2" draw:layer="layout" svg:width="1.11cm" svg:height="5.85cm" svg:x="8.052cm" svg:y="21.9cm" svg:viewBox="0 0 1111 5851" draw:points="1111,0 1111,2104 0,2104 0,5851">
          <text:p/>
        </draw:polyline>
        <draw:polyline draw:style-name="gr19" draw:text-style-name="P2" draw:layer="layout" svg:width="1.55cm" svg:height="1.909cm" svg:x="12.63cm" svg:y="24.791cm" svg:viewBox="0 0 1551 1910" draw:points="1551,0 884,0 884,1910 0,1910">
          <text:p/>
        </draw:polyline>
        <draw:polyline draw:style-name="gr19" draw:text-style-name="P2" draw:layer="layout" svg:width="2.5cm" svg:height="1.014cm" svg:x="11.68cm" svg:y="26.786cm" svg:viewBox="0 0 2501 1015" draw:points="2501,0 2203,0 2203,1015 0,1015">
          <text:p/>
        </draw:polyline>
        <draw:polyline draw:style-name="gr19" draw:text-style-name="P2" draw:layer="layout" svg:width="1.55cm" svg:height="0.759cm" svg:x="12.63cm" svg:y="28.741cm" svg:viewBox="0 0 1551 760" draw:points="1551,0 1176,0 1176,760 0,760">
          <text:p/>
        </draw:polyline>
        <draw:polyline draw:style-name="gr19" draw:text-style-name="P2" draw:layer="layout" svg:width="2.549cm" svg:height="0.002cm" svg:x="11.68cm" svg:y="30.698cm" svg:viewBox="0 0 2550 3" draw:points="2550,0 2175,0 2175,3 0,3">
          <text:p/>
        </draw:polyline>
        <draw:polyline draw:style-name="gr19" draw:text-style-name="P2" draw:layer="layout" svg:width="1.5cm" svg:height="1.5cm" svg:x="12.68cm" svg:y="32.1cm" svg:viewBox="0 0 1501 1501" draw:points="1501,1501 1251,1501 1251,0 0,0">
          <text:p/>
        </draw:polyline>
        <draw:polyline draw:style-name="gr19" draw:text-style-name="P2" draw:layer="layout" svg:width="2.5cm" svg:height="2.169cm" svg:x="11.68cm" svg:y="33.257cm" svg:viewBox="0 0 2501 2170" draw:points="2501,2170 1900,2170 1900,0 0,0">
          <text:p/>
        </draw:polyline>
        <draw:polyline draw:style-name="gr19" draw:text-style-name="P2" draw:layer="layout" svg:width="0.816cm" svg:height="1.66cm" svg:x="10.844cm" svg:y="35.7cm" svg:viewBox="0 0 817 1661" draw:points="817,1661 817,1417 0,1417 0,0">
          <text:p/>
        </draw:polyline>
        <draw:polyline draw:style-name="gr19" draw:text-style-name="P2" draw:layer="layout" svg:width="1.62cm" svg:height="1.668cm" svg:x="7.346cm" svg:y="35.7cm" svg:viewBox="0 0 1621 1669" draw:points="0,1669 0,1431 1621,1431 1621,0">
          <text:p/>
        </draw:polyline>
        <draw:polyline draw:style-name="gr19" draw:text-style-name="P2" draw:layer="layout" svg:width="3.974cm" svg:height="1.8cm" svg:x="3.256cm" svg:y="35.7cm" svg:viewBox="0 0 3975 1801" draw:points="0,1801 0,1300 3975,1300 3975,0">
          <text:p/>
        </draw:polyline>
        <draw:polyline draw:style-name="gr19" draw:text-style-name="P2" draw:layer="layout" svg:width="0.581cm" svg:height="0.9cm" svg:x="2.805cm" svg:y="34.15cm" svg:viewBox="0 0 582 901" draw:points="0,0 0,901 582,901">
          <text:p/>
        </draw:polyline>
        <draw:polyline draw:style-name="gr19" draw:text-style-name="P2" draw:layer="layout" svg:width="0.95cm" svg:height="0.8cm" svg:x="2.78cm" svg:y="27.7cm" svg:viewBox="0 0 951 801" draw:points="0,0 0,801 951,801">
          <text:p/>
        </draw:polyline>
        <draw:polyline draw:style-name="gr19" draw:text-style-name="P2" draw:layer="layout" svg:width="0.46cm" svg:height="1.8cm" svg:x="21.22cm" svg:y="27.3cm" svg:viewBox="0 0 461 1801" draw:points="0,0 0,375 461,375 461,1801">
          <text:p/>
        </draw:polyline>
        <draw:polyline draw:style-name="gr19" draw:text-style-name="P2" draw:layer="layout" svg:width="0.388cm" svg:height="1.71cm" svg:x="24.18cm" svg:y="26.09cm" svg:viewBox="0 0 389 1711" draw:points="389,0 0,0 0,1711">
          <text:p/>
        </draw:polyline>
        <draw:polyline draw:style-name="gr19" draw:text-style-name="P2" draw:layer="layout" svg:width="0.925cm" svg:height="1.63cm" svg:x="23.43cm" svg:y="31cm" svg:viewBox="0 0 926 1631" draw:points="926,1631 550,1631 550,0 0,0">
          <text:p/>
        </draw:polyline>
        <draw:polyline draw:style-name="gr19" draw:text-style-name="P2" draw:layer="layout" svg:width="2.406cm" svg:height="4.541cm" svg:x="21.88cm" svg:y="31.3cm" svg:viewBox="0 0 2407 4542" draw:points="2407,4542 2407,4201 799,4201 799,0 0,0">
          <text:p/>
        </draw:polyline>
        <draw:polyline draw:style-name="gr19" draw:text-style-name="P2" draw:layer="layout" svg:width="2.066cm" svg:height="7.751cm" svg:x="22.098cm" svg:y="10.25cm" svg:viewBox="0 0 2067 7752" draw:points="2067,7752 2067,7472 0,7472 0,0">
          <text:p/>
        </draw:polyline>
        <draw:polyline draw:style-name="gr19" draw:text-style-name="P2" draw:layer="layout" svg:width="4.816cm" svg:height="7.601cm" svg:x="14.914cm" svg:y="10.4cm" svg:viewBox="0 0 4817 7602" draw:points="0,7602 0,7322 4817,7322 4817,0">
          <text:p/>
        </draw:polyline>
        <draw:polyline draw:style-name="gr19" draw:text-style-name="P2" draw:layer="layout" svg:width="3.952cm" svg:height="5.708cm" svg:x="16.678cm" svg:y="3.141cm" svg:viewBox="0 0 3953 5709" draw:points="0,0 0,459 3953,459 3953,5709">
          <text:p/>
        </draw:polyline>
        <draw:polyline draw:style-name="gr19" draw:text-style-name="P2" draw:layer="layout" svg:width="1.929cm" svg:height="5.69cm" svg:x="22.081cm" svg:y="3.16cm" svg:viewBox="0 0 1930 5691" draw:points="1930,0 1930,375 0,375 0,5691">
          <text:p/>
        </draw:polyline>
        <draw:polyline draw:style-name="gr19" draw:text-style-name="P2" draw:layer="layout" svg:width="1.246cm" svg:height="4.959cm" svg:x="5.344cm" svg:y="11.718cm" svg:viewBox="0 0 1247 4960" draw:points="997,4960 1247,4960 1247,2783 0,2783 0,0">
          <text:p/>
        </draw:polyline>
        <draw:polyline draw:style-name="gr19" draw:text-style-name="P2" draw:layer="layout" svg:width="2.615cm" svg:height="4.426cm" svg:x="1.565cm" svg:y="11.75cm" svg:viewBox="0 0 2616 4427" draw:points="615,4427 0,4427 0,2750 2616,2750 2616,0">
          <text:p/>
        </draw:polyline>
        <draw:polyline draw:style-name="gr19" draw:text-style-name="P2" draw:layer="layout" svg:width="1.3cm" svg:height="0.893cm" svg:x="2.93cm" svg:y="7.95cm" svg:viewBox="0 0 1301 894" draw:points="0,894 0,0 1301,0">
          <text:p/>
        </draw:polyline>
        <draw:polyline draw:style-name="gr19" draw:text-style-name="P2" draw:layer="layout" svg:width="0.39cm" svg:height="3.25cm" svg:x="20.83cm" svg:y="27.3cm" svg:viewBox="0 0 391 3251" draw:points="391,0 391,375 0,375 0,3251">
          <text:p/>
        </draw:polyline>
        <draw:polyline draw:style-name="gr19" draw:text-style-name="P2" draw:layer="layout" svg:width="1.677cm" svg:height="5.871cm" svg:x="18.803cm" svg:y="32.05cm" svg:viewBox="0 0 1678 5872" draw:points="1609,5872 1609,5708 0,5708 0,0 1678,0">
          <text:p/>
        </draw:polyline>
        <draw:g>
          <draw:g>
            <draw:polygon draw:style-name="gr7" draw:text-style-name="P5" draw:layer="layout" svg:width="4.225cm" svg:height="0.55cm" svg:x="24.566cm" svg:y="26.446cm" svg:viewBox="0 0 4226 551" draw:points="0,551 4226,551 4226,0 0,0">
              <text:p/>
            </draw:polygon>
            <draw:polygon draw:style-name="gr2" draw:text-style-name="P2" draw:layer="layout" svg:width="4.225cm" svg:height="0.55cm" svg:x="24.566cm" svg:y="26.446cm" svg:viewBox="0 0 4226 551" draw:points="0,551 4226,551 4226,0 0,0">
              <text:p/>
            </draw:polygon>
          </draw:g>
          <draw:frame draw:style-name="gr8" draw:text-style-name="P2" draw:layer="layout" svg:width="4.225cm" svg:height="0.55cm" svg:x="24.566cm" svg:y="26.446cm">
            <draw:text-box>
              <text:p text:style-name="P6"><text:span text:style-name="T2">B2:</text:span></text:p>
            </draw:text-box>
          </draw:frame>
        </draw:g>
        <draw:g>
          <draw:g>
            <draw:polygon draw:style-name="gr9" draw:text-style-name="P7" draw:layer="layout" svg:width="0.6cm" svg:height="0.55cm" svg:x="28.192cm" svg:y="26.446cm" svg:viewBox="0 0 601 551" draw:points="0,551 601,551 601,0 0,0">
              <text:p/>
            </draw:polygon>
            <draw:polygon draw:style-name="gr2" draw:text-style-name="P2" draw:layer="layout" svg:width="0.6cm" svg:height="0.55cm" svg:x="28.192cm" svg:y="26.446cm" svg:viewBox="0 0 601 551" draw:points="0,551 601,551 601,0 0,0">
              <text:p/>
            </draw:polygon>
          </draw:g>
          <draw:frame draw:style-name="gr8" draw:text-style-name="P2" draw:layer="layout" svg:width="0.6cm" svg:height="0.55cm" svg:x="28.192cm" svg:y="26.446cm">
            <draw:text-box>
              <text:p text:style-name="P4"><text:span text:style-name="T3">CLK</text:span></text:p>
            </draw:text-box>
          </draw:frame>
        </draw:g>
        <draw:g>
          <draw:g>
            <draw:polygon draw:style-name="gr7" draw:text-style-name="P5" draw:layer="layout" svg:width="4.14cm" svg:height="0.55cm" svg:x="24.355cm" svg:y="33.053cm" svg:viewBox="0 0 4141 551" draw:points="0,551 4141,551 4141,0 0,0">
              <text:p/>
            </draw:polygon>
            <draw:polygon draw:style-name="gr2" draw:text-style-name="P2" draw:layer="layout" svg:width="4.14cm" svg:height="0.55cm" svg:x="24.355cm" svg:y="33.053cm" svg:viewBox="0 0 4141 551" draw:points="0,551 4141,551 4141,0 0,0">
              <text:p/>
            </draw:polygon>
          </draw:g>
          <draw:frame draw:style-name="gr8" draw:text-style-name="P2" draw:layer="layout" svg:width="4.14cm" svg:height="0.55cm" svg:x="24.355cm" svg:y="33.053cm">
            <draw:text-box>
              <text:p text:style-name="P6"><text:span text:style-name="T2">B3:</text:span></text:p>
            </draw:text-box>
          </draw:frame>
        </draw:g>
        <draw:g>
          <draw:g>
            <draw:polygon draw:style-name="gr9" draw:text-style-name="P7" draw:layer="layout" svg:width="0.6cm" svg:height="0.55cm" svg:x="27.905cm" svg:y="33.053cm" svg:viewBox="0 0 601 551" draw:points="0,551 601,551 601,0 0,0">
              <text:p/>
            </draw:polygon>
            <draw:polygon draw:style-name="gr2" draw:text-style-name="P2" draw:layer="layout" svg:width="0.6cm" svg:height="0.55cm" svg:x="27.905cm" svg:y="33.053cm" svg:viewBox="0 0 601 551" draw:points="0,551 601,551 601,0 0,0">
              <text:p/>
            </draw:polygon>
          </draw:g>
          <draw:frame draw:style-name="gr8" draw:text-style-name="P2" draw:layer="layout" svg:width="0.6cm" svg:height="0.55cm" svg:x="27.905cm" svg:y="33.053cm">
            <draw:text-box>
              <text:p text:style-name="P4"><text:span text:style-name="T3">CLK</text:span></text:p>
            </draw:text-box>
          </draw:frame>
        </draw:g>
        <draw:g>
          <draw:path draw:style-name="gr1" draw:text-style-name="P1" draw:layer="layout" svg:width="4.443cm" svg:height="0.503cm" svg:x="23.928cm" svg:y="5.747cm" svg:viewBox="0 0 4444 504" svg:d="M2 504h4439v-200c2-14 3-27 3-41 0-46-12-91-35-131s-56-74-96-97-86-35-132-35c-13 0-27 1-40 3h-3839c-11-1-21-2-32-2-47 0-94 13-135 36-41 24-75 58-99 99-23 42-36 88-36 136 0 10 1 21 2 32z">
            <text:p/>
          </draw:path>
          <draw:path draw:style-name="gr2" draw:text-style-name="P2" draw:layer="layout" svg:width="4.443cm" svg:height="0.503cm" svg:x="23.928cm" svg:y="5.747cm" svg:viewBox="0 0 4444 504" svg:d="M2 504h4439v-200c2-14 3-27 3-41 0-46-12-91-35-131s-56-74-96-97-86-35-132-35c-13 0-27 1-40 3h-3839c-11-1-21-2-32-2-47 0-94 13-135 36-41 24-75 58-99 99-23 42-36 88-36 136 0 10 1 21 2 32z">
            <text:p/>
          </draw:path>
        </draw:g>
        <draw:g>
          <draw:path draw:style-name="gr1" draw:text-style-name="P1" draw:layer="layout" svg:width="4.443cm" svg:height="0.522cm" svg:x="23.928cm" svg:y="6.25cm" svg:viewBox="0 0 4444 523" svg:d="M3 219c-2 13-3 25-3 37 0 47 13 93 36 133 23 41 57 74 98 98 40 23 86 36 133 36 12 0 24-1 36-3h3838c12 2 25 3 38 3 46 0 92-13 132-36s74-57 97-97 36-86 36-133c0-12-1-25-3-38v-219h-4438z">
            <text:p/>
          </draw:path>
          <draw:path draw:style-name="gr2" draw:text-style-name="P2" draw:layer="layout" svg:width="4.443cm" svg:height="0.522cm" svg:x="23.928cm" svg:y="6.25cm" svg:viewBox="0 0 4444 523" svg:d="M3 219c-2 13-3 25-3 37 0 47 13 93 36 133 23 41 57 74 98 98 40 23 86 36 133 36 12 0 24-1 36-3h3838c12 2 25 3 38 3 46 0 92-13 132-36s74-57 97-97 36-86 36-133c0-12-1-25-3-38v-219h-4438z">
            <text:p/>
          </draw:path>
        </draw:g>
        <draw:g>
          <draw:g>
            <draw:polygon draw:style-name="gr7" draw:text-style-name="P5" draw:layer="layout" svg:width="4.437cm" svg:height="0.55cm" svg:x="23.93cm" svg:y="5.97cm" svg:viewBox="0 0 4438 551" draw:points="0,551 4438,551 4438,0 0,0">
              <text:p/>
            </draw:polygon>
            <draw:polygon draw:style-name="gr2" draw:text-style-name="P2" draw:layer="layout" svg:width="4.437cm" svg:height="0.55cm" svg:x="23.93cm" svg:y="5.97cm" svg:viewBox="0 0 4438 551" draw:points="0,551 4438,551 4438,0 0,0">
              <text:p/>
            </draw:polygon>
          </draw:g>
          <draw:frame draw:style-name="gr8" draw:text-style-name="P2" draw:layer="layout" svg:width="4.437cm" svg:height="0.55cm" svg:x="23.93cm" svg:y="5.97cm">
            <draw:text-box>
              <text:p text:style-name="P6"><text:span text:style-name="T2">3:</text:span></text:p>
            </draw:text-box>
          </draw:frame>
        </draw:g>
        <draw:g>
          <draw:g>
            <draw:polygon draw:style-name="gr9" draw:text-style-name="P7" draw:layer="layout" svg:width="0.468cm" svg:height="0.55cm" svg:x="27.905cm" svg:y="5.97cm" svg:viewBox="0 0 469 551" draw:points="0,551 469,551 469,0 0,0">
              <text:p/>
            </draw:polygon>
            <draw:polygon draw:style-name="gr2" draw:text-style-name="P2" draw:layer="layout" svg:width="0.468cm" svg:height="0.55cm" svg:x="27.905cm" svg:y="5.97cm" svg:viewBox="0 0 469 551" draw:points="0,551 469,551 469,0 0,0">
              <text:p/>
            </draw:polygon>
          </draw:g>
          <draw:frame draw:style-name="gr8" draw:text-style-name="P2" draw:layer="layout" svg:width="0.468cm" svg:height="0.55cm" svg:x="27.905cm" svg:y="5.97cm">
            <draw:text-box>
              <text:p text:style-name="P4"><text:span text:style-name="T3">B</text:span></text:p>
            </draw:text-box>
          </draw:frame>
        </draw:g>
        <draw:polyline draw:style-name="gr19" draw:text-style-name="P2" draw:layer="layout" svg:width="2.719cm" svg:height="0.951cm" svg:x="23.43cm" svg:y="6.52cm" svg:viewBox="0 0 2720 952" draw:points="2720,0 2720,952 0,952">
          <text:p/>
        </draw:polyline>
        <draw:g>
          <draw:path draw:style-name="gr1" draw:text-style-name="P1" draw:layer="layout" svg:width="3.182cm" svg:height="0.503cm" svg:x="7.57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  <draw:path draw:style-name="gr2" draw:text-style-name="P2" draw:layer="layout" svg:width="3.182cm" svg:height="0.503cm" svg:x="7.57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</draw:g>
        <draw:g>
          <draw:path draw:style-name="gr1" draw:text-style-name="P1" draw:layer="layout" svg:width="3.183cm" svg:height="1.852cm" svg:x="7.57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  <draw:path draw:style-name="gr2" draw:text-style-name="P2" draw:layer="layout" svg:width="3.183cm" svg:height="1.852cm" svg:x="7.57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</draw:g>
        <draw:frame draw:style-name="gr20" draw:text-style-name="P2" draw:layer="layout" svg:width="3.176cm" svg:height="2.35cm" svg:x="7.58cm" svg:y="29cm">
          <draw:text-box>
            <text:p text:style-name="P4"><text:span text:style-name="T1">RHT THROTTLE</text:span></text:p>
          </draw:text-box>
        </draw:frame>
        <draw:g>
          <draw:g>
            <draw:polygon draw:style-name="gr7" draw:text-style-name="P5" draw:layer="layout" svg:width="3.15cm" svg:height="0.55cm" svg:x="7.58cm" svg:y="29.5cm" svg:viewBox="0 0 3151 551" draw:points="0,551 3151,551 3151,0 0,0">
              <text:p/>
            </draw:polygon>
            <draw:polygon draw:style-name="gr2" draw:text-style-name="P2" draw:layer="layout" svg:width="3.15cm" svg:height="0.55cm" svg:x="7.58cm" svg:y="29.5cm" svg:viewBox="0 0 3151 551" draw:points="0,551 3151,551 3151,0 0,0">
              <text:p/>
            </draw:polygon>
          </draw:g>
          <draw:frame draw:style-name="gr8" draw:text-style-name="P2" draw:layer="layout" svg:width="3.15cm" svg:height="0.55cm" svg:x="7.58cm" svg:y="29.5cm">
            <draw:text-box>
              <text:p text:style-name="P6"><text:span text:style-name="T2">Y:</text:span></text:p>
            </draw:text-box>
          </draw:frame>
        </draw:g>
        <draw:g>
          <draw:g>
            <draw:polygon draw:style-name="gr9" draw:text-style-name="P7" draw:layer="layout" svg:width="0.475cm" svg:height="0.5cm" svg:x="10.27cm" svg:y="29.5cm" svg:viewBox="0 0 476 501" draw:points="0,501 476,501 476,0 0,0">
              <text:p/>
            </draw:polygon>
            <draw:polygon draw:style-name="gr2" draw:text-style-name="P2" draw:layer="layout" svg:width="0.475cm" svg:height="0.5cm" svg:x="10.27cm" svg:y="29.5cm" svg:viewBox="0 0 476 501" draw:points="0,501 476,501 476,0 0,0">
              <text:p/>
            </draw:polygon>
          </draw:g>
          <draw:frame draw:style-name="gr10" draw:text-style-name="P2" draw:layer="layout" svg:width="0.475cm" svg:height="0.5cm" svg:x="10.27cm" svg:y="29.5cm">
            <draw:text-box>
              <text:p text:style-name="P4"><text:span text:style-name="T3">FD</text:span></text:p>
            </draw:text-box>
          </draw:frame>
        </draw:g>
        <draw:g>
          <draw:g>
            <draw:polygon draw:style-name="gr7" draw:text-style-name="P5" draw:layer="layout" svg:width="3.15cm" svg:height="0.55cm" svg:x="7.58cm" svg:y="30cm" svg:viewBox="0 0 3151 551" draw:points="0,551 3151,551 3151,0 0,0">
              <text:p/>
            </draw:polygon>
            <draw:polygon draw:style-name="gr2" draw:text-style-name="P2" draw:layer="layout" svg:width="3.15cm" svg:height="0.55cm" svg:x="7.58cm" svg:y="30cm" svg:viewBox="0 0 3151 551" draw:points="0,551 3151,551 3151,0 0,0">
              <text:p/>
            </draw:polygon>
          </draw:g>
          <draw:frame draw:style-name="gr8" draw:text-style-name="P2" draw:layer="layout" svg:width="3.15cm" svg:height="0.55cm" svg:x="7.58cm" svg:y="30cm">
            <draw:text-box>
              <text:p text:style-name="P6"><text:span text:style-name="T2">Y:</text:span></text:p>
            </draw:text-box>
          </draw:frame>
        </draw:g>
        <draw:g>
          <draw:polygon draw:style-name="gr7" draw:text-style-name="P5" draw:layer="layout" svg:width="3.15cm" svg:height="0.55cm" svg:x="7.58cm" svg:y="30.5cm" svg:viewBox="0 0 3151 551" draw:points="0,551 3151,551 3151,0 0,0">
            <text:p/>
          </draw:polygon>
          <draw:polygon draw:style-name="gr2" draw:text-style-name="P2" draw:layer="layout" svg:width="3.15cm" svg:height="0.55cm" svg:x="7.58cm" svg:y="30.5cm" svg:viewBox="0 0 3151 551" draw:points="0,551 3151,551 3151,0 0,0">
            <text:p/>
          </draw:polygon>
        </draw:g>
        <draw:g>
          <draw:g>
            <draw:polygon draw:style-name="gr9" draw:text-style-name="P7" draw:layer="layout" svg:width="0.475cm" svg:height="0.5cm" svg:x="10.27cm" svg:y="30cm" svg:viewBox="0 0 476 501" draw:points="0,501 476,501 476,0 0,0">
              <text:p/>
            </draw:polygon>
            <draw:polygon draw:style-name="gr2" draw:text-style-name="P2" draw:layer="layout" svg:width="0.475cm" svg:height="0.5cm" svg:x="10.27cm" svg:y="30cm" svg:viewBox="0 0 476 501" draw:points="0,501 476,501 476,0 0,0">
              <text:p/>
            </draw:polygon>
          </draw:g>
          <draw:frame draw:style-name="gr10" draw:text-style-name="P2" draw:layer="layout" svg:width="0.475cm" svg:height="0.5cm" svg:x="10.27cm" svg:y="30cm">
            <draw:text-box>
              <text:p text:style-name="P4"><text:span text:style-name="T3">BK</text:span></text:p>
            </draw:text-box>
          </draw:frame>
        </draw:g>
        <draw:g>
          <draw:g>
            <draw:polygon draw:style-name="gr9" draw:text-style-name="P7" draw:layer="layout" svg:width="0.475cm" svg:height="0.55cm" svg:x="10.27cm" svg:y="30.5cm" svg:viewBox="0 0 476 551" draw:points="0,551 476,551 476,0 0,0">
              <text:p/>
            </draw:polygon>
            <draw:polygon draw:style-name="gr2" draw:text-style-name="P2" draw:layer="layout" svg:width="0.475cm" svg:height="0.55cm" svg:x="10.27cm" svg:y="30.5cm" svg:viewBox="0 0 476 551" draw:points="0,551 476,551 476,0 0,0">
              <text:p/>
            </draw:polygon>
          </draw:g>
          <draw:frame draw:style-name="gr8" draw:text-style-name="P2" draw:layer="layout" svg:width="0.475cm" svg:height="0.55cm" svg:x="10.27cm" svg:y="30.5cm">
            <draw:text-box>
              <text:p text:style-name="P4"><text:span text:style-name="T3">*</text:span></text:p>
            </draw:text-box>
          </draw:frame>
        </draw:g>
        <draw:g>
          <draw:path draw:style-name="gr1" draw:text-style-name="P1" draw:layer="layout" svg:width="3.182cm" svg:height="0.503cm" svg:x="4.02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  <draw:path draw:style-name="gr2" draw:text-style-name="P2" draw:layer="layout" svg:width="3.182cm" svg:height="0.503cm" svg:x="4.028cm" svg:y="28.997cm" svg:viewBox="0 0 3183 504" svg:d="M2 504h3178v-200c2-14 3-27 3-41 0-46-12-91-35-131s-57-74-97-97-85-35-131-35c-14 0-27 1-40 3h-2578c-10-1-21-2-32-2-47 0-94 13-135 36-41 24-75 58-99 99-23 42-36 88-36 136 0 10 1 21 2 32z">
            <text:p/>
          </draw:path>
        </draw:g>
        <draw:g>
          <draw:path draw:style-name="gr1" draw:text-style-name="P1" draw:layer="layout" svg:width="3.183cm" svg:height="1.852cm" svg:x="4.02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  <draw:path draw:style-name="gr2" draw:text-style-name="P2" draw:layer="layout" svg:width="3.183cm" svg:height="1.852cm" svg:x="4.028cm" svg:y="29.5cm" svg:viewBox="0 0 3184 1853" svg:d="M3 1550c-2 12-3 24-3 36 0 47 13 93 36 133 24 41 57 75 98 98 40 23 86 36 133 36 12 0 24-1 36-3h2578c12 2 25 3 38 3 46 0 92-13 132-36s74-57 97-97 36-86 36-132c0-13-1-26-3-38v-1550h-3178z">
            <text:p/>
          </draw:path>
        </draw:g>
        <draw:frame draw:style-name="gr20" draw:text-style-name="P2" draw:layer="layout" svg:width="3.176cm" svg:height="2.35cm" svg:x="4.03cm" svg:y="29cm">
          <draw:text-box>
            <text:p text:style-name="P4"><text:span text:style-name="T1">LFT THROTTLE</text:span></text:p>
          </draw:text-box>
        </draw:frame>
        <draw:g>
          <draw:g>
            <draw:polygon draw:style-name="gr7" draw:text-style-name="P5" draw:layer="layout" svg:width="3.176cm" svg:height="0.55cm" svg:x="4.03cm" svg:y="29.5cm" svg:viewBox="0 0 3177 551" draw:points="0,551 3177,551 3177,0 0,0">
              <text:p/>
            </draw:polygon>
            <draw:polygon draw:style-name="gr2" draw:text-style-name="P2" draw:layer="layout" svg:width="3.176cm" svg:height="0.55cm" svg:x="4.03cm" svg:y="29.5cm" svg:viewBox="0 0 3177 551" draw:points="0,551 3177,551 3177,0 0,0">
              <text:p/>
            </draw:polygon>
          </draw:g>
          <draw:frame draw:style-name="gr8" draw:text-style-name="P2" draw:layer="layout" svg:width="3.176cm" svg:height="0.55cm" svg:x="4.03cm" svg:y="29.5cm">
            <draw:text-box>
              <text:p text:style-name="P6"><text:span text:style-name="T2">X:</text:span></text:p>
            </draw:text-box>
          </draw:frame>
        </draw:g>
        <draw:g>
          <draw:g>
            <draw:polygon draw:style-name="gr9" draw:text-style-name="P7" draw:layer="layout" svg:width="0.475cm" svg:height="0.5cm" svg:x="6.73cm" svg:y="29.5cm" svg:viewBox="0 0 476 501" draw:points="0,501 476,501 476,0 0,0">
              <text:p/>
            </draw:polygon>
            <draw:polygon draw:style-name="gr2" draw:text-style-name="P2" draw:layer="layout" svg:width="0.475cm" svg:height="0.5cm" svg:x="6.73cm" svg:y="29.5cm" svg:viewBox="0 0 476 501" draw:points="0,501 476,501 476,0 0,0">
              <text:p/>
            </draw:polygon>
          </draw:g>
          <draw:frame draw:style-name="gr10" draw:text-style-name="P2" draw:layer="layout" svg:width="0.475cm" svg:height="0.5cm" svg:x="6.73cm" svg:y="29.5cm">
            <draw:text-box>
              <text:p text:style-name="P4"><text:span text:style-name="T3">FD</text:span></text:p>
            </draw:text-box>
          </draw:frame>
        </draw:g>
        <draw:g>
          <draw:g>
            <draw:polygon draw:style-name="gr7" draw:text-style-name="P5" draw:layer="layout" svg:width="3.176cm" svg:height="0.55cm" svg:x="4.03cm" svg:y="30cm" svg:viewBox="0 0 3177 551" draw:points="0,551 3177,551 3177,0 0,0">
              <text:p/>
            </draw:polygon>
            <draw:polygon draw:style-name="gr2" draw:text-style-name="P2" draw:layer="layout" svg:width="3.176cm" svg:height="0.55cm" svg:x="4.03cm" svg:y="30cm" svg:viewBox="0 0 3177 551" draw:points="0,551 3177,551 3177,0 0,0">
              <text:p/>
            </draw:polygon>
          </draw:g>
          <draw:frame draw:style-name="gr8" draw:text-style-name="P2" draw:layer="layout" svg:width="3.176cm" svg:height="0.55cm" svg:x="4.03cm" svg:y="30cm">
            <draw:text-box>
              <text:p text:style-name="P6"><text:span text:style-name="T2">X:</text:span></text:p>
            </draw:text-box>
          </draw:frame>
        </draw:g>
        <draw:g>
          <draw:polygon draw:style-name="gr7" draw:text-style-name="P5" draw:layer="layout" svg:width="3.176cm" svg:height="0.55cm" svg:x="4.03cm" svg:y="30.5cm" svg:viewBox="0 0 3177 551" draw:points="0,551 3177,551 3177,0 0,0">
            <text:p/>
          </draw:polygon>
          <draw:polygon draw:style-name="gr2" draw:text-style-name="P2" draw:layer="layout" svg:width="3.176cm" svg:height="0.55cm" svg:x="4.03cm" svg:y="30.5cm" svg:viewBox="0 0 3177 551" draw:points="0,551 3177,551 3177,0 0,0">
            <text:p/>
          </draw:polygon>
        </draw:g>
        <draw:g>
          <draw:g>
            <draw:polygon draw:style-name="gr9" draw:text-style-name="P7" draw:layer="layout" svg:width="0.475cm" svg:height="0.5cm" svg:x="6.73cm" svg:y="30cm" svg:viewBox="0 0 476 501" draw:points="0,501 476,501 476,0 0,0">
              <text:p/>
            </draw:polygon>
            <draw:polygon draw:style-name="gr2" draw:text-style-name="P2" draw:layer="layout" svg:width="0.475cm" svg:height="0.5cm" svg:x="6.73cm" svg:y="30cm" svg:viewBox="0 0 476 501" draw:points="0,501 476,501 476,0 0,0">
              <text:p/>
            </draw:polygon>
          </draw:g>
          <draw:frame draw:style-name="gr10" draw:text-style-name="P2" draw:layer="layout" svg:width="0.475cm" svg:height="0.5cm" svg:x="6.73cm" svg:y="30cm">
            <draw:text-box>
              <text:p text:style-name="P4"><text:span text:style-name="T3">BK</text:span></text:p>
            </draw:text-box>
          </draw:frame>
        </draw:g>
        <draw:g>
          <draw:g>
            <draw:polygon draw:style-name="gr9" draw:text-style-name="P7" draw:layer="layout" svg:width="0.475cm" svg:height="0.55cm" svg:x="6.73cm" svg:y="30.5cm" svg:viewBox="0 0 476 551" draw:points="0,551 476,551 476,0 0,0">
              <text:p/>
            </draw:polygon>
            <draw:polygon draw:style-name="gr2" draw:text-style-name="P2" draw:layer="layout" svg:width="0.475cm" svg:height="0.55cm" svg:x="6.73cm" svg:y="30.5cm" svg:viewBox="0 0 476 551" draw:points="0,551 476,551 476,0 0,0">
              <text:p/>
            </draw:polygon>
          </draw:g>
          <draw:frame draw:style-name="gr8" draw:text-style-name="P2" draw:layer="layout" svg:width="0.475cm" svg:height="0.55cm" svg:x="6.73cm" svg:y="30.5cm">
            <draw:text-box>
              <text:p text:style-name="P4"><text:span text:style-name="T3">*</text:span></text:p>
            </draw:text-box>
          </draw:frame>
        </draw:g>
        <draw:frame draw:style-name="gr3" draw:layer="layout" svg:width="2.782cm" svg:height="2.782cm" svg:x="18.878cm" svg:y="21.218cm">
          <draw:image xlink:href="Pictures/100000000000005800000058B31CDE83E726A4FF.jpg" xlink:type="simple" xlink:show="embed" xlink:actuate="onLoad" draw:mime-type="image/jpeg">
            <text:p/>
          </draw:image>
        </draw:frame>
        <draw:polyline draw:style-name="gr19" draw:text-style-name="P2" draw:layer="layout" svg:width="4.214cm" svg:height="0.265cm" svg:x="20.719cm" svg:y="22.76cm" svg:viewBox="0 0 4215 266" draw:points="4215,0 4215,266 0,266">
          <text:p/>
        </draw:polyline>
        <draw:polyline draw:style-name="gr19" draw:text-style-name="P2" draw:layer="layout" svg:width="0.637cm" svg:height="1.666cm" svg:x="11.88cm" svg:y="3.95cm" svg:viewBox="0 0 638 1667" draw:points="638,1667 638,1292 0,1292 0,0">
          <text:p/>
        </draw:polyline>
        <draw:g>
          <draw:path draw:style-name="gr1" draw:text-style-name="P1" draw:layer="layout" svg:width="3.856cm" svg:height="0.423cm" svg:x="10.078cm" svg:y="22.327cm" svg:viewBox="0 0 3857 424" svg:d="M2 424h3852v-120c2-14 3-27 3-40 0-47-12-92-35-132s-56-74-96-97-86-35-132-35c-13 0-27 1-40 3h-3252c-10-1-21-2-32-2-47 0-94 13-135 36-41 24-75 58-99 99-23 42-36 88-36 136 0 10 1 21 2 32z">
            <text:p/>
          </draw:path>
          <draw:path draw:style-name="gr2" draw:text-style-name="P2" draw:layer="layout" svg:width="3.856cm" svg:height="0.423cm" svg:x="10.078cm" svg:y="22.327cm" svg:viewBox="0 0 3857 424" svg:d="M2 424h3852v-120c2-14 3-27 3-40 0-47-12-92-35-132s-56-74-96-97-86-35-132-35c-13 0-27 1-40 3h-3252c-10-1-21-2-32-2-47 0-94 13-135 36-41 24-75 58-99 99-23 42-36 88-36 136 0 10 1 21 2 32z">
            <text:p/>
          </draw:path>
        </draw:g>
        <draw:g>
          <draw:path draw:style-name="gr1" draw:text-style-name="P1" draw:layer="layout" svg:width="3.857cm" svg:height="0.482cm" svg:x="10.078cm" svg:y="22.75cm" svg:viewBox="0 0 3858 483" svg:d="M3 179c-2 12-3 25-3 37 0 47 13 93 36 133 23 41 57 74 98 98 40 23 86 36 133 36 12 0 24-1 36-3h3252c12 2 25 3 38 3 46 0 92-13 132-36s74-57 97-97 36-86 36-133c0-12-1-25-3-38v-179h-3852z">
            <text:p/>
          </draw:path>
          <draw:path draw:style-name="gr2" draw:text-style-name="P2" draw:layer="layout" svg:width="3.857cm" svg:height="0.482cm" svg:x="10.078cm" svg:y="22.75cm" svg:viewBox="0 0 3858 483" svg:d="M3 179c-2 12-3 25-3 37 0 47 13 93 36 133 23 41 57 74 98 98 40 23 86 36 133 36 12 0 24-1 36-3h3252c12 2 25 3 38 3 46 0 92-13 132-36s74-57 97-97 36-86 36-133c0-12-1-25-3-38v-179h-3852z">
            <text:p/>
          </draw:path>
        </draw:g>
        <draw:g>
          <draw:g>
            <draw:polygon draw:style-name="gr7" draw:text-style-name="P5" draw:layer="layout" svg:width="3.85cm" svg:height="0.55cm" svg:x="10.08cm" svg:y="22.508cm" svg:viewBox="0 0 3851 551" draw:points="0,551 3851,551 3851,0 0,0">
              <text:p/>
            </draw:polygon>
            <draw:polygon draw:style-name="gr2" draw:text-style-name="P2" draw:layer="layout" svg:width="3.85cm" svg:height="0.55cm" svg:x="10.08cm" svg:y="22.508cm" svg:viewBox="0 0 3851 551" draw:points="0,551 3851,551 3851,0 0,0">
              <text:p/>
            </draw:polygon>
          </draw:g>
          <draw:frame draw:style-name="gr8" draw:text-style-name="P2" draw:layer="layout" svg:width="3.85cm" svg:height="0.55cm" svg:x="10.08cm" svg:y="22.508cm">
            <draw:text-box>
              <text:p text:style-name="P6"><text:span text:style-name="T2">B5:</text:span></text:p>
            </draw:text-box>
          </draw:frame>
        </draw:g>
        <draw:g>
          <draw:g>
            <draw:polygon draw:style-name="gr9" draw:text-style-name="P7" draw:layer="layout" svg:width="0.39cm" svg:height="0.548cm" svg:x="13.539cm" svg:y="22.508cm" svg:viewBox="0 0 391 549" draw:points="0,549 391,549 391,0 0,0">
              <text:p/>
            </draw:polygon>
            <draw:polygon draw:style-name="gr2" draw:text-style-name="P2" draw:layer="layout" svg:width="0.39cm" svg:height="0.548cm" svg:x="13.539cm" svg:y="22.508cm" svg:viewBox="0 0 391 549" draw:points="0,549 391,549 391,0 0,0">
              <text:p/>
            </draw:polygon>
          </draw:g>
          <draw:frame draw:style-name="gr21" draw:text-style-name="P2" draw:layer="layout" svg:width="0.39cm" svg:height="0.564cm" svg:x="13.539cm" svg:y="22.5cm">
            <draw:text-box>
              <text:p text:style-name="P4"><text:span text:style-name="T5">H</text:span></text:p>
            </draw:text-box>
          </draw:frame>
        </draw:g>
        <draw:polyline draw:style-name="gr19" draw:text-style-name="P2" draw:layer="layout" svg:width="2.325cm" svg:height="4.52cm" svg:x="9.68cm" svg:y="23.23cm" svg:viewBox="0 0 2326 4521" draw:points="2326,0 2326,375 0,375 0,4521">
          <text:p/>
        </draw:polyline>
        <draw:g>
          <draw:polygon draw:style-name="gr22" draw:text-style-name="P1" draw:layer="layout" svg:width="8.894cm" svg:height="1.652cm" svg:x="19.737cm" svg:y="18.008cm" svg:viewBox="0 0 8895 1653" draw:points="0,1653 8895,1653 8895,0 0,0">
            <text:p/>
          </draw:polygon>
          <draw:polygon draw:style-name="gr23" draw:text-style-name="P2" draw:layer="layout" svg:width="8.894cm" svg:height="1.652cm" svg:x="19.737cm" svg:y="18.008cm" svg:viewBox="0 0 8895 1653" draw:points="0,1653 8895,1653 8895,0 0,0">
            <text:p/>
          </draw:polygon>
        </draw:g>
        <draw:g>
          <draw:g>
            <draw:polygon draw:style-name="gr7" draw:text-style-name="P5" draw:layer="layout" svg:width="3.531cm" svg:height="0.55cm" svg:x="22.398cm" svg:y="18.001cm" svg:viewBox="0 0 3532 551" draw:points="0,551 3532,551 3532,0 0,0">
              <text:p/>
            </draw:polygon>
            <draw:polygon draw:style-name="gr2" draw:text-style-name="P2" draw:layer="layout" svg:width="3.531cm" svg:height="0.55cm" svg:x="22.398cm" svg:y="18.00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2.398cm" svg:y="18.001cm">
            <draw:text-box>
              <text:p text:style-name="P6"><text:span text:style-name="T2">11:</text:span></text:p>
            </draw:text-box>
          </draw:frame>
        </draw:g>
        <draw:g>
          <draw:g>
            <draw:polygon draw:style-name="gr7" draw:text-style-name="P5" draw:layer="layout" svg:width="3.531cm" svg:height="0.55cm" svg:x="25.1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25.1cm" svg:y="18.55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5.1cm" svg:y="18.55cm">
            <draw:text-box>
              <text:p text:style-name="P6"><text:span text:style-name="T2">12:</text:span></text:p>
            </draw:text-box>
          </draw:frame>
        </draw:g>
        <draw:g>
          <draw:g>
            <draw:polygon draw:style-name="gr7" draw:text-style-name="P5" draw:layer="layout" svg:width="3.531cm" svg:height="0.55cm" svg:x="22.398cm" svg:y="19.11cm" svg:viewBox="0 0 3532 551" draw:points="0,551 3532,551 3532,0 0,0">
              <text:p/>
            </draw:polygon>
            <draw:polygon draw:style-name="gr2" draw:text-style-name="P2" draw:layer="layout" svg:width="3.531cm" svg:height="0.55cm" svg:x="22.398cm" svg:y="19.1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2.398cm" svg:y="19.11cm">
            <draw:text-box>
              <text:p text:style-name="P6"><text:span text:style-name="T2">13:</text:span></text:p>
            </draw:text-box>
          </draw:frame>
        </draw:g>
        <draw:g>
          <draw:g>
            <draw:polygon draw:style-name="gr9" draw:text-style-name="P7" draw:layer="layout" svg:width="0.5cm" svg:height="0.547cm" svg:x="25.433cm" svg:y="18cm" svg:viewBox="0 0 501 548" draw:points="0,548 501,548 501,0 0,0">
              <text:p/>
            </draw:polygon>
            <draw:polygon draw:style-name="gr2" draw:text-style-name="P2" draw:layer="layout" svg:width="0.5cm" svg:height="0.547cm" svg:x="25.433cm" svg:y="18cm" svg:viewBox="0 0 501 548" draw:points="0,548 501,548 501,0 0,0">
              <text:p/>
            </draw:polygon>
          </draw:g>
          <draw:frame draw:style-name="gr24" draw:text-style-name="P2" draw:layer="layout" svg:width="0.5cm" svg:height="0.547cm" svg:x="25.433cm" svg:y="1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277cm" svg:height="0.547cm" svg:x="28.356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28.356cm" svg:y="18.553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28.356cm" svg:y="18.5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7" draw:layer="layout" svg:width="0.547cm" svg:height="0.55cm" svg:x="25.383cm" svg:y="19.11cm" svg:viewBox="0 0 548 551" draw:points="0,551 548,551 548,0 0,0">
              <text:p/>
            </draw:polygon>
            <draw:polygon draw:style-name="gr2" draw:text-style-name="P2" draw:layer="layout" svg:width="0.547cm" svg:height="0.55cm" svg:x="25.383cm" svg:y="19.11cm" svg:viewBox="0 0 548 551" draw:points="0,551 548,551 548,0 0,0">
              <text:p/>
            </draw:polygon>
          </draw:g>
          <draw:frame draw:style-name="gr8" draw:text-style-name="P2" draw:layer="layout" svg:width="0.547cm" svg:height="0.55cm" svg:x="25.383cm" svg:y="19.11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7" draw:text-style-name="P5" draw:layer="layout" svg:width="3.531cm" svg:height="0.55cm" svg:x="19.733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19.733cm" svg:y="18.55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9.733cm" svg:y="18.55cm">
            <draw:text-box>
              <text:p text:style-name="P6"><text:span text:style-name="T2">14:</text:span></text:p>
            </draw:text-box>
          </draw:frame>
        </draw:g>
        <draw:g>
          <draw:g>
            <draw:polygon draw:style-name="gr9" draw:text-style-name="P7" draw:layer="layout" svg:width="0.277cm" svg:height="0.547cm" svg:x="22.989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22.989cm" svg:y="18.553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22.989cm" svg:y="18.5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23.283cm" svg:y="18.572cm" svg:viewBox="0 0 1783 510" draw:points="0,510 1783,510 1783,0 0,0">
              <text:p/>
            </draw:polygon>
            <draw:polygon draw:style-name="gr23" draw:text-style-name="P2" draw:layer="layout" svg:width="1.782cm" svg:height="0.509cm" svg:x="23.283cm" svg:y="18.572cm" svg:viewBox="0 0 1783 510" draw:points="0,510 1783,510 1783,0 0,0">
              <text:p/>
            </draw:polygon>
          </draw:g>
          <draw:frame draw:style-name="gr25" draw:text-style-name="P2" draw:layer="layout" svg:width="1.782cm" svg:height="0.749cm" svg:x="23.283cm" svg:y="18.452cm">
            <draw:text-box>
              <text:p text:style-name="P4"><text:span text:style-name="T1">H2</text:span></text:p>
            </draw:text-box>
          </draw:frame>
        </draw:g>
        <draw:g>
          <draw:polygon draw:style-name="gr22" draw:text-style-name="P1" draw:layer="layout" svg:width="8.894cm" svg:height="1.652cm" svg:x="10.487cm" svg:y="18.008cm" svg:viewBox="0 0 8895 1653" draw:points="0,1653 8895,1653 8895,0 0,0">
            <text:p/>
          </draw:polygon>
          <draw:polygon draw:style-name="gr23" draw:text-style-name="P2" draw:layer="layout" svg:width="8.894cm" svg:height="1.652cm" svg:x="10.487cm" svg:y="18.008cm" svg:viewBox="0 0 8895 1653" draw:points="0,1653 8895,1653 8895,0 0,0">
            <text:p/>
          </draw:polygon>
        </draw:g>
        <draw:g>
          <draw:g>
            <draw:polygon draw:style-name="gr7" draw:text-style-name="P5" draw:layer="layout" svg:width="3.531cm" svg:height="0.55cm" svg:x="13.148cm" svg:y="18.001cm" svg:viewBox="0 0 3532 551" draw:points="0,551 3532,551 3532,0 0,0">
              <text:p/>
            </draw:polygon>
            <draw:polygon draw:style-name="gr2" draw:text-style-name="P2" draw:layer="layout" svg:width="3.531cm" svg:height="0.55cm" svg:x="13.148cm" svg:y="18.00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3.148cm" svg:y="18.001cm">
            <draw:text-box>
              <text:p text:style-name="P6"><text:span text:style-name="T7">PoV</text:span></text:p>
            </draw:text-box>
          </draw:frame>
        </draw:g>
        <draw:g>
          <draw:g>
            <draw:polygon draw:style-name="gr7" draw:text-style-name="P5" draw:layer="layout" svg:width="3.531cm" svg:height="0.55cm" svg:x="15.85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15.85cm" svg:y="18.55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5.85cm" svg:y="18.55cm">
            <draw:text-box>
              <text:p text:style-name="P6"><text:span text:style-name="T7">PoV</text:span></text:p>
            </draw:text-box>
          </draw:frame>
        </draw:g>
        <draw:g>
          <draw:g>
            <draw:polygon draw:style-name="gr7" draw:text-style-name="P5" draw:layer="layout" svg:width="3.531cm" svg:height="0.55cm" svg:x="13.148cm" svg:y="19.11cm" svg:viewBox="0 0 3532 551" draw:points="0,551 3532,551 3532,0 0,0">
              <text:p/>
            </draw:polygon>
            <draw:polygon draw:style-name="gr2" draw:text-style-name="P2" draw:layer="layout" svg:width="3.531cm" svg:height="0.55cm" svg:x="13.148cm" svg:y="19.1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3.148cm" svg:y="19.11cm">
            <draw:text-box>
              <text:p text:style-name="P6"><text:span text:style-name="T7">PoV</text:span></text:p>
            </draw:text-box>
          </draw:frame>
        </draw:g>
        <draw:g>
          <draw:g>
            <draw:polygon draw:style-name="gr9" draw:text-style-name="P7" draw:layer="layout" svg:width="0.5cm" svg:height="0.547cm" svg:x="16.183cm" svg:y="18cm" svg:viewBox="0 0 501 548" draw:points="0,548 501,548 501,0 0,0">
              <text:p/>
            </draw:polygon>
            <draw:polygon draw:style-name="gr2" draw:text-style-name="P2" draw:layer="layout" svg:width="0.5cm" svg:height="0.547cm" svg:x="16.183cm" svg:y="18cm" svg:viewBox="0 0 501 548" draw:points="0,548 501,548 501,0 0,0">
              <text:p/>
            </draw:polygon>
          </draw:g>
          <draw:frame draw:style-name="gr24" draw:text-style-name="P2" draw:layer="layout" svg:width="0.5cm" svg:height="0.547cm" svg:x="16.183cm" svg:y="1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277cm" svg:height="0.547cm" svg:x="19.106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19.106cm" svg:y="18.553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19.106cm" svg:y="18.5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7" draw:layer="layout" svg:width="0.547cm" svg:height="0.55cm" svg:x="16.133cm" svg:y="19.11cm" svg:viewBox="0 0 548 551" draw:points="0,551 548,551 548,0 0,0">
              <text:p/>
            </draw:polygon>
            <draw:polygon draw:style-name="gr2" draw:text-style-name="P2" draw:layer="layout" svg:width="0.547cm" svg:height="0.55cm" svg:x="16.133cm" svg:y="19.11cm" svg:viewBox="0 0 548 551" draw:points="0,551 548,551 548,0 0,0">
              <text:p/>
            </draw:polygon>
          </draw:g>
          <draw:frame draw:style-name="gr8" draw:text-style-name="P2" draw:layer="layout" svg:width="0.547cm" svg:height="0.55cm" svg:x="16.133cm" svg:y="19.11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7" draw:text-style-name="P5" draw:layer="layout" svg:width="3.531cm" svg:height="0.55cm" svg:x="10.483cm" svg:y="18.55cm" svg:viewBox="0 0 3532 551" draw:points="0,551 3532,551 3532,0 0,0">
              <text:p/>
            </draw:polygon>
            <draw:polygon draw:style-name="gr2" draw:text-style-name="P2" draw:layer="layout" svg:width="3.531cm" svg:height="0.55cm" svg:x="10.483cm" svg:y="18.55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0.483cm" svg:y="18.55cm">
            <draw:text-box>
              <text:p text:style-name="P6"><text:span text:style-name="T7">PoV</text:span></text:p>
            </draw:text-box>
          </draw:frame>
        </draw:g>
        <draw:g>
          <draw:g>
            <draw:polygon draw:style-name="gr9" draw:text-style-name="P7" draw:layer="layout" svg:width="0.277cm" svg:height="0.547cm" svg:x="13.739cm" svg:y="18.553cm" svg:viewBox="0 0 278 548" draw:points="0,548 278,548 278,0 0,0">
              <text:p/>
            </draw:polygon>
            <draw:polygon draw:style-name="gr2" draw:text-style-name="P2" draw:layer="layout" svg:width="0.277cm" svg:height="0.547cm" svg:x="13.739cm" svg:y="18.553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13.739cm" svg:y="18.5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14.033cm" svg:y="18.572cm" svg:viewBox="0 0 1783 510" draw:points="0,510 1783,510 1783,0 0,0">
              <text:p/>
            </draw:polygon>
            <draw:polygon draw:style-name="gr23" draw:text-style-name="P2" draw:layer="layout" svg:width="1.782cm" svg:height="0.509cm" svg:x="14.033cm" svg:y="18.572cm" svg:viewBox="0 0 1783 510" draw:points="0,510 1783,510 1783,0 0,0">
              <text:p/>
            </draw:polygon>
          </draw:g>
          <draw:frame draw:style-name="gr25" draw:text-style-name="P2" draw:layer="layout" svg:width="1.782cm" svg:height="0.749cm" svg:x="14.033cm" svg:y="18.452cm">
            <draw:text-box>
              <text:p text:style-name="P4"><text:span text:style-name="T1">POV</text:span></text:p>
            </draw:text-box>
          </draw:frame>
        </draw:g>
        <draw:g>
          <draw:polygon draw:style-name="gr22" draw:text-style-name="P1" draw:layer="layout" svg:width="8.894cm" svg:height="1.652cm" svg:x="19.584cm" svg:y="1.508cm" svg:viewBox="0 0 8895 1653" draw:points="0,1653 8895,1653 8895,0 0,0">
            <text:p/>
          </draw:polygon>
          <draw:polygon draw:style-name="gr23" draw:text-style-name="P2" draw:layer="layout" svg:width="8.894cm" svg:height="1.652cm" svg:x="19.584cm" svg:y="1.508cm" svg:viewBox="0 0 8895 1653" draw:points="0,1653 8895,1653 8895,0 0,0">
            <text:p/>
          </draw:polygon>
        </draw:g>
        <draw:g>
          <draw:g>
            <draw:polygon draw:style-name="gr7" draw:text-style-name="P5" draw:layer="layout" svg:width="3.531cm" svg:height="0.55cm" svg:x="22.245cm" svg:y="1.501cm" svg:viewBox="0 0 3532 551" draw:points="0,551 3532,551 3532,0 0,0">
              <text:p/>
            </draw:polygon>
            <draw:polygon draw:style-name="gr2" draw:text-style-name="P2" draw:layer="layout" svg:width="3.531cm" svg:height="0.55cm" svg:x="22.245cm" svg:y="1.50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2.245cm" svg:y="1.501cm">
            <draw:text-box>
              <text:p text:style-name="P6"><text:span text:style-name="T2">7:</text:span></text:p>
            </draw:text-box>
          </draw:frame>
        </draw:g>
        <draw:g>
          <draw:g>
            <draw:polygon draw:style-name="gr7" draw:text-style-name="P5" draw:layer="layout" svg:width="3.531cm" svg:height="0.55cm" svg:x="24.947cm" svg:y="2.05cm" svg:viewBox="0 0 3532 551" draw:points="0,551 3532,551 3532,0 0,0">
              <text:p/>
            </draw:polygon>
            <draw:polygon draw:style-name="gr2" draw:text-style-name="P2" draw:layer="layout" svg:width="3.531cm" svg:height="0.55cm" svg:x="24.947cm" svg:y="2.05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4.947cm" svg:y="2.05cm">
            <draw:text-box>
              <text:p text:style-name="P6"><text:span text:style-name="T2">8:</text:span></text:p>
            </draw:text-box>
          </draw:frame>
        </draw:g>
        <draw:g>
          <draw:g>
            <draw:polygon draw:style-name="gr7" draw:text-style-name="P5" draw:layer="layout" svg:width="3.531cm" svg:height="0.55cm" svg:x="22.245cm" svg:y="2.61cm" svg:viewBox="0 0 3532 551" draw:points="0,551 3532,551 3532,0 0,0">
              <text:p/>
            </draw:polygon>
            <draw:polygon draw:style-name="gr2" draw:text-style-name="P2" draw:layer="layout" svg:width="3.531cm" svg:height="0.55cm" svg:x="22.245cm" svg:y="2.6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2.245cm" svg:y="2.61cm">
            <draw:text-box>
              <text:p text:style-name="P6"><text:span text:style-name="T2">9:</text:span></text:p>
            </draw:text-box>
          </draw:frame>
        </draw:g>
        <draw:g>
          <draw:g>
            <draw:polygon draw:style-name="gr9" draw:text-style-name="P7" draw:layer="layout" svg:width="0.5cm" svg:height="0.547cm" svg:x="25.28cm" svg:y="1.5cm" svg:viewBox="0 0 501 548" draw:points="0,548 501,548 501,0 0,0">
              <text:p/>
            </draw:polygon>
            <draw:polygon draw:style-name="gr2" draw:text-style-name="P2" draw:layer="layout" svg:width="0.5cm" svg:height="0.547cm" svg:x="25.28cm" svg:y="1.5cm" svg:viewBox="0 0 501 548" draw:points="0,548 501,548 501,0 0,0">
              <text:p/>
            </draw:polygon>
          </draw:g>
          <draw:frame draw:style-name="gr24" draw:text-style-name="P2" draw:layer="layout" svg:width="0.5cm" svg:height="0.547cm" svg:x="25.28cm" svg:y="1.5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277cm" svg:height="0.547cm" svg:x="28.203cm" svg:y="2.053cm" svg:viewBox="0 0 278 548" draw:points="0,548 278,548 278,0 0,0">
              <text:p/>
            </draw:polygon>
            <draw:polygon draw:style-name="gr2" draw:text-style-name="P2" draw:layer="layout" svg:width="0.277cm" svg:height="0.547cm" svg:x="28.203cm" svg:y="2.053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28.203cm" svg:y="2.0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7" draw:layer="layout" svg:width="0.547cm" svg:height="0.55cm" svg:x="25.23cm" svg:y="2.61cm" svg:viewBox="0 0 548 551" draw:points="0,551 548,551 548,0 0,0">
              <text:p/>
            </draw:polygon>
            <draw:polygon draw:style-name="gr2" draw:text-style-name="P2" draw:layer="layout" svg:width="0.547cm" svg:height="0.55cm" svg:x="25.23cm" svg:y="2.61cm" svg:viewBox="0 0 548 551" draw:points="0,551 548,551 548,0 0,0">
              <text:p/>
            </draw:polygon>
          </draw:g>
          <draw:frame draw:style-name="gr8" draw:text-style-name="P2" draw:layer="layout" svg:width="0.547cm" svg:height="0.55cm" svg:x="25.23cm" svg:y="2.61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7" draw:text-style-name="P5" draw:layer="layout" svg:width="3.531cm" svg:height="0.55cm" svg:x="19.58cm" svg:y="2.05cm" svg:viewBox="0 0 3532 551" draw:points="0,551 3532,551 3532,0 0,0">
              <text:p/>
            </draw:polygon>
            <draw:polygon draw:style-name="gr2" draw:text-style-name="P2" draw:layer="layout" svg:width="3.531cm" svg:height="0.55cm" svg:x="19.58cm" svg:y="2.05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9.58cm" svg:y="2.05cm">
            <draw:text-box>
              <text:p text:style-name="P6"><text:span text:style-name="T2">10:</text:span></text:p>
            </draw:text-box>
          </draw:frame>
        </draw:g>
        <draw:g>
          <draw:g>
            <draw:polygon draw:style-name="gr9" draw:text-style-name="P7" draw:layer="layout" svg:width="0.277cm" svg:height="0.547cm" svg:x="22.836cm" svg:y="2.053cm" svg:viewBox="0 0 278 548" draw:points="0,548 278,548 278,0 0,0">
              <text:p/>
            </draw:polygon>
            <draw:polygon draw:style-name="gr2" draw:text-style-name="P2" draw:layer="layout" svg:width="0.277cm" svg:height="0.547cm" svg:x="22.836cm" svg:y="2.053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22.836cm" svg:y="2.0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23.13cm" svg:y="2.072cm" svg:viewBox="0 0 1783 510" draw:points="0,510 1783,510 1783,0 0,0">
              <text:p/>
            </draw:polygon>
            <draw:polygon draw:style-name="gr23" draw:text-style-name="P2" draw:layer="layout" svg:width="1.782cm" svg:height="0.509cm" svg:x="23.13cm" svg:y="2.072cm" svg:viewBox="0 0 1783 510" draw:points="0,510 1783,510 1783,0 0,0">
              <text:p/>
            </draw:polygon>
          </draw:g>
          <draw:frame draw:style-name="gr25" draw:text-style-name="P2" draw:layer="layout" svg:width="1.782cm" svg:height="0.749cm" svg:x="23.13cm" svg:y="1.952cm">
            <draw:text-box>
              <text:p text:style-name="P4"><text:span text:style-name="T1">H1</text:span></text:p>
            </draw:text-box>
          </draw:frame>
        </draw:g>
        <draw:g>
          <draw:polygon draw:style-name="gr22" draw:text-style-name="P1" draw:layer="layout" svg:width="8.894cm" svg:height="2.26cm" svg:x="7.984cm" svg:y="5.6cm" svg:viewBox="0 0 8895 2261" draw:points="0,2261 8895,2261 8895,0 0,0">
            <text:p/>
          </draw:polygon>
          <draw:polygon draw:style-name="gr26" draw:text-style-name="P2" draw:layer="layout" svg:width="8.894cm" svg:height="2.26cm" svg:x="7.984cm" svg:y="5.6cm" svg:viewBox="0 0 8895 2261" draw:points="0,2261 8895,2261 8895,0 0,0">
            <text:p/>
          </draw:polygon>
        </draw:g>
        <draw:g>
          <draw:g>
            <draw:polygon draw:style-name="gr7" draw:text-style-name="P5" draw:layer="layout" svg:width="3.531cm" svg:height="0.55cm" svg:x="10.645cm" svg:y="6.171cm" svg:viewBox="0 0 3532 551" draw:points="0,551 3532,551 3532,0 0,0">
              <text:p/>
            </draw:polygon>
            <draw:polygon draw:style-name="gr2" draw:text-style-name="P2" draw:layer="layout" svg:width="3.531cm" svg:height="0.55cm" svg:x="10.645cm" svg:y="6.17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0.645cm" svg:y="6.171cm">
            <draw:text-box>
              <text:p text:style-name="P6"><text:span text:style-name="T2">Y+:</text:span></text:p>
            </draw:text-box>
          </draw:frame>
        </draw:g>
        <draw:g>
          <draw:g>
            <draw:polygon draw:style-name="gr7" draw:text-style-name="P5" draw:layer="layout" svg:width="3.501cm" svg:height="0.55cm" svg:x="13.347cm" svg:y="6.72cm" svg:viewBox="0 0 3502 551" draw:points="0,551 3502,551 3502,0 0,0">
              <text:p/>
            </draw:polygon>
            <draw:polygon draw:style-name="gr2" draw:text-style-name="P2" draw:layer="layout" svg:width="3.501cm" svg:height="0.55cm" svg:x="13.347cm" svg:y="6.72cm" svg:viewBox="0 0 3502 551" draw:points="0,551 3502,551 3502,0 0,0">
              <text:p/>
            </draw:polygon>
          </draw:g>
          <draw:frame draw:style-name="gr8" draw:text-style-name="P2" draw:layer="layout" svg:width="3.501cm" svg:height="0.55cm" svg:x="13.347cm" svg:y="6.72cm">
            <draw:text-box>
              <text:p text:style-name="P6"><text:span text:style-name="T2">X+:</text:span></text:p>
            </draw:text-box>
          </draw:frame>
        </draw:g>
        <draw:g>
          <draw:g>
            <draw:polygon draw:style-name="gr7" draw:text-style-name="P5" draw:layer="layout" svg:width="3.531cm" svg:height="0.55cm" svg:x="10.645cm" svg:y="7.28cm" svg:viewBox="0 0 3532 551" draw:points="0,551 3532,551 3532,0 0,0">
              <text:p/>
            </draw:polygon>
            <draw:polygon draw:style-name="gr2" draw:text-style-name="P2" draw:layer="layout" svg:width="3.531cm" svg:height="0.55cm" svg:x="10.645cm" svg:y="7.28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0.645cm" svg:y="7.28cm">
            <draw:text-box>
              <text:p text:style-name="P6"><text:span text:style-name="T2">Y-:</text:span></text:p>
            </draw:text-box>
          </draw:frame>
        </draw:g>
        <draw:g>
          <draw:g>
            <draw:polygon draw:style-name="gr9" draw:text-style-name="P7" draw:layer="layout" svg:width="0.71cm" svg:height="0.547cm" svg:x="13.47cm" svg:y="6.17cm" svg:viewBox="0 0 711 548" draw:points="0,548 711,548 711,0 0,0">
              <text:p/>
            </draw:polygon>
            <draw:polygon draw:style-name="gr2" draw:text-style-name="P2" draw:layer="layout" svg:width="0.71cm" svg:height="0.547cm" svg:x="13.47cm" svg:y="6.17cm" svg:viewBox="0 0 711 548" draw:points="0,548 711,548 711,0 0,0">
              <text:p/>
            </draw:polygon>
          </draw:g>
          <draw:frame draw:style-name="gr24" draw:text-style-name="P2" draw:layer="layout" svg:width="0.71cm" svg:height="0.547cm" svg:x="13.47cm" svg:y="6.17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7" draw:layer="layout" svg:width="0.275cm" svg:height="0.547cm" svg:x="16.575cm" svg:y="6.723cm" svg:viewBox="0 0 276 548" draw:points="0,548 276,548 276,0 0,0">
              <text:p/>
            </draw:polygon>
            <draw:polygon draw:style-name="gr2" draw:text-style-name="P2" draw:layer="layout" svg:width="0.275cm" svg:height="0.547cm" svg:x="16.575cm" svg:y="6.723cm" svg:viewBox="0 0 276 548" draw:points="0,548 276,548 276,0 0,0">
              <text:p/>
            </draw:polygon>
          </draw:g>
          <draw:frame draw:style-name="gr24" draw:text-style-name="P2" draw:layer="layout" svg:width="0.275cm" svg:height="0.547cm" svg:x="16.575cm" svg:y="6.72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7" draw:layer="layout" svg:width="0.612cm" svg:height="0.55cm" svg:x="13.565cm" svg:y="7.28cm" svg:viewBox="0 0 613 551" draw:points="0,551 613,551 613,0 0,0">
              <text:p/>
            </draw:polygon>
            <draw:polygon draw:style-name="gr2" draw:text-style-name="P2" draw:layer="layout" svg:width="0.612cm" svg:height="0.55cm" svg:x="13.565cm" svg:y="7.28cm" svg:viewBox="0 0 613 551" draw:points="0,551 613,551 613,0 0,0">
              <text:p/>
            </draw:polygon>
          </draw:g>
          <draw:frame draw:style-name="gr8" draw:text-style-name="P2" draw:layer="layout" svg:width="0.612cm" svg:height="0.55cm" svg:x="13.565cm" svg:y="7.28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7" draw:text-style-name="P5" draw:layer="layout" svg:width="3.501cm" svg:height="0.55cm" svg:x="8.01cm" svg:y="6.72cm" svg:viewBox="0 0 3502 551" draw:points="0,551 3502,551 3502,0 0,0">
              <text:p/>
            </draw:polygon>
            <draw:polygon draw:style-name="gr2" draw:text-style-name="P2" draw:layer="layout" svg:width="3.501cm" svg:height="0.55cm" svg:x="8.01cm" svg:y="6.72cm" svg:viewBox="0 0 3502 551" draw:points="0,551 3502,551 3502,0 0,0">
              <text:p/>
            </draw:polygon>
          </draw:g>
          <draw:frame draw:style-name="gr8" draw:text-style-name="P2" draw:layer="layout" svg:width="3.501cm" svg:height="0.55cm" svg:x="8.01cm" svg:y="6.72cm">
            <draw:text-box>
              <text:p text:style-name="P6"><text:span text:style-name="T2">X-:</text:span></text:p>
            </draw:text-box>
          </draw:frame>
        </draw:g>
        <draw:g>
          <draw:g>
            <draw:polygon draw:style-name="gr9" draw:text-style-name="P7" draw:layer="layout" svg:width="0.277cm" svg:height="0.547cm" svg:x="11.236cm" svg:y="6.723cm" svg:viewBox="0 0 278 548" draw:points="0,548 278,548 278,0 0,0">
              <text:p/>
            </draw:polygon>
            <draw:polygon draw:style-name="gr2" draw:text-style-name="P2" draw:layer="layout" svg:width="0.277cm" svg:height="0.547cm" svg:x="11.236cm" svg:y="6.723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11.236cm" svg:y="6.72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11.53cm" svg:y="6.742cm" svg:viewBox="0 0 1783 510" draw:points="0,510 1783,510 1783,0 0,0">
              <text:p/>
            </draw:polygon>
            <draw:polygon draw:style-name="gr23" draw:text-style-name="P2" draw:layer="layout" svg:width="1.782cm" svg:height="0.509cm" svg:x="11.53cm" svg:y="6.742cm" svg:viewBox="0 0 1783 510" draw:points="0,510 1783,510 1783,0 0,0">
              <text:p/>
            </draw:polygon>
          </draw:g>
          <draw:frame draw:style-name="gr25" draw:text-style-name="P2" draw:layer="layout" svg:width="1.782cm" svg:height="0.749cm" svg:x="11.53cm" svg:y="6.622cm">
            <draw:text-box>
              <text:p text:style-name="P4"><text:span text:style-name="T1">C-Stick</text:span></text:p>
            </draw:text-box>
          </draw:frame>
        </draw:g>
        <draw:g>
          <draw:g>
            <draw:polygon draw:style-name="gr7" draw:text-style-name="P5" draw:layer="layout" svg:width="5.426cm" svg:height="0.55cm" svg:x="9.804cm" svg:y="5.616cm" svg:viewBox="0 0 5427 551" draw:points="0,551 5427,551 5427,0 0,0">
              <text:p/>
            </draw:polygon>
            <draw:polygon draw:style-name="gr2" draw:text-style-name="P2" draw:layer="layout" svg:width="5.426cm" svg:height="0.55cm" svg:x="9.804cm" svg:y="5.616cm" svg:viewBox="0 0 5427 551" draw:points="0,551 5427,551 5427,0 0,0">
              <text:p/>
            </draw:polygon>
          </draw:g>
          <draw:frame draw:style-name="gr8" draw:text-style-name="P2" draw:layer="layout" svg:width="5.426cm" svg:height="0.55cm" svg:x="9.804cm" svg:y="5.616cm">
            <draw:text-box>
              <text:p text:style-name="P6"><text:span text:style-name="T2">4:</text:span></text:p>
            </draw:text-box>
          </draw:frame>
        </draw:g>
        <draw:g>
          <draw:g>
            <draw:polygon draw:style-name="gr9" draw:text-style-name="P7" draw:layer="layout" svg:width="0.612cm" svg:height="0.553cm" svg:x="14.618cm" svg:y="5.616cm" svg:viewBox="0 0 613 554" draw:points="0,554 613,554 613,0 0,0">
              <text:p/>
            </draw:polygon>
            <draw:polygon draw:style-name="gr2" draw:text-style-name="P2" draw:layer="layout" svg:width="0.612cm" svg:height="0.553cm" svg:x="14.618cm" svg:y="5.616cm" svg:viewBox="0 0 613 554" draw:points="0,554 613,554 613,0 0,0">
              <text:p/>
            </draw:polygon>
          </draw:g>
          <draw:frame draw:style-name="gr27" draw:text-style-name="P2" draw:layer="layout" svg:width="0.612cm" svg:height="0.553cm" svg:x="14.618cm" svg:y="5.616cm">
            <draw:text-box>
              <text:p text:style-name="P4"><text:span text:style-name="T3">CLK</text:span></text:p>
            </draw:text-box>
          </draw:frame>
        </draw:g>
        <draw:polygon draw:style-name="gr4" draw:text-style-name="P3" draw:layer="layout" svg:width="6.318cm" svg:height="1.849cm" svg:x="1.43cm" svg:y="18.429cm" svg:viewBox="0 0 6319 1850" draw:points="0,1850 6319,1850 6319,0 0,0">
          <text:p/>
        </draw:polygon>
        <draw:g>
          <draw:polygon draw:style-name="gr22" draw:text-style-name="P1" draw:layer="layout" svg:width="8.894cm" svg:height="1.652cm" svg:x="1.03cm" svg:y="1.135cm" svg:viewBox="0 0 8895 1653" draw:points="0,1653 8895,1653 8895,0 0,0">
            <text:p/>
          </draw:polygon>
          <draw:polygon draw:style-name="gr23" draw:text-style-name="P2" draw:layer="layout" svg:width="8.894cm" svg:height="1.652cm" svg:x="1.03cm" svg:y="1.135cm" svg:viewBox="0 0 8895 1653" draw:points="0,1653 8895,1653 8895,0 0,0">
            <text:p/>
          </draw:polygon>
        </draw:g>
        <draw:g>
          <draw:g>
            <draw:polygon draw:style-name="gr7" draw:text-style-name="P5" draw:layer="layout" svg:width="3.531cm" svg:height="0.55cm" svg:x="3.691cm" svg:y="1.128cm" svg:viewBox="0 0 3532 551" draw:points="0,551 3532,551 3532,0 0,0">
              <text:p/>
            </draw:polygon>
            <draw:polygon draw:style-name="gr2" draw:text-style-name="P2" draw:layer="layout" svg:width="3.531cm" svg:height="0.55cm" svg:x="3.691cm" svg:y="1.128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3.691cm" svg:y="1.128cm">
            <draw:text-box>
              <text:p text:style-name="P6"><text:span text:style-name="T2">Y:</text:span></text:p>
            </draw:text-box>
          </draw:frame>
        </draw:g>
        <draw:g>
          <draw:g>
            <draw:polygon draw:style-name="gr7" draw:text-style-name="P5" draw:layer="layout" svg:width="3.531cm" svg:height="0.55cm" svg:x="6.393cm" svg:y="1.677cm" svg:viewBox="0 0 3532 551" draw:points="0,551 3532,551 3532,0 0,0">
              <text:p/>
            </draw:polygon>
            <draw:polygon draw:style-name="gr2" draw:text-style-name="P2" draw:layer="layout" svg:width="3.531cm" svg:height="0.55cm" svg:x="6.393cm" svg:y="1.677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6.393cm" svg:y="1.677cm">
            <draw:text-box>
              <text:p text:style-name="P6"><text:span text:style-name="T2">X:</text:span></text:p>
            </draw:text-box>
          </draw:frame>
        </draw:g>
        <draw:g>
          <draw:g>
            <draw:polygon draw:style-name="gr7" draw:text-style-name="P5" draw:layer="layout" svg:width="3.531cm" svg:height="0.55cm" svg:x="3.691cm" svg:y="2.237cm" svg:viewBox="0 0 3532 551" draw:points="0,551 3532,551 3532,0 0,0">
              <text:p/>
            </draw:polygon>
            <draw:polygon draw:style-name="gr2" draw:text-style-name="P2" draw:layer="layout" svg:width="3.531cm" svg:height="0.55cm" svg:x="3.691cm" svg:y="2.237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3.691cm" svg:y="2.237cm">
            <draw:text-box>
              <text:p text:style-name="P6"><text:span text:style-name="T2">Y:</text:span></text:p>
            </draw:text-box>
          </draw:frame>
        </draw:g>
        <draw:g>
          <draw:g>
            <draw:polygon draw:style-name="gr9" draw:text-style-name="P7" draw:layer="layout" svg:width="0.681cm" svg:height="0.547cm" svg:x="6.545cm" svg:y="1.127cm" svg:viewBox="0 0 682 548" draw:points="0,548 682,548 682,0 0,0">
              <text:p/>
            </draw:polygon>
            <draw:polygon draw:style-name="gr2" draw:text-style-name="P2" draw:layer="layout" svg:width="0.681cm" svg:height="0.547cm" svg:x="6.545cm" svg:y="1.127cm" svg:viewBox="0 0 682 548" draw:points="0,548 682,548 682,0 0,0">
              <text:p/>
            </draw:polygon>
          </draw:g>
          <draw:frame draw:style-name="gr24" draw:text-style-name="P2" draw:layer="layout" svg:width="0.681cm" svg:height="0.547cm" svg:x="6.545cm" svg:y="1.127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7" draw:layer="layout" svg:width="0.277cm" svg:height="0.547cm" svg:x="9.649cm" svg:y="1.679cm" svg:viewBox="0 0 278 548" draw:points="0,548 278,548 278,0 0,0">
              <text:p/>
            </draw:polygon>
            <draw:polygon draw:style-name="gr2" draw:text-style-name="P2" draw:layer="layout" svg:width="0.277cm" svg:height="0.547cm" svg:x="9.649cm" svg:y="1.679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9.649cm" svg:y="1.679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7" draw:layer="layout" svg:width="0.681cm" svg:height="0.55cm" svg:x="6.542cm" svg:y="2.237cm" svg:viewBox="0 0 682 551" draw:points="0,551 682,551 682,0 0,0">
              <text:p/>
            </draw:polygon>
            <draw:polygon draw:style-name="gr2" draw:text-style-name="P2" draw:layer="layout" svg:width="0.681cm" svg:height="0.55cm" svg:x="6.542cm" svg:y="2.237cm" svg:viewBox="0 0 682 551" draw:points="0,551 682,551 682,0 0,0">
              <text:p/>
            </draw:polygon>
          </draw:g>
          <draw:frame draw:style-name="gr8" draw:text-style-name="P2" draw:layer="layout" svg:width="0.681cm" svg:height="0.55cm" svg:x="6.542cm" svg:y="2.237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7" draw:text-style-name="P5" draw:layer="layout" svg:width="3.531cm" svg:height="0.55cm" svg:x="1.026cm" svg:y="1.677cm" svg:viewBox="0 0 3532 551" draw:points="0,551 3532,551 3532,0 0,0">
              <text:p/>
            </draw:polygon>
            <draw:polygon draw:style-name="gr2" draw:text-style-name="P2" draw:layer="layout" svg:width="3.531cm" svg:height="0.55cm" svg:x="1.026cm" svg:y="1.677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.026cm" svg:y="1.677cm">
            <draw:text-box>
              <text:p text:style-name="P6"><text:span text:style-name="T2">X:</text:span></text:p>
            </draw:text-box>
          </draw:frame>
        </draw:g>
        <draw:g>
          <draw:g>
            <draw:polygon draw:style-name="gr9" draw:text-style-name="P7" draw:layer="layout" svg:width="0.277cm" svg:height="0.547cm" svg:x="4.282cm" svg:y="1.679cm" svg:viewBox="0 0 278 548" draw:points="0,548 278,548 278,0 0,0">
              <text:p/>
            </draw:polygon>
            <draw:polygon draw:style-name="gr2" draw:text-style-name="P2" draw:layer="layout" svg:width="0.277cm" svg:height="0.547cm" svg:x="4.282cm" svg:y="1.679cm" svg:viewBox="0 0 278 548" draw:points="0,548 278,548 278,0 0,0">
              <text:p/>
            </draw:polygon>
          </draw:g>
          <draw:frame draw:style-name="gr24" draw:text-style-name="P2" draw:layer="layout" svg:width="0.277cm" svg:height="0.547cm" svg:x="4.282cm" svg:y="1.679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782cm" svg:height="0.509cm" svg:x="4.576cm" svg:y="1.699cm" svg:viewBox="0 0 1783 510" draw:points="0,510 1783,510 1783,0 0,0">
              <text:p/>
            </draw:polygon>
            <draw:polygon draw:style-name="gr23" draw:text-style-name="P2" draw:layer="layout" svg:width="1.782cm" svg:height="0.509cm" svg:x="4.576cm" svg:y="1.699cm" svg:viewBox="0 0 1783 510" draw:points="0,510 1783,510 1783,0 0,0">
              <text:p/>
            </draw:polygon>
          </draw:g>
          <draw:frame draw:style-name="gr25" draw:text-style-name="P2" draw:layer="layout" svg:width="1.782cm" svg:height="0.749cm" svg:x="4.576cm" svg:y="1.579cm">
            <draw:text-box>
              <text:p text:style-name="P4"><text:span text:style-name="T1">Stick</text:span></text:p>
            </draw:text-box>
          </draw:frame>
        </draw:g>
        <draw:g>
          <draw:g>
            <draw:polygon draw:style-name="gr7" draw:text-style-name="P5" draw:layer="layout" svg:width="3.531cm" svg:height="0.55cm" svg:x="1.045cm" svg:y="3.051cm" svg:viewBox="0 0 3532 551" draw:points="0,551 3532,551 3532,0 0,0">
              <text:p/>
            </draw:polygon>
            <draw:polygon draw:style-name="gr2" draw:text-style-name="P2" draw:layer="layout" svg:width="3.531cm" svg:height="0.55cm" svg:x="1.045cm" svg:y="3.05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.045cm" svg:y="3.051cm">
            <draw:text-box>
              <text:p text:style-name="P6"><text:span text:style-name="T2">Z:</text:span></text:p>
            </draw:text-box>
          </draw:frame>
        </draw:g>
        <draw:g>
          <draw:g>
            <draw:polygon draw:style-name="gr7" draw:text-style-name="P5" draw:layer="layout" svg:width="3.531cm" svg:height="0.55cm" svg:x="6.399cm" svg:y="3.051cm" svg:viewBox="0 0 3532 551" draw:points="0,551 3532,551 3532,0 0,0">
              <text:p/>
            </draw:polygon>
            <draw:polygon draw:style-name="gr2" draw:text-style-name="P2" draw:layer="layout" svg:width="3.531cm" svg:height="0.55cm" svg:x="6.399cm" svg:y="3.05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6.399cm" svg:y="3.051cm">
            <draw:text-box>
              <text:p text:style-name="P6"><text:span text:style-name="T2">Z:</text:span></text:p>
            </draw:text-box>
          </draw:frame>
        </draw:g>
        <draw:g>
          <draw:g>
            <draw:polygon draw:style-name="gr9" draw:text-style-name="P7" draw:layer="layout" svg:width="0.5cm" svg:height="0.547cm" svg:x="4.08cm" svg:y="3.05cm" svg:viewBox="0 0 501 548" draw:points="0,548 501,548 501,0 0,0">
              <text:p/>
            </draw:polygon>
            <draw:polygon draw:style-name="gr2" draw:text-style-name="P2" draw:layer="layout" svg:width="0.5cm" svg:height="0.547cm" svg:x="4.08cm" svg:y="3.05cm" svg:viewBox="0 0 501 548" draw:points="0,548 501,548 501,0 0,0">
              <text:p/>
            </draw:polygon>
          </draw:g>
          <draw:frame draw:style-name="gr24" draw:text-style-name="P2" draw:layer="layout" svg:width="0.5cm" svg:height="0.547cm" svg:x="4.08cm" svg:y="3.05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9" draw:text-style-name="P7" draw:layer="layout" svg:width="0.547cm" svg:height="0.55cm" svg:x="9.383cm" svg:y="3.051cm" svg:viewBox="0 0 548 551" draw:points="0,551 548,551 548,0 0,0">
              <text:p/>
            </draw:polygon>
            <draw:polygon draw:style-name="gr2" draw:text-style-name="P2" draw:layer="layout" svg:width="0.547cm" svg:height="0.55cm" svg:x="9.383cm" svg:y="3.051cm" svg:viewBox="0 0 548 551" draw:points="0,551 548,551 548,0 0,0">
              <text:p/>
            </draw:polygon>
          </draw:g>
          <draw:frame draw:style-name="gr8" draw:text-style-name="P2" draw:layer="layout" svg:width="0.547cm" svg:height="0.55cm" svg:x="9.383cm" svg:y="3.051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" draw:text-style-name="P1" draw:layer="layout" svg:width="1.782cm" svg:height="0.53cm" svg:x="4.6cm" svg:y="3.067cm" svg:viewBox="0 0 1783 531" draw:points="0,531 1783,531 1783,0 0,0">
              <text:p/>
            </draw:polygon>
            <draw:polygon draw:style-name="gr23" draw:text-style-name="P2" draw:layer="layout" svg:width="1.782cm" svg:height="0.53cm" svg:x="4.6cm" svg:y="3.067cm" svg:viewBox="0 0 1783 531" draw:points="0,531 1783,531 1783,0 0,0">
              <text:p/>
            </draw:polygon>
          </draw:g>
          <draw:frame draw:style-name="gr28" draw:text-style-name="P2" draw:layer="layout" svg:width="1.782cm" svg:height="0.749cm" svg:x="4.6cm" svg:y="2.958cm">
            <draw:text-box>
              <text:p text:style-name="P4"><text:span text:style-name="T1">Rotate</text:span></text:p>
            </draw:text-box>
          </draw:frame>
        </draw:g>
        <draw:g>
          <draw:polygon draw:style-name="gr22" draw:text-style-name="P1" draw:layer="layout" svg:width="7.393cm" svg:height="2.26cm" svg:x="21.253cm" svg:y="20.53cm" svg:viewBox="0 0 7394 2261" draw:points="0,2261 7394,2261 7394,0 0,0">
            <text:p/>
          </draw:polygon>
          <draw:polygon draw:style-name="gr26" draw:text-style-name="P2" draw:layer="layout" svg:width="7.393cm" svg:height="2.26cm" svg:x="21.253cm" svg:y="20.53cm" svg:viewBox="0 0 7394 2261" draw:points="0,2261 7394,2261 7394,0 0,0">
            <text:p/>
          </draw:polygon>
        </draw:g>
        <draw:g>
          <draw:g>
            <draw:polygon draw:style-name="gr7" draw:text-style-name="P5" draw:layer="layout" svg:width="2.936cm" svg:height="0.55cm" svg:x="23.465cm" svg:y="21.101cm" svg:viewBox="0 0 2937 551" draw:points="0,551 2937,551 2937,0 0,0">
              <text:p/>
            </draw:polygon>
            <draw:polygon draw:style-name="gr2" draw:text-style-name="P2" draw:layer="layout" svg:width="2.936cm" svg:height="0.55cm" svg:x="23.465cm" svg:y="21.101cm" svg:viewBox="0 0 2937 551" draw:points="0,551 2937,551 2937,0 0,0">
              <text:p/>
            </draw:polygon>
          </draw:g>
          <draw:frame draw:style-name="gr8" draw:text-style-name="P2" draw:layer="layout" svg:width="2.936cm" svg:height="0.55cm" svg:x="23.465cm" svg:y="21.101cm">
            <draw:text-box>
              <text:p text:style-name="P6"><text:span text:style-name="T2">Y:</text:span></text:p>
            </draw:text-box>
          </draw:frame>
        </draw:g>
        <draw:g>
          <draw:g>
            <draw:polygon draw:style-name="gr7" draw:text-style-name="P5" draw:layer="layout" svg:width="2.911cm" svg:height="0.55cm" svg:x="25.711cm" svg:y="21.65cm" svg:viewBox="0 0 2912 551" draw:points="0,551 2912,551 2912,0 0,0">
              <text:p/>
            </draw:polygon>
            <draw:polygon draw:style-name="gr2" draw:text-style-name="P2" draw:layer="layout" svg:width="2.911cm" svg:height="0.55cm" svg:x="25.711cm" svg:y="21.65cm" svg:viewBox="0 0 2912 551" draw:points="0,551 2912,551 2912,0 0,0">
              <text:p/>
            </draw:polygon>
          </draw:g>
          <draw:frame draw:style-name="gr8" draw:text-style-name="P2" draw:layer="layout" svg:width="2.911cm" svg:height="0.55cm" svg:x="25.711cm" svg:y="21.65cm">
            <draw:text-box>
              <text:p text:style-name="P6"><text:span text:style-name="T2">X:</text:span></text:p>
            </draw:text-box>
          </draw:frame>
        </draw:g>
        <draw:g>
          <draw:g>
            <draw:polygon draw:style-name="gr7" draw:text-style-name="P5" draw:layer="layout" svg:width="2.936cm" svg:height="0.55cm" svg:x="23.465cm" svg:y="22.211cm" svg:viewBox="0 0 2937 551" draw:points="0,551 2937,551 2937,0 0,0">
              <text:p/>
            </draw:polygon>
            <draw:polygon draw:style-name="gr2" draw:text-style-name="P2" draw:layer="layout" svg:width="2.936cm" svg:height="0.55cm" svg:x="23.465cm" svg:y="22.211cm" svg:viewBox="0 0 2937 551" draw:points="0,551 2937,551 2937,0 0,0">
              <text:p/>
            </draw:polygon>
          </draw:g>
          <draw:frame draw:style-name="gr8" draw:text-style-name="P2" draw:layer="layout" svg:width="2.936cm" svg:height="0.55cm" svg:x="23.465cm" svg:y="22.211cm">
            <draw:text-box>
              <text:p text:style-name="P6"><text:span text:style-name="T2">Y:</text:span></text:p>
            </draw:text-box>
          </draw:frame>
        </draw:g>
        <draw:g>
          <draw:g>
            <draw:polygon draw:style-name="gr9" draw:text-style-name="P7" draw:layer="layout" svg:width="0.674cm" svg:height="0.547cm" svg:x="25.73cm" svg:y="21.1cm" svg:viewBox="0 0 675 548" draw:points="0,548 675,548 675,0 0,0">
              <text:p/>
            </draw:polygon>
            <draw:polygon draw:style-name="gr2" draw:text-style-name="P2" draw:layer="layout" svg:width="0.674cm" svg:height="0.547cm" svg:x="25.73cm" svg:y="21.1cm" svg:viewBox="0 0 675 548" draw:points="0,548 675,548 675,0 0,0">
              <text:p/>
            </draw:polygon>
          </draw:g>
          <draw:frame draw:style-name="gr24" draw:text-style-name="P2" draw:layer="layout" svg:width="0.674cm" svg:height="0.547cm" svg:x="25.73cm" svg:y="21.1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7" draw:layer="layout" svg:width="0.228cm" svg:height="0.547cm" svg:x="28.395cm" svg:y="21.653cm" svg:viewBox="0 0 229 548" draw:points="0,548 229,548 229,0 0,0">
              <text:p/>
            </draw:polygon>
            <draw:polygon draw:style-name="gr2" draw:text-style-name="P2" draw:layer="layout" svg:width="0.228cm" svg:height="0.547cm" svg:x="28.395cm" svg:y="21.653cm" svg:viewBox="0 0 229 548" draw:points="0,548 229,548 229,0 0,0">
              <text:p/>
            </draw:polygon>
          </draw:g>
          <draw:frame draw:style-name="gr24" draw:text-style-name="P2" draw:layer="layout" svg:width="0.228cm" svg:height="0.547cm" svg:x="28.395cm" svg:y="21.653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9" draw:text-style-name="P7" draw:layer="layout" svg:width="0.59cm" svg:height="0.55cm" svg:x="25.81cm" svg:y="22.211cm" svg:viewBox="0 0 591 551" draw:points="0,551 591,551 591,0 0,0">
              <text:p/>
            </draw:polygon>
            <draw:polygon draw:style-name="gr2" draw:text-style-name="P2" draw:layer="layout" svg:width="0.59cm" svg:height="0.55cm" svg:x="25.81cm" svg:y="22.211cm" svg:viewBox="0 0 591 551" draw:points="0,551 591,551 591,0 0,0">
              <text:p/>
            </draw:polygon>
          </draw:g>
          <draw:frame draw:style-name="gr8" draw:text-style-name="P2" draw:layer="layout" svg:width="0.59cm" svg:height="0.55cm" svg:x="25.81cm" svg:y="22.211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7" draw:text-style-name="P5" draw:layer="layout" svg:width="2.911cm" svg:height="0.55cm" svg:x="21.274cm" svg:y="21.65cm" svg:viewBox="0 0 2912 551" draw:points="0,551 2912,551 2912,0 0,0">
              <text:p/>
            </draw:polygon>
            <draw:polygon draw:style-name="gr2" draw:text-style-name="P2" draw:layer="layout" svg:width="2.911cm" svg:height="0.55cm" svg:x="21.274cm" svg:y="21.65cm" svg:viewBox="0 0 2912 551" draw:points="0,551 2912,551 2912,0 0,0">
              <text:p/>
            </draw:polygon>
          </draw:g>
          <draw:frame draw:style-name="gr8" draw:text-style-name="P2" draw:layer="layout" svg:width="2.911cm" svg:height="0.55cm" svg:x="21.274cm" svg:y="21.65cm">
            <draw:text-box>
              <text:p text:style-name="P6"><text:span text:style-name="T2">X:</text:span></text:p>
            </draw:text-box>
          </draw:frame>
        </draw:g>
        <draw:g>
          <draw:g>
            <draw:polygon draw:style-name="gr9" draw:text-style-name="P7" draw:layer="layout" svg:width="0.23cm" svg:height="0.547cm" svg:x="23.956cm" svg:y="21.653cm" svg:viewBox="0 0 231 548" draw:points="0,548 231,548 231,0 0,0">
              <text:p/>
            </draw:polygon>
            <draw:polygon draw:style-name="gr2" draw:text-style-name="P2" draw:layer="layout" svg:width="0.23cm" svg:height="0.547cm" svg:x="23.956cm" svg:y="21.653cm" svg:viewBox="0 0 231 548" draw:points="0,548 231,548 231,0 0,0">
              <text:p/>
            </draw:polygon>
          </draw:g>
          <draw:frame draw:style-name="gr24" draw:text-style-name="P2" draw:layer="layout" svg:width="0.23cm" svg:height="0.547cm" svg:x="23.956cm" svg:y="21.653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" draw:text-style-name="P1" draw:layer="layout" svg:width="1.481cm" svg:height="1.114cm" svg:x="21.253cm" svg:y="20.536cm" svg:viewBox="0 0 1482 1115" draw:points="0,1115 1482,1115 1482,0 0,0">
              <text:p/>
            </draw:polygon>
            <draw:polygon draw:style-name="gr23" draw:text-style-name="P2" draw:layer="layout" svg:width="1.481cm" svg:height="1.114cm" svg:x="21.253cm" svg:y="20.536cm" svg:viewBox="0 0 1482 1115" draw:points="0,1115 1482,1115 1482,0 0,0">
              <text:p/>
            </draw:polygon>
          </draw:g>
          <draw:frame draw:style-name="gr29" draw:text-style-name="P2" draw:layer="layout" svg:width="1.481cm" svg:height="1.125cm" svg:x="21.253cm" svg:y="20.531cm">
            <draw:text-box>
              <text:p text:style-name="P4"><text:span text:style-name="T8">Mini-Stick</text:span></text:p>
            </draw:text-box>
          </draw:frame>
        </draw:g>
        <draw:g>
          <draw:g>
            <draw:polygon draw:style-name="gr7" draw:text-style-name="P5" draw:layer="layout" svg:width="4.511cm" svg:height="0.55cm" svg:x="22.766cm" svg:y="20.546cm" svg:viewBox="0 0 4512 551" draw:points="0,551 4512,551 4512,0 0,0">
              <text:p/>
            </draw:polygon>
            <draw:polygon draw:style-name="gr2" draw:text-style-name="P2" draw:layer="layout" svg:width="4.511cm" svg:height="0.55cm" svg:x="22.766cm" svg:y="20.546cm" svg:viewBox="0 0 4512 551" draw:points="0,551 4512,551 4512,0 0,0">
              <text:p/>
            </draw:polygon>
          </draw:g>
          <draw:frame draw:style-name="gr8" draw:text-style-name="P2" draw:layer="layout" svg:width="4.511cm" svg:height="0.55cm" svg:x="22.766cm" svg:y="20.546cm">
            <draw:text-box>
              <text:p text:style-name="P6"><text:span text:style-name="T2">32:</text:span></text:p>
            </draw:text-box>
          </draw:frame>
        </draw:g>
        <draw:g>
          <draw:g>
            <draw:polygon draw:style-name="gr9" draw:text-style-name="P7" draw:layer="layout" svg:width="0.59cm" svg:height="0.553cm" svg:x="26.686cm" svg:y="20.546cm" svg:viewBox="0 0 591 554" draw:points="0,554 591,554 591,0 0,0">
              <text:p/>
            </draw:polygon>
            <draw:polygon draw:style-name="gr2" draw:text-style-name="P2" draw:layer="layout" svg:width="0.59cm" svg:height="0.553cm" svg:x="26.686cm" svg:y="20.546cm" svg:viewBox="0 0 591 554" draw:points="0,554 591,554 591,0 0,0">
              <text:p/>
            </draw:polygon>
          </draw:g>
          <draw:frame draw:style-name="gr27" draw:text-style-name="P2" draw:layer="layout" svg:width="0.59cm" svg:height="0.553cm" svg:x="26.686cm" svg:y="20.546cm">
            <draw:text-box>
              <text:p text:style-name="P4"><text:span text:style-name="T3">CLK</text:span></text:p>
            </draw:text-box>
          </draw:frame>
        </draw:g>
        <draw:g>
          <draw:polygon draw:style-name="gr22" draw:text-style-name="P1" draw:layer="layout" svg:width="8.894cm" svg:height="1.652cm" svg:x="19.859cm" svg:y="35.848cm" svg:viewBox="0 0 8895 1653" draw:points="0,1653 8895,1653 8895,0 0,0">
            <text:p/>
          </draw:polygon>
          <draw:polygon draw:style-name="gr23" draw:text-style-name="P2" draw:layer="layout" svg:width="8.894cm" svg:height="1.652cm" svg:x="19.859cm" svg:y="35.848cm" svg:viewBox="0 0 8895 1653" draw:points="0,1653 8895,1653 8895,0 0,0">
            <text:p/>
          </draw:polygon>
        </draw:g>
        <draw:g>
          <draw:g>
            <draw:polygon draw:style-name="gr7" draw:text-style-name="P5" draw:layer="layout" svg:width="3.531cm" svg:height="0.55cm" svg:x="22.521cm" svg:y="35.841cm" svg:viewBox="0 0 3532 551" draw:points="0,551 3532,551 3532,0 0,0">
              <text:p/>
            </draw:polygon>
            <draw:polygon draw:style-name="gr2" draw:text-style-name="P2" draw:layer="layout" svg:width="3.531cm" svg:height="0.55cm" svg:x="22.521cm" svg:y="35.84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2.521cm" svg:y="35.841cm">
            <draw:text-box>
              <text:p text:style-name="P6"><text:span text:style-name="T2">B20:</text:span></text:p>
            </draw:text-box>
          </draw:frame>
        </draw:g>
        <draw:g>
          <draw:g>
            <draw:polygon draw:style-name="gr7" draw:text-style-name="P5" draw:layer="layout" svg:width="3.531cm" svg:height="0.55cm" svg:x="25.222cm" svg:y="36.39cm" svg:viewBox="0 0 3532 551" draw:points="0,551 3532,551 3532,0 0,0">
              <text:p/>
            </draw:polygon>
            <draw:polygon draw:style-name="gr2" draw:text-style-name="P2" draw:layer="layout" svg:width="3.531cm" svg:height="0.55cm" svg:x="25.222cm" svg:y="36.39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5.222cm" svg:y="36.39cm">
            <draw:text-box>
              <text:p text:style-name="P6"><text:span text:style-name="T2">B21:</text:span></text:p>
            </draw:text-box>
          </draw:frame>
        </draw:g>
        <draw:g>
          <draw:g>
            <draw:polygon draw:style-name="gr7" draw:text-style-name="P5" draw:layer="layout" svg:width="3.531cm" svg:height="0.55cm" svg:x="22.521cm" svg:y="36.95cm" svg:viewBox="0 0 3532 551" draw:points="0,551 3532,551 3532,0 0,0">
              <text:p/>
            </draw:polygon>
            <draw:polygon draw:style-name="gr2" draw:text-style-name="P2" draw:layer="layout" svg:width="3.531cm" svg:height="0.55cm" svg:x="22.521cm" svg:y="36.95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2.521cm" svg:y="36.95cm">
            <draw:text-box>
              <text:p text:style-name="P6"><text:span text:style-name="T2">B22:</text:span></text:p>
            </draw:text-box>
          </draw:frame>
        </draw:g>
        <draw:g>
          <draw:g>
            <draw:polygon draw:style-name="gr9" draw:text-style-name="P7" draw:layer="layout" svg:width="0.548cm" svg:height="0.547cm" svg:x="25.507cm" svg:y="35.84cm" svg:viewBox="0 0 549 548" draw:points="0,548 549,548 549,0 0,0">
              <text:p/>
            </draw:polygon>
            <draw:polygon draw:style-name="gr2" draw:text-style-name="P2" draw:layer="layout" svg:width="0.548cm" svg:height="0.547cm" svg:x="25.507cm" svg:y="35.84cm" svg:viewBox="0 0 549 548" draw:points="0,548 549,548 549,0 0,0">
              <text:p/>
            </draw:polygon>
          </draw:g>
          <draw:frame draw:style-name="gr24" draw:text-style-name="P2" draw:layer="layout" svg:width="0.548cm" svg:height="0.547cm" svg:x="25.507cm" svg:y="35.84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668cm" svg:height="0.547cm" svg:x="28.087cm" svg:y="36.393cm" svg:viewBox="0 0 669 548" draw:points="0,548 669,548 669,0 0,0">
              <text:p/>
            </draw:polygon>
            <draw:polygon draw:style-name="gr2" draw:text-style-name="P2" draw:layer="layout" svg:width="0.668cm" svg:height="0.547cm" svg:x="28.087cm" svg:y="36.393cm" svg:viewBox="0 0 669 548" draw:points="0,548 669,548 669,0 0,0">
              <text:p/>
            </draw:polygon>
          </draw:g>
          <draw:frame draw:style-name="gr24" draw:text-style-name="P2" draw:layer="layout" svg:width="0.668cm" svg:height="0.547cm" svg:x="28.087cm" svg:y="36.393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7" draw:layer="layout" svg:width="0.548cm" svg:height="0.55cm" svg:x="25.504cm" svg:y="36.95cm" svg:viewBox="0 0 549 551" draw:points="0,551 549,551 549,0 0,0">
              <text:p/>
            </draw:polygon>
            <draw:polygon draw:style-name="gr2" draw:text-style-name="P2" draw:layer="layout" svg:width="0.548cm" svg:height="0.55cm" svg:x="25.504cm" svg:y="36.95cm" svg:viewBox="0 0 549 551" draw:points="0,551 549,551 549,0 0,0">
              <text:p/>
            </draw:polygon>
          </draw:g>
          <draw:frame draw:style-name="gr8" draw:text-style-name="P2" draw:layer="layout" svg:width="0.548cm" svg:height="0.55cm" svg:x="25.504cm" svg:y="36.95cm">
            <draw:text-box>
              <text:p text:style-name="P4"><text:span text:style-name="T3">Dn</text:span></text:p>
            </draw:text-box>
          </draw:frame>
        </draw:g>
        <draw:g>
          <draw:g>
            <draw:polygon draw:style-name="gr7" draw:text-style-name="P5" draw:layer="layout" svg:width="3.531cm" svg:height="0.55cm" svg:x="19.855cm" svg:y="36.39cm" svg:viewBox="0 0 3532 551" draw:points="0,551 3532,551 3532,0 0,0">
              <text:p/>
            </draw:polygon>
            <draw:polygon draw:style-name="gr2" draw:text-style-name="P2" draw:layer="layout" svg:width="3.531cm" svg:height="0.55cm" svg:x="19.855cm" svg:y="36.39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9.855cm" svg:y="36.39cm">
            <draw:text-box>
              <text:p text:style-name="P6"><text:span text:style-name="T2">B23:</text:span></text:p>
            </draw:text-box>
          </draw:frame>
        </draw:g>
        <draw:g>
          <draw:g>
            <draw:polygon draw:style-name="gr9" draw:text-style-name="P7" draw:layer="layout" svg:width="0.668cm" svg:height="0.547cm" svg:x="22.72cm" svg:y="36.393cm" svg:viewBox="0 0 669 548" draw:points="0,548 669,548 669,0 0,0">
              <text:p/>
            </draw:polygon>
            <draw:polygon draw:style-name="gr2" draw:text-style-name="P2" draw:layer="layout" svg:width="0.668cm" svg:height="0.547cm" svg:x="22.72cm" svg:y="36.393cm" svg:viewBox="0 0 669 548" draw:points="0,548 669,548 669,0 0,0">
              <text:p/>
            </draw:polygon>
          </draw:g>
          <draw:frame draw:style-name="gr24" draw:text-style-name="P2" draw:layer="layout" svg:width="0.668cm" svg:height="0.547cm" svg:x="22.72cm" svg:y="36.393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1" draw:text-style-name="P1" draw:layer="layout" svg:width="1.782cm" svg:height="0.509cm" svg:x="23.405cm" svg:y="36.412cm" svg:viewBox="0 0 1783 510" draw:points="0,510 1783,510 1783,0 0,0">
              <text:p/>
            </draw:polygon>
            <draw:polygon draw:style-name="gr23" draw:text-style-name="P2" draw:layer="layout" svg:width="1.782cm" svg:height="0.509cm" svg:x="23.405cm" svg:y="36.412cm" svg:viewBox="0 0 1783 510" draw:points="0,510 1783,510 1783,0 0,0">
              <text:p/>
            </draw:polygon>
          </draw:g>
          <draw:frame draw:style-name="gr25" draw:text-style-name="P2" draw:layer="layout" svg:width="1.782cm" svg:height="0.749cm" svg:x="23.405cm" svg:y="36.292cm">
            <draw:text-box>
              <text:p text:style-name="P4"><text:span text:style-name="T1">H3</text:span></text:p>
            </draw:text-box>
          </draw:frame>
        </draw:g>
        <draw:g>
          <draw:polygon draw:style-name="gr22" draw:text-style-name="P1" draw:layer="layout" svg:width="8.894cm" svg:height="1.652cm" svg:x="15.984cm" svg:y="37.928cm" svg:viewBox="0 0 8895 1653" draw:points="0,1653 8895,1653 8895,0 0,0">
            <text:p/>
          </draw:polygon>
          <draw:polygon draw:style-name="gr23" draw:text-style-name="P2" draw:layer="layout" svg:width="8.894cm" svg:height="1.652cm" svg:x="15.984cm" svg:y="37.928cm" svg:viewBox="0 0 8895 1653" draw:points="0,1653 8895,1653 8895,0 0,0">
            <text:p/>
          </draw:polygon>
        </draw:g>
        <draw:g>
          <draw:g>
            <draw:polygon draw:style-name="gr7" draw:text-style-name="P5" draw:layer="layout" svg:width="3.531cm" svg:height="0.55cm" svg:x="18.645cm" svg:y="37.921cm" svg:viewBox="0 0 3532 551" draw:points="0,551 3532,551 3532,0 0,0">
              <text:p/>
            </draw:polygon>
            <draw:polygon draw:style-name="gr2" draw:text-style-name="P2" draw:layer="layout" svg:width="3.531cm" svg:height="0.55cm" svg:x="18.645cm" svg:y="37.921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8.645cm" svg:y="37.921cm">
            <draw:text-box>
              <text:p text:style-name="P6"><text:span text:style-name="T2">B24:</text:span></text:p>
            </draw:text-box>
          </draw:frame>
        </draw:g>
        <draw:g>
          <draw:g>
            <draw:polygon draw:style-name="gr7" draw:text-style-name="P5" draw:layer="layout" svg:width="3.531cm" svg:height="0.55cm" svg:x="21.347cm" svg:y="38.47cm" svg:viewBox="0 0 3532 551" draw:points="0,551 3532,551 3532,0 0,0">
              <text:p/>
            </draw:polygon>
            <draw:polygon draw:style-name="gr2" draw:text-style-name="P2" draw:layer="layout" svg:width="3.531cm" svg:height="0.55cm" svg:x="21.347cm" svg:y="38.47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21.347cm" svg:y="38.47cm">
            <draw:text-box>
              <text:p text:style-name="P6"><text:span text:style-name="T2">B25:</text:span></text:p>
            </draw:text-box>
          </draw:frame>
        </draw:g>
        <draw:g>
          <draw:g>
            <draw:polygon draw:style-name="gr7" draw:text-style-name="P5" draw:layer="layout" svg:width="3.531cm" svg:height="0.55cm" svg:x="18.645cm" svg:y="39.03cm" svg:viewBox="0 0 3532 551" draw:points="0,551 3532,551 3532,0 0,0">
              <text:p/>
            </draw:polygon>
            <draw:polygon draw:style-name="gr2" draw:text-style-name="P2" draw:layer="layout" svg:width="3.531cm" svg:height="0.55cm" svg:x="18.645cm" svg:y="39.03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8.645cm" svg:y="39.03cm">
            <draw:text-box>
              <text:p text:style-name="P6"><text:span text:style-name="T2">B26:</text:span></text:p>
            </draw:text-box>
          </draw:frame>
        </draw:g>
        <draw:g>
          <draw:g>
            <draw:polygon draw:style-name="gr9" draw:text-style-name="P7" draw:layer="layout" svg:width="0.548cm" svg:height="0.547cm" svg:x="21.632cm" svg:y="37.92cm" svg:viewBox="0 0 549 548" draw:points="0,548 549,548 549,0 0,0">
              <text:p/>
            </draw:polygon>
            <draw:polygon draw:style-name="gr2" draw:text-style-name="P2" draw:layer="layout" svg:width="0.548cm" svg:height="0.547cm" svg:x="21.632cm" svg:y="37.92cm" svg:viewBox="0 0 549 548" draw:points="0,548 549,548 549,0 0,0">
              <text:p/>
            </draw:polygon>
          </draw:g>
          <draw:frame draw:style-name="gr24" draw:text-style-name="P2" draw:layer="layout" svg:width="0.548cm" svg:height="0.547cm" svg:x="21.632cm" svg:y="37.92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9" draw:text-style-name="P7" draw:layer="layout" svg:width="0.668cm" svg:height="0.547cm" svg:x="24.212cm" svg:y="38.473cm" svg:viewBox="0 0 669 548" draw:points="0,548 669,548 669,0 0,0">
              <text:p/>
            </draw:polygon>
            <draw:polygon draw:style-name="gr2" draw:text-style-name="P2" draw:layer="layout" svg:width="0.668cm" svg:height="0.547cm" svg:x="24.212cm" svg:y="38.473cm" svg:viewBox="0 0 669 548" draw:points="0,548 669,548 669,0 0,0">
              <text:p/>
            </draw:polygon>
          </draw:g>
          <draw:frame draw:style-name="gr24" draw:text-style-name="P2" draw:layer="layout" svg:width="0.668cm" svg:height="0.547cm" svg:x="24.212cm" svg:y="38.473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9" draw:text-style-name="P7" draw:layer="layout" svg:width="0.548cm" svg:height="0.55cm" svg:x="21.629cm" svg:y="39.03cm" svg:viewBox="0 0 549 551" draw:points="0,551 549,551 549,0 0,0">
              <text:p/>
            </draw:polygon>
            <draw:polygon draw:style-name="gr2" draw:text-style-name="P2" draw:layer="layout" svg:width="0.548cm" svg:height="0.55cm" svg:x="21.629cm" svg:y="39.03cm" svg:viewBox="0 0 549 551" draw:points="0,551 549,551 549,0 0,0">
              <text:p/>
            </draw:polygon>
          </draw:g>
          <draw:frame draw:style-name="gr8" draw:text-style-name="P2" draw:layer="layout" svg:width="0.548cm" svg:height="0.55cm" svg:x="21.629cm" svg:y="39.03cm">
            <draw:text-box>
              <text:p text:style-name="P4"><text:span text:style-name="T3">Dn</text:span></text:p>
            </draw:text-box>
          </draw:frame>
        </draw:g>
        <draw:g>
          <draw:g>
            <draw:polygon draw:style-name="gr7" draw:text-style-name="P5" draw:layer="layout" svg:width="3.531cm" svg:height="0.55cm" svg:x="15.98cm" svg:y="38.47cm" svg:viewBox="0 0 3532 551" draw:points="0,551 3532,551 3532,0 0,0">
              <text:p/>
            </draw:polygon>
            <draw:polygon draw:style-name="gr2" draw:text-style-name="P2" draw:layer="layout" svg:width="3.531cm" svg:height="0.55cm" svg:x="15.98cm" svg:y="38.47cm" svg:viewBox="0 0 3532 551" draw:points="0,551 3532,551 3532,0 0,0">
              <text:p/>
            </draw:polygon>
          </draw:g>
          <draw:frame draw:style-name="gr8" draw:text-style-name="P2" draw:layer="layout" svg:width="3.531cm" svg:height="0.55cm" svg:x="15.98cm" svg:y="38.47cm">
            <draw:text-box>
              <text:p text:style-name="P6"><text:span text:style-name="T2">B27:</text:span></text:p>
            </draw:text-box>
          </draw:frame>
        </draw:g>
        <draw:g>
          <draw:g>
            <draw:polygon draw:style-name="gr9" draw:text-style-name="P7" draw:layer="layout" svg:width="0.668cm" svg:height="0.547cm" svg:x="18.845cm" svg:y="38.473cm" svg:viewBox="0 0 669 548" draw:points="0,548 669,548 669,0 0,0">
              <text:p/>
            </draw:polygon>
            <draw:polygon draw:style-name="gr2" draw:text-style-name="P2" draw:layer="layout" svg:width="0.668cm" svg:height="0.547cm" svg:x="18.845cm" svg:y="38.473cm" svg:viewBox="0 0 669 548" draw:points="0,548 669,548 669,0 0,0">
              <text:p/>
            </draw:polygon>
          </draw:g>
          <draw:frame draw:style-name="gr24" draw:text-style-name="P2" draw:layer="layout" svg:width="0.668cm" svg:height="0.547cm" svg:x="18.845cm" svg:y="38.473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1" draw:text-style-name="P1" draw:layer="layout" svg:width="1.782cm" svg:height="0.509cm" svg:x="19.53cm" svg:y="38.492cm" svg:viewBox="0 0 1783 510" draw:points="0,510 1783,510 1783,0 0,0">
              <text:p/>
            </draw:polygon>
            <draw:polygon draw:style-name="gr23" draw:text-style-name="P2" draw:layer="layout" svg:width="1.782cm" svg:height="0.509cm" svg:x="19.53cm" svg:y="38.492cm" svg:viewBox="0 0 1783 510" draw:points="0,510 1783,510 1783,0 0,0">
              <text:p/>
            </draw:polygon>
          </draw:g>
          <draw:frame draw:style-name="gr25" draw:text-style-name="P2" draw:layer="layout" svg:width="1.782cm" svg:height="0.749cm" svg:x="19.53cm" svg:y="38.372cm">
            <draw:text-box>
              <text:p text:style-name="P4"><text:span text:style-name="T1">H4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0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16T13:26:13.997000000</dc:date>
    <dc:language>en-AU</dc:language>
    <meta:creation-date>2017-06-16T12:33:27Z</meta:creation-date>
    <meta:initial-creator>Kye.Francis</meta:initial-creator>
    <meta:generator>LibreOffice/7.2.4.1$Windows_X86_64 LibreOffice_project/27d75539669ac387bb498e35313b970b7fe9c4f9</meta:generator>
    <meta:editing-duration>PT7M26S</meta:editing-duration>
    <meta:editing-cycles>1</meta:editing-cycles>
    <meta:document-statistic meta:object-count="1083"/>
  </office:meta>
</office:document-meta>
</file>